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fo:color="#ff0000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row table:style-name="ro1">
          <table:table-cell table:style-name="Default" office:value-type="string" calcext:value-type="string">
            <text:p>gen-25th</text:p>
          </table:table-cell>
          <table:table-cell table:style-name="Default" office:value-type="string" calcext:value-type="string">
            <text:p>gen-50th</text:p>
          </table:table-cell>
          <table:table-cell table:style-name="Default" office:value-type="string" calcext:value-type="string">
            <text:p>gen-75th</text:p>
          </table:table-cell>
          <table:table-cell table:style-name="Default" office:value-type="string" calcext:value-type="string">
            <text:p>enc-25th</text:p>
          </table:table-cell>
          <table:table-cell table:style-name="Default" office:value-type="string" calcext:value-type="string">
            <text:p>enc-50th</text:p>
          </table:table-cell>
          <table:table-cell table:style-name="Default" office:value-type="string" calcext:value-type="string">
            <text:p>enc-75th</text:p>
          </table:table-cell>
          <table:table-cell table:style-name="Default" office:value-type="string" calcext:value-type="string">
            <text:p>dec-25th</text:p>
          </table:table-cell>
          <table:table-cell table:style-name="Default" office:value-type="string" calcext:value-type="string">
            <text:p>dec-50th</text:p>
          </table:table-cell>
          <table:table-cell table:style-name="Default" office:value-type="string" calcext:value-type="string">
            <text:p>dec-75th</text:p>
          </table:table-cell>
          <table:table-cell table:style-name="Default" office:value-type="string" calcext:value-type="string">
            <text:p>sk </text:p>
          </table:table-cell>
          <table:table-cell table:style-name="Default" office:value-type="string" calcext:value-type="string">
            <text:p>pk</text:p>
          </table:table-cell>
          <table:table-cell table:style-name="Default" office:value-type="string" calcext:value-type="string">
            <text:p>ct</text:p>
          </table:table-cell>
          <table:table-cell table:style-name="Default" office:value-type="string" calcext:value-type="string">
            <text:p>sesk</text:p>
          </table:table-cell>
          <table:table-cell table:style-name="Default"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amd64; C2 65nm (6fb); 2007 Intel Core 2 Quad Q6600; 4 x 2394MHz; latour, supercop-20200607</text:p>
          </table:table-cell>
          <table:table-cell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22741200" calcext:value-type="float">
            <text:p>22741200</text:p>
          </table:table-cell>
          <table:table-cell office:value-type="float" office:value="22747446" calcext:value-type="float">
            <text:p>22747446</text:p>
          </table:table-cell>
          <table:table-cell office:value-type="float" office:value="22758534" calcext:value-type="float">
            <text:p>22758534</text:p>
          </table:table-cell>
          <table:table-cell office:value-type="float" office:value="1474704" calcext:value-type="float">
            <text:p>1474704</text:p>
          </table:table-cell>
          <table:table-cell office:value-type="float" office:value="1476378" calcext:value-type="float">
            <text:p>1476378</text:p>
          </table:table-cell>
          <table:table-cell office:value-type="float" office:value="1481319" calcext:value-type="float">
            <text:p>1481319</text:p>
          </table:table-cell>
          <table:table-cell office:value-type="float" office:value="26810037" calcext:value-type="float">
            <text:p>26810037</text:p>
          </table:table-cell>
          <table:table-cell office:value-type="float" office:value="26815149" calcext:value-type="float">
            <text:p>26815149</text:p>
          </table:table-cell>
          <table:table-cell office:value-type="float" office:value="26820810" calcext:value-type="float">
            <text:p>26820810</text:p>
          </table:table-cell>
          <table:table-cell office:value-type="float" office:value="5223" calcext:value-type="float">
            <text:p>5223</text:p>
          </table:table-cell>
          <table:table-cell office:value-type="float" office:value="1541" calcext:value-type="float">
            <text:p>1541</text:p>
          </table:table-cell>
          <table:table-cell office:value-type="float" office:value="1573" calcext:value-type="float">
            <text:p>1573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bikel1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71823060" calcext:value-type="float">
            <text:p>71823060</text:p>
          </table:table-cell>
          <table:table-cell office:value-type="float" office:value="71851527" calcext:value-type="float">
            <text:p>71851527</text:p>
          </table:table-cell>
          <table:table-cell office:value-type="float" office:value="71870463" calcext:value-type="float">
            <text:p>71870463</text:p>
          </table:table-cell>
          <table:table-cell office:value-type="float" office:value="4406823" calcext:value-type="float">
            <text:p>4406823</text:p>
          </table:table-cell>
          <table:table-cell office:value-type="float" office:value="4413249" calcext:value-type="float">
            <text:p>4413249</text:p>
          </table:table-cell>
          <table:table-cell office:value-type="float" office:value="4420035" calcext:value-type="float">
            <text:p>4420035</text:p>
          </table:table-cell>
          <table:table-cell office:value-type="float" office:value="83044386" calcext:value-type="float">
            <text:p>83044386</text:p>
          </table:table-cell>
          <table:table-cell office:value-type="float" office:value="83060406" calcext:value-type="float">
            <text:p>83060406</text:p>
          </table:table-cell>
          <table:table-cell office:value-type="float" office:value="83078694" calcext:value-type="float">
            <text:p>83078694</text:p>
          </table:table-cell>
          <table:table-cell office:value-type="float" office:value="10105" calcext:value-type="float">
            <text:p>10105</text:p>
          </table:table-cell>
          <table:table-cell office:value-type="float" office:value="3083" calcext:value-type="float">
            <text:p>3083</text:p>
          </table:table-cell>
          <table:table-cell office:value-type="float" office:value="3115" calcext:value-type="float">
            <text:p>3115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bikel3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1232100" calcext:value-type="float">
            <text:p>1232100</text:p>
          </table:table-cell>
          <table:table-cell office:value-type="float" office:value="1249884" calcext:value-type="float">
            <text:p>1249884</text:p>
          </table:table-cell>
          <table:table-cell office:value-type="float" office:value="1271934" calcext:value-type="float">
            <text:p>1271934</text:p>
          </table:table-cell>
          <table:table-cell office:value-type="float" office:value="162504" calcext:value-type="float">
            <text:p>162504</text:p>
          </table:table-cell>
          <table:table-cell office:value-type="float" office:value="164826" calcext:value-type="float">
            <text:p>164826</text:p>
          </table:table-cell>
          <table:table-cell office:value-type="float" office:value="165933" calcext:value-type="float">
            <text:p>165933</text:p>
          </table:table-cell>
          <table:table-cell table:style-name="ce2" office:value-type="string" calcext:value-type="string">
            <text:p>15411798?</text:p>
          </table:table-cell>
          <table:table-cell table:style-name="ce2" office:value-type="string" calcext:value-type="string">
            <text:p>22508127?</text:p>
          </table:table-cell>
          <table:table-cell table:style-name="ce2" office:value-type="string" calcext:value-type="string">
            <text:p>42256728?</text:p>
          </table:table-cell>
          <table:table-cell office:value-type="float" office:value="32" calcext:value-type="float">
            <text:p>32</text:p>
          </table:table-cell>
          <table:table-cell office:value-type="float" office:value="776" calcext:value-type="float">
            <text:p>776</text:p>
          </table:table-cell>
          <table:table-cell office:value-type="float" office:value="1312" calcext:value-type="float">
            <text:p>13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edonk128k16n80nu4l6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2105955" calcext:value-type="float">
            <text:p>2105955</text:p>
          </table:table-cell>
          <table:table-cell office:value-type="float" office:value="2112912" calcext:value-type="float">
            <text:p>2112912</text:p>
          </table:table-cell>
          <table:table-cell office:value-type="float" office:value="2124855" calcext:value-type="float">
            <text:p>2124855</text:p>
          </table:table-cell>
          <table:table-cell office:value-type="float" office:value="290115" calcext:value-type="float">
            <text:p>290115</text:p>
          </table:table-cell>
          <table:table-cell office:value-type="float" office:value="292311" calcext:value-type="float">
            <text:p>292311</text:p>
          </table:table-cell>
          <table:table-cell office:value-type="float" office:value="293580" calcext:value-type="float">
            <text:p>293580</text:p>
          </table:table-cell>
          <table:table-cell table:style-name="ce2" office:value-type="string" calcext:value-type="string">
            <text:p>12051594?</text:p>
          </table:table-cell>
          <table:table-cell table:style-name="ce2" office:value-type="string" calcext:value-type="string">
            <text:p>16027074?</text:p>
          </table:table-cell>
          <table:table-cell table:style-name="ce2" office:value-type="string" calcext:value-type="string">
            <text:p>59528358?</text:p>
          </table:table-cell>
          <table:table-cell office:value-type="float" office:value="32" calcext:value-type="float">
            <text:p>32</text:p>
          </table:table-cell>
          <table:table-cell office:value-type="float" office:value="1552" calcext:value-type="float">
            <text:p>1552</text:p>
          </table:table-cell>
          <table:table-cell office:value-type="float" office:value="1312" calcext:value-type="float">
            <text:p>13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edonk128k16n80nu8l6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2421936" calcext:value-type="float">
            <text:p>2421936</text:p>
          </table:table-cell>
          <table:table-cell office:value-type="float" office:value="2452905" calcext:value-type="float">
            <text:p>2452905</text:p>
          </table:table-cell>
          <table:table-cell office:value-type="float" office:value="2492532" calcext:value-type="float">
            <text:p>2492532</text:p>
          </table:table-cell>
          <table:table-cell office:value-type="float" office:value="314622" calcext:value-type="float">
            <text:p>314622</text:p>
          </table:table-cell>
          <table:table-cell office:value-type="float" office:value="315945" calcext:value-type="float">
            <text:p>315945</text:p>
          </table:table-cell>
          <table:table-cell office:value-type="float" office:value="317223" calcext:value-type="float">
            <text:p>317223</text:p>
          </table:table-cell>
          <table:table-cell table:style-name="ce2" office:value-type="string" calcext:value-type="string">
            <text:p>1859292?</text:p>
          </table:table-cell>
          <table:table-cell table:style-name="ce2" office:value-type="string" calcext:value-type="string">
            <text:p>1898793?</text:p>
          </table:table-cell>
          <table:table-cell table:style-name="ce2" office:value-type="string" calcext:value-type="string">
            <text:p>2729313?</text:p>
          </table:table-cell>
          <table:table-cell office:value-type="float" office:value="32" calcext:value-type="float">
            <text:p>32</text:p>
          </table:table-cell>
          <table:table-cell office:value-type="float" office:value="1680" calcext:value-type="float">
            <text:p>1680</text:p>
          </table:table-cell>
          <table:table-cell office:value-type="float" office:value="1568" calcext:value-type="float">
            <text:p>1568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edonk128k32n96nu4l4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3099753" calcext:value-type="float">
            <text:p>3099753</text:p>
          </table:table-cell>
          <table:table-cell office:value-type="float" office:value="3109221" calcext:value-type="float">
            <text:p>3109221</text:p>
          </table:table-cell>
          <table:table-cell office:value-type="float" office:value="3126501" calcext:value-type="float">
            <text:p>3126501</text:p>
          </table:table-cell>
          <table:table-cell office:value-type="float" office:value="486648" calcext:value-type="float">
            <text:p>486648</text:p>
          </table:table-cell>
          <table:table-cell office:value-type="float" office:value="487872" calcext:value-type="float">
            <text:p>487872</text:p>
          </table:table-cell>
          <table:table-cell office:value-type="float" office:value="489951" calcext:value-type="float">
            <text:p>489951</text:p>
          </table:table-cell>
          <table:table-cell table:style-name="ce2" office:value-type="string" calcext:value-type="string">
            <text:p>8002521?</text:p>
          </table:table-cell>
          <table:table-cell table:style-name="ce2" office:value-type="string" calcext:value-type="string">
            <text:p>15799365?</text:p>
          </table:table-cell>
          <table:table-cell table:style-name="ce2" office:value-type="string" calcext:value-type="string">
            <text:p>31491378?</text:p>
          </table:table-cell>
          <table:table-cell office:value-type="float" office:value="32" calcext:value-type="float">
            <text:p>32</text:p>
          </table:table-cell>
          <table:table-cell office:value-type="float" office:value="2576" calcext:value-type="float">
            <text:p>2576</text:p>
          </table:table-cell>
          <table:table-cell office:value-type="float" office:value="2336" calcext:value-type="float">
            <text:p>2336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edonk128ref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3073248" calcext:value-type="float">
            <text:p>3073248</text:p>
          </table:table-cell>
          <table:table-cell office:value-type="float" office:value="3242709" calcext:value-type="float">
            <text:p>3242709</text:p>
          </table:table-cell>
          <table:table-cell office:value-type="float" office:value="3395655" calcext:value-type="float">
            <text:p>3395655</text:p>
          </table:table-cell>
          <table:table-cell office:value-type="float" office:value="544221" calcext:value-type="float">
            <text:p>544221</text:p>
          </table:table-cell>
          <table:table-cell office:value-type="float" office:value="546030" calcext:value-type="float">
            <text:p>546030</text:p>
          </table:table-cell>
          <table:table-cell office:value-type="float" office:value="547803" calcext:value-type="float">
            <text:p>547803</text:p>
          </table:table-cell>
          <table:table-cell table:style-name="ce2" office:value-type="string" calcext:value-type="string">
            <text:p>13479399?</text:p>
          </table:table-cell>
          <table:table-cell table:style-name="ce2" office:value-type="string" calcext:value-type="string">
            <text:p>80783478?</text:p>
          </table:table-cell>
          <table:table-cell table:style-name="ce2" office:value-type="string" calcext:value-type="string">
            <text:p>101349054?</text:p>
          </table:table-cell>
          <table:table-cell office:value-type="float" office:value="32" calcext:value-type="float">
            <text:p>32</text:p>
          </table:table-cell>
          <table:table-cell office:value-type="float" office:value="2256" calcext:value-type="float">
            <text:p>2256</text:p>
          </table:table-cell>
          <table:table-cell office:value-type="float" office:value="3120" calcext:value-type="float">
            <text:p>3120</text:p>
          </table:table-cell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⚠edonk192k32n128nu4l6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4539006" calcext:value-type="float">
            <text:p>4539006</text:p>
          </table:table-cell>
          <table:table-cell office:value-type="float" office:value="4576446" calcext:value-type="float">
            <text:p>4576446</text:p>
          </table:table-cell>
          <table:table-cell office:value-type="float" office:value="4617693" calcext:value-type="float">
            <text:p>4617693</text:p>
          </table:table-cell>
          <table:table-cell office:value-type="float" office:value="802935" calcext:value-type="float">
            <text:p>802935</text:p>
          </table:table-cell>
          <table:table-cell office:value-type="float" office:value="806436" calcext:value-type="float">
            <text:p>806436</text:p>
          </table:table-cell>
          <table:table-cell office:value-type="float" office:value="809928" calcext:value-type="float">
            <text:p>809928</text:p>
          </table:table-cell>
          <table:table-cell table:style-name="ce2" office:value-type="string" calcext:value-type="string">
            <text:p>3440736?</text:p>
          </table:table-cell>
          <table:table-cell table:style-name="ce2" office:value-type="string" calcext:value-type="string">
            <text:p>3461256?</text:p>
          </table:table-cell>
          <table:table-cell table:style-name="ce2" office:value-type="string" calcext:value-type="string">
            <text:p>4844034?</text:p>
          </table:table-cell>
          <table:table-cell office:value-type="float" office:value="32" calcext:value-type="float">
            <text:p>32</text:p>
          </table:table-cell>
          <table:table-cell office:value-type="float" office:value="3672" calcext:value-type="float">
            <text:p>3672</text:p>
          </table:table-cell>
          <table:table-cell office:value-type="float" office:value="3504" calcext:value-type="float">
            <text:p>3504</text:p>
          </table:table-cell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⚠edonk192k48n144nu4l4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367587" calcext:value-type="float">
            <text:p>367587</text:p>
          </table:table-cell>
          <table:table-cell office:value-type="float" office:value="367974" calcext:value-type="float">
            <text:p>367974</text:p>
          </table:table-cell>
          <table:table-cell office:value-type="float" office:value="368361" calcext:value-type="float">
            <text:p>368361</text:p>
          </table:table-cell>
          <table:table-cell office:value-type="float" office:value="496422" calcext:value-type="float">
            <text:p>496422</text:p>
          </table:table-cell>
          <table:table-cell office:value-type="float" office:value="497619" calcext:value-type="float">
            <text:p>497619</text:p>
          </table:table-cell>
          <table:table-cell office:value-type="float" office:value="499401" calcext:value-type="float">
            <text:p>499401</text:p>
          </table:table-cell>
          <table:table-cell office:value-type="float" office:value="142794" calcext:value-type="float">
            <text:p>142794</text:p>
          </table:table-cell>
          <table:table-cell office:value-type="float" office:value="143784" calcext:value-type="float">
            <text:p>143784</text:p>
          </table:table-cell>
          <table:table-cell office:value-type="float" office:value="144738" calcext:value-type="float">
            <text:p>144738</text:p>
          </table:table-cell>
          <table:table-cell table:number-columns-repeated="2" office:value-type="float" office:value="1824" calcext:value-type="float">
            <text:p>1824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hila5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6015483" calcext:value-type="float">
            <text:p>6015483</text:p>
          </table:table-cell>
          <table:table-cell office:value-type="float" office:value="6047289" calcext:value-type="float">
            <text:p>6047289</text:p>
          </table:table-cell>
          <table:table-cell office:value-type="float" office:value="6080157" calcext:value-type="float">
            <text:p>6080157</text:p>
          </table:table-cell>
          <table:table-cell office:value-type="float" office:value="834084" calcext:value-type="float">
            <text:p>834084</text:p>
          </table:table-cell>
          <table:table-cell office:value-type="float" office:value="841275" calcext:value-type="float">
            <text:p>841275</text:p>
          </table:table-cell>
          <table:table-cell office:value-type="float" office:value="850761" calcext:value-type="float">
            <text:p>850761</text:p>
          </table:table-cell>
          <table:table-cell office:value-type="float" office:value="2766267" calcext:value-type="float">
            <text:p>2766267</text:p>
          </table:table-cell>
          <table:table-cell office:value-type="float" office:value="2777094" calcext:value-type="float">
            <text:p>2777094</text:p>
          </table:table-cell>
          <table:table-cell office:value-type="float" office:value="2788065" calcext:value-type="float">
            <text:p>27880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⚠lake1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7176780" calcext:value-type="float">
            <text:p>7176780</text:p>
          </table:table-cell>
          <table:table-cell office:value-type="float" office:value="7249203" calcext:value-type="float">
            <text:p>7249203</text:p>
          </table:table-cell>
          <table:table-cell office:value-type="float" office:value="7260660" calcext:value-type="float">
            <text:p>7260660</text:p>
          </table:table-cell>
          <table:table-cell office:value-type="float" office:value="928503" calcext:value-type="float">
            <text:p>928503</text:p>
          </table:table-cell>
          <table:table-cell office:value-type="float" office:value="930852" calcext:value-type="float">
            <text:p>930852</text:p>
          </table:table-cell>
          <table:table-cell office:value-type="float" office:value="935145" calcext:value-type="float">
            <text:p>935145</text:p>
          </table:table-cell>
          <table:table-cell office:value-type="float" office:value="4492998" calcext:value-type="float">
            <text:p>4492998</text:p>
          </table:table-cell>
          <table:table-cell office:value-type="float" office:value="4502079" calcext:value-type="float">
            <text:p>4502079</text:p>
          </table:table-cell>
          <table:table-cell office:value-type="float" office:value="4517460" calcext:value-type="float">
            <text:p>45174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36" calcext:value-type="float">
            <text:p>636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⚠lake2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6458697" calcext:value-type="float">
            <text:p>6458697</text:p>
          </table:table-cell>
          <table:table-cell office:value-type="float" office:value="6534972" calcext:value-type="float">
            <text:p>6534972</text:p>
          </table:table-cell>
          <table:table-cell office:value-type="float" office:value="6556698" calcext:value-type="float">
            <text:p>6556698</text:p>
          </table:table-cell>
          <table:table-cell office:value-type="float" office:value="993582" calcext:value-type="float">
            <text:p>993582</text:p>
          </table:table-cell>
          <table:table-cell office:value-type="float" office:value="998370" calcext:value-type="float">
            <text:p>998370</text:p>
          </table:table-cell>
          <table:table-cell office:value-type="float" office:value="1005192" calcext:value-type="float">
            <text:p>1005192</text:p>
          </table:table-cell>
          <table:table-cell office:value-type="float" office:value="5690340" calcext:value-type="float">
            <text:p>5690340</text:p>
          </table:table-cell>
          <table:table-cell office:value-type="float" office:value="5702490" calcext:value-type="float">
            <text:p>5702490</text:p>
          </table:table-cell>
          <table:table-cell office:value-type="float" office:value="5720643" calcext:value-type="float">
            <text:p>572064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26" calcext:value-type="float">
            <text:p>826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⚠lake3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44462610" calcext:value-type="float">
            <text:p>44462610</text:p>
          </table:table-cell>
          <table:table-cell office:value-type="float" office:value="44491959" calcext:value-type="float">
            <text:p>44491959</text:p>
          </table:table-cell>
          <table:table-cell office:value-type="float" office:value="44636022" calcext:value-type="float">
            <text:p>44636022</text:p>
          </table:table-cell>
          <table:table-cell office:value-type="float" office:value="250335" calcext:value-type="float">
            <text:p>250335</text:p>
          </table:table-cell>
          <table:table-cell office:value-type="float" office:value="254583" calcext:value-type="float">
            <text:p>254583</text:p>
          </table:table-cell>
          <table:table-cell office:value-type="float" office:value="260172" calcext:value-type="float">
            <text:p>260172</text:p>
          </table:table-cell>
          <table:table-cell office:value-type="float" office:value="3217824" calcext:value-type="float">
            <text:p>3217824</text:p>
          </table:table-cell>
          <table:table-cell office:value-type="float" office:value="3225087" calcext:value-type="float">
            <text:p>3225087</text:p>
          </table:table-cell>
          <table:table-cell office:value-type="float" office:value="3230667" calcext:value-type="float">
            <text:p>3230667</text:p>
          </table:table-cell>
          <table:table-cell office:value-type="float" office:value="1160" calcext:value-type="float">
            <text:p>1160</text:p>
          </table:table-cell>
          <table:table-cell office:value-type="float" office:value="1368" calcext:value-type="float">
            <text:p>1368</text:p>
          </table:table-cell>
          <table:table-cell office:value-type="float" office:value="1392" calcext:value-type="float">
            <text:p>139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ledakemcpa12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23354775" calcext:value-type="float">
            <text:p>23354775</text:p>
          </table:table-cell>
          <table:table-cell office:value-type="float" office:value="23365179" calcext:value-type="float">
            <text:p>23365179</text:p>
          </table:table-cell>
          <table:table-cell office:value-type="float" office:value="23378922" calcext:value-type="float">
            <text:p>23378922</text:p>
          </table:table-cell>
          <table:table-cell office:value-type="float" office:value="209601" calcext:value-type="float">
            <text:p>209601</text:p>
          </table:table-cell>
          <table:table-cell office:value-type="float" office:value="210069" calcext:value-type="float">
            <text:p>210069</text:p>
          </table:table-cell>
          <table:table-cell office:value-type="float" office:value="210942" calcext:value-type="float">
            <text:p>210942</text:p>
          </table:table-cell>
          <table:table-cell table:style-name="ce2" office:value-type="string" calcext:value-type="string">
            <text:p>3027492?</text:p>
          </table:table-cell>
          <table:table-cell table:style-name="ce2" office:value-type="string" calcext:value-type="string">
            <text:p>3040263?</text:p>
          </table:table-cell>
          <table:table-cell table:style-name="ce2" office:value-type="string" calcext:value-type="string">
            <text:p>3973284?</text:p>
          </table:table-cell>
          <table:table-cell office:value-type="float" office:value="1920" calcext:value-type="float">
            <text:p>1920</text:p>
          </table:table-cell>
          <table:table-cell office:value-type="float" office:value="2064" calcext:value-type="float">
            <text:p>2064</text:p>
          </table:table-cell>
          <table:table-cell office:value-type="float" office:value="1056" calcext:value-type="float">
            <text:p>1056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ledakemcpa13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19513566" calcext:value-type="float">
            <text:p>19513566</text:p>
          </table:table-cell>
          <table:table-cell office:value-type="float" office:value="19524618" calcext:value-type="float">
            <text:p>19524618</text:p>
          </table:table-cell>
          <table:table-cell office:value-type="float" office:value="19534455" calcext:value-type="float">
            <text:p>19534455</text:p>
          </table:table-cell>
          <table:table-cell office:value-type="float" office:value="198126" calcext:value-type="float">
            <text:p>198126</text:p>
          </table:table-cell>
          <table:table-cell office:value-type="float" office:value="198567" calcext:value-type="float">
            <text:p>198567</text:p>
          </table:table-cell>
          <table:table-cell office:value-type="float" office:value="199377" calcext:value-type="float">
            <text:p>199377</text:p>
          </table:table-cell>
          <table:table-cell office:value-type="float" office:value="3750264" calcext:value-type="float">
            <text:p>3750264</text:p>
          </table:table-cell>
          <table:table-cell office:value-type="float" office:value="3753153" calcext:value-type="float">
            <text:p>3753153</text:p>
          </table:table-cell>
          <table:table-cell office:value-type="float" office:value="3763332" calcext:value-type="float">
            <text:p>3763332</text:p>
          </table:table-cell>
          <table:table-cell office:value-type="float" office:value="2680" calcext:value-type="float">
            <text:p>2680</text:p>
          </table:table-cell>
          <table:table-cell office:value-type="float" office:value="2712" calcext:value-type="float">
            <text:p>2712</text:p>
          </table:table-cell>
          <table:table-cell office:value-type="float" office:value="928" calcext:value-type="float">
            <text:p>928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ledakemcpa14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132950475" calcext:value-type="float">
            <text:p>132950475</text:p>
          </table:table-cell>
          <table:table-cell office:value-type="float" office:value="132976467" calcext:value-type="float">
            <text:p>132976467</text:p>
          </table:table-cell>
          <table:table-cell office:value-type="float" office:value="133001190" calcext:value-type="float">
            <text:p>133001190</text:p>
          </table:table-cell>
          <table:table-cell office:value-type="float" office:value="584901" calcext:value-type="float">
            <text:p>584901</text:p>
          </table:table-cell>
          <table:table-cell office:value-type="float" office:value="596520" calcext:value-type="float">
            <text:p>596520</text:p>
          </table:table-cell>
          <table:table-cell office:value-type="float" office:value="607410" calcext:value-type="float">
            <text:p>607410</text:p>
          </table:table-cell>
          <table:table-cell office:value-type="float" office:value="8753670" calcext:value-type="float">
            <text:p>8753670</text:p>
          </table:table-cell>
          <table:table-cell office:value-type="float" office:value="8781912" calcext:value-type="float">
            <text:p>8781912</text:p>
          </table:table-cell>
          <table:table-cell office:value-type="float" office:value="8785683" calcext:value-type="float">
            <text:p>8785683</text:p>
          </table:table-cell>
          <table:table-cell office:value-type="float" office:value="1680" calcext:value-type="float">
            <text:p>1680</text:p>
          </table:table-cell>
          <table:table-cell office:value-type="float" office:value="2632" calcext:value-type="float">
            <text:p>2632</text:p>
          </table:table-cell>
          <table:table-cell office:value-type="float" office:value="2664" calcext:value-type="float">
            <text:p>2664</text:p>
          </table:table-cell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⚠ledakemcpa32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72260892" calcext:value-type="float">
            <text:p>72260892</text:p>
          </table:table-cell>
          <table:table-cell office:value-type="float" office:value="72280476" calcext:value-type="float">
            <text:p>72280476</text:p>
          </table:table-cell>
          <table:table-cell office:value-type="float" office:value="72300942" calcext:value-type="float">
            <text:p>72300942</text:p>
          </table:table-cell>
          <table:table-cell office:value-type="float" office:value="496161" calcext:value-type="float">
            <text:p>496161</text:p>
          </table:table-cell>
          <table:table-cell office:value-type="float" office:value="497295" calcext:value-type="float">
            <text:p>497295</text:p>
          </table:table-cell>
          <table:table-cell office:value-type="float" office:value="498645" calcext:value-type="float">
            <text:p>498645</text:p>
          </table:table-cell>
          <table:table-cell office:value-type="float" office:value="10797192" calcext:value-type="float">
            <text:p>10797192</text:p>
          </table:table-cell>
          <table:table-cell office:value-type="float" office:value="10804248" calcext:value-type="float">
            <text:p>10804248</text:p>
          </table:table-cell>
          <table:table-cell office:value-type="float" office:value="10818513" calcext:value-type="float">
            <text:p>10818513</text:p>
          </table:table-cell>
          <table:table-cell office:value-type="float" office:value="2840" calcext:value-type="float">
            <text:p>2840</text:p>
          </table:table-cell>
          <table:table-cell office:value-type="float" office:value="3856" calcext:value-type="float">
            <text:p>3856</text:p>
          </table:table-cell>
          <table:table-cell office:value-type="float" office:value="1960" calcext:value-type="float">
            <text:p>1960</text:p>
          </table:table-cell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⚠ledakemcpa33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65714643" calcext:value-type="float">
            <text:p>65714643</text:p>
          </table:table-cell>
          <table:table-cell office:value-type="float" office:value="65729232" calcext:value-type="float">
            <text:p>65729232</text:p>
          </table:table-cell>
          <table:table-cell office:value-type="float" office:value="65746026" calcext:value-type="float">
            <text:p>65746026</text:p>
          </table:table-cell>
          <table:table-cell office:value-type="float" office:value="442962" calcext:value-type="float">
            <text:p>442962</text:p>
          </table:table-cell>
          <table:table-cell office:value-type="float" office:value="443916" calcext:value-type="float">
            <text:p>443916</text:p>
          </table:table-cell>
          <table:table-cell office:value-type="float" office:value="445077" calcext:value-type="float">
            <text:p>445077</text:p>
          </table:table-cell>
          <table:table-cell office:value-type="float" office:value="12744216" calcext:value-type="float">
            <text:p>12744216</text:p>
          </table:table-cell>
          <table:table-cell office:value-type="float" office:value="12750813" calcext:value-type="float">
            <text:p>12750813</text:p>
          </table:table-cell>
          <table:table-cell office:value-type="float" office:value="12761604" calcext:value-type="float">
            <text:p>12761604</text:p>
          </table:table-cell>
          <table:table-cell office:value-type="float" office:value="3968" calcext:value-type="float">
            <text:p>3968</text:p>
          </table:table-cell>
          <table:table-cell office:value-type="float" office:value="4920" calcext:value-type="float">
            <text:p>4920</text:p>
          </table:table-cell>
          <table:table-cell office:value-type="float" office:value="1672" calcext:value-type="float">
            <text:p>1672</text:p>
          </table:table-cell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⚠ledakemcpa34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252934425" calcext:value-type="float">
            <text:p>252934425</text:p>
          </table:table-cell>
          <table:table-cell office:value-type="float" office:value="252981423" calcext:value-type="float">
            <text:p>252981423</text:p>
          </table:table-cell>
          <table:table-cell office:value-type="float" office:value="253029852" calcext:value-type="float">
            <text:p>253029852</text:p>
          </table:table-cell>
          <table:table-cell office:value-type="float" office:value="1154997" calcext:value-type="float">
            <text:p>1154997</text:p>
          </table:table-cell>
          <table:table-cell office:value-type="float" office:value="1172880" calcext:value-type="float">
            <text:p>1172880</text:p>
          </table:table-cell>
          <table:table-cell office:value-type="float" office:value="1192419" calcext:value-type="float">
            <text:p>1192419</text:p>
          </table:table-cell>
          <table:table-cell office:value-type="float" office:value="21781638" calcext:value-type="float">
            <text:p>21781638</text:p>
          </table:table-cell>
          <table:table-cell office:value-type="float" office:value="21797667" calcext:value-type="float">
            <text:p>21797667</text:p>
          </table:table-cell>
          <table:table-cell office:value-type="float" office:value="21831426" calcext:value-type="float">
            <text:p>21831426</text:p>
          </table:table-cell>
          <table:table-cell office:value-type="float" office:value="2232" calcext:value-type="float">
            <text:p>2232</text:p>
          </table:table-cell>
          <table:table-cell office:value-type="float" office:value="4424" calcext:value-type="float">
            <text:p>4424</text:p>
          </table:table-cell>
          <table:table-cell office:value-type="float" office:value="4464" calcext:value-type="float">
            <text:p>4464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⚠ledakemcpa52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157650003" calcext:value-type="float">
            <text:p>157650003</text:p>
          </table:table-cell>
          <table:table-cell office:value-type="float" office:value="157681278" calcext:value-type="float">
            <text:p>157681278</text:p>
          </table:table-cell>
          <table:table-cell office:value-type="float" office:value="157710051" calcext:value-type="float">
            <text:p>157710051</text:p>
          </table:table-cell>
          <table:table-cell office:value-type="float" office:value="1075032" calcext:value-type="float">
            <text:p>1075032</text:p>
          </table:table-cell>
          <table:table-cell office:value-type="float" office:value="1076994" calcext:value-type="float">
            <text:p>1076994</text:p>
          </table:table-cell>
          <table:table-cell office:value-type="float" office:value="1081494" calcext:value-type="float">
            <text:p>1081494</text:p>
          </table:table-cell>
          <table:table-cell office:value-type="float" office:value="25707735" calcext:value-type="float">
            <text:p>25707735</text:p>
          </table:table-cell>
          <table:table-cell office:value-type="float" office:value="25713423" calcext:value-type="float">
            <text:p>25713423</text:p>
          </table:table-cell>
          <table:table-cell office:value-type="float" office:value="25735734" calcext:value-type="float">
            <text:p>25735734</text:p>
          </table:table-cell>
          <table:table-cell office:value-type="float" office:value="3760" calcext:value-type="float">
            <text:p>3760</text:p>
          </table:table-cell>
          <table:table-cell office:value-type="float" office:value="6416" calcext:value-type="float">
            <text:p>6416</text:p>
          </table:table-cell>
          <table:table-cell office:value-type="float" office:value="3248" calcext:value-type="float">
            <text:p>3248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⚠ledakemcpa53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168793128" calcext:value-type="float">
            <text:p>168793128</text:p>
          </table:table-cell>
          <table:table-cell office:value-type="float" office:value="168826599" calcext:value-type="float">
            <text:p>168826599</text:p>
          </table:table-cell>
          <table:table-cell office:value-type="float" office:value="168913458" calcext:value-type="float">
            <text:p>168913458</text:p>
          </table:table-cell>
          <table:table-cell office:value-type="float" office:value="1042677" calcext:value-type="float">
            <text:p>1042677</text:p>
          </table:table-cell>
          <table:table-cell office:value-type="float" office:value="1045116" calcext:value-type="float">
            <text:p>1045116</text:p>
          </table:table-cell>
          <table:table-cell office:value-type="float" office:value="1047915" calcext:value-type="float">
            <text:p>1047915</text:p>
          </table:table-cell>
          <table:table-cell office:value-type="float" office:value="30396348" calcext:value-type="float">
            <text:p>30396348</text:p>
          </table:table-cell>
          <table:table-cell office:value-type="float" office:value="30401262" calcext:value-type="float">
            <text:p>30401262</text:p>
          </table:table-cell>
          <table:table-cell office:value-type="float" office:value="30409353" calcext:value-type="float">
            <text:p>30409353</text:p>
          </table:table-cell>
          <table:table-cell office:value-type="float" office:value="5256" calcext:value-type="float">
            <text:p>5256</text:p>
          </table:table-cell>
          <table:table-cell office:value-type="float" office:value="8112" calcext:value-type="float">
            <text:p>8112</text:p>
          </table:table-cell>
          <table:table-cell office:value-type="float" office:value="2744" calcext:value-type="float">
            <text:p>2744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⚠ledakemcpa54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14151699" calcext:value-type="float">
            <text:p>14151699</text:p>
          </table:table-cell>
          <table:table-cell office:value-type="float" office:value="14160366" calcext:value-type="float">
            <text:p>14160366</text:p>
          </table:table-cell>
          <table:table-cell office:value-type="float" office:value="14169024" calcext:value-type="float">
            <text:p>14169024</text:p>
          </table:table-cell>
          <table:table-cell office:value-type="float" office:value="10624617" calcext:value-type="float">
            <text:p>10624617</text:p>
          </table:table-cell>
          <table:table-cell office:value-type="float" office:value="10627974" calcext:value-type="float">
            <text:p>10627974</text:p>
          </table:table-cell>
          <table:table-cell office:value-type="float" office:value="10636290" calcext:value-type="float">
            <text:p>10636290</text:p>
          </table:table-cell>
          <table:table-cell office:value-type="float" office:value="565983" calcext:value-type="float">
            <text:p>565983</text:p>
          </table:table-cell>
          <table:table-cell office:value-type="float" office:value="572472" calcext:value-type="float">
            <text:p>572472</text:p>
          </table:table-cell>
          <table:table-cell office:value-type="float" office:value="572931" calcext:value-type="float">
            <text:p>572931</text:p>
          </table:table-cell>
          <table:table-cell office:value-type="float" office:value="16" calcext:value-type="float">
            <text:p>16</text:p>
          </table:table-cell>
          <table:table-cell office:value-type="float" office:value="5214" calcext:value-type="float">
            <text:p>5214</text:p>
          </table:table-cell>
          <table:table-cell office:value-type="float" office:value="5236" calcext:value-type="float">
            <text:p>5236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⚠r5n11kem0d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34988193" calcext:value-type="float">
            <text:p>34988193</text:p>
          </table:table-cell>
          <table:table-cell office:value-type="float" office:value="34992774" calcext:value-type="float">
            <text:p>34992774</text:p>
          </table:table-cell>
          <table:table-cell office:value-type="float" office:value="34999119" calcext:value-type="float">
            <text:p>34999119</text:p>
          </table:table-cell>
          <table:table-cell office:value-type="float" office:value="26083701" calcext:value-type="float">
            <text:p>26083701</text:p>
          </table:table-cell>
          <table:table-cell office:value-type="float" office:value="26091099" calcext:value-type="float">
            <text:p>26091099</text:p>
          </table:table-cell>
          <table:table-cell office:value-type="float" office:value="26095410" calcext:value-type="float">
            <text:p>26095410</text:p>
          </table:table-cell>
          <table:table-cell office:value-type="float" office:value="904311" calcext:value-type="float">
            <text:p>904311</text:p>
          </table:table-cell>
          <table:table-cell office:value-type="float" office:value="904365" calcext:value-type="float">
            <text:p>904365</text:p>
          </table:table-cell>
          <table:table-cell office:value-type="float" office:value="904509" calcext:value-type="float">
            <text:p>904509</text:p>
          </table:table-cell>
          <table:table-cell office:value-type="float" office:value="24" calcext:value-type="float">
            <text:p>24</text:p>
          </table:table-cell>
          <table:table-cell office:value-type="float" office:value="8834" calcext:value-type="float">
            <text:p>8834</text:p>
          </table:table-cell>
          <table:table-cell office:value-type="float" office:value="8866" calcext:value-type="float">
            <text:p>8866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⚠r5n13kem0d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70283277" calcext:value-type="float">
            <text:p>70283277</text:p>
          </table:table-cell>
          <table:table-cell office:value-type="float" office:value="70296831" calcext:value-type="float">
            <text:p>70296831</text:p>
          </table:table-cell>
          <table:table-cell office:value-type="float" office:value="70307181" calcext:value-type="float">
            <text:p>70307181</text:p>
          </table:table-cell>
          <table:table-cell office:value-type="float" office:value="50841990" calcext:value-type="float">
            <text:p>50841990</text:p>
          </table:table-cell>
          <table:table-cell office:value-type="float" office:value="50855022" calcext:value-type="float">
            <text:p>50855022</text:p>
          </table:table-cell>
          <table:table-cell office:value-type="float" office:value="50864985" calcext:value-type="float">
            <text:p>50864985</text:p>
          </table:table-cell>
          <table:table-cell office:value-type="float" office:value="2511576" calcext:value-type="float">
            <text:p>2511576</text:p>
          </table:table-cell>
          <table:table-cell office:value-type="float" office:value="2522763" calcext:value-type="float">
            <text:p>2522763</text:p>
          </table:table-cell>
          <table:table-cell office:value-type="float" office:value="2535822" calcext:value-type="float">
            <text:p>2535822</text:p>
          </table:table-cell>
          <table:table-cell office:value-type="float" office:value="32" calcext:value-type="float">
            <text:p>32</text:p>
          </table:table-cell>
          <table:table-cell office:value-type="float" office:value="14264" calcext:value-type="float">
            <text:p>14264</text:p>
          </table:table-cell>
          <table:table-cell office:value-type="float" office:value="14288" calcext:value-type="float">
            <text:p>14288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r5n15kem0d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168282" calcext:value-type="float">
            <text:p>168282</text:p>
          </table:table-cell>
          <table:table-cell office:value-type="float" office:value="170127" calcext:value-type="float">
            <text:p>170127</text:p>
          </table:table-cell>
          <table:table-cell office:value-type="float" office:value="171981" calcext:value-type="float">
            <text:p>171981</text:p>
          </table:table-cell>
          <table:table-cell office:value-type="float" office:value="273708" calcext:value-type="float">
            <text:p>273708</text:p>
          </table:table-cell>
          <table:table-cell office:value-type="float" office:value="275598" calcext:value-type="float">
            <text:p>275598</text:p>
          </table:table-cell>
          <table:table-cell office:value-type="float" office:value="278217" calcext:value-type="float">
            <text:p>278217</text:p>
          </table:table-cell>
          <table:table-cell table:style-name="ce2" office:value-type="string" calcext:value-type="string">
            <text:p>136611?</text:p>
          </table:table-cell>
          <table:table-cell table:style-name="ce2" office:value-type="string" calcext:value-type="string">
            <text:p>162288?</text:p>
          </table:table-cell>
          <table:table-cell table:style-name="ce2" office:value-type="string" calcext:value-type="string">
            <text:p>198072?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office:value-type="float" office:value="394" calcext:value-type="float">
            <text:p>394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⚠r5nd0kem2iot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151308" calcext:value-type="float">
            <text:p>151308</text:p>
          </table:table-cell>
          <table:table-cell office:value-type="float" office:value="160668" calcext:value-type="float">
            <text:p>160668</text:p>
          </table:table-cell>
          <table:table-cell office:value-type="float" office:value="171990" calcext:value-type="float">
            <text:p>171990</text:p>
          </table:table-cell>
          <table:table-cell office:value-type="float" office:value="244575" calcext:value-type="float">
            <text:p>244575</text:p>
          </table:table-cell>
          <table:table-cell office:value-type="float" office:value="251280" calcext:value-type="float">
            <text:p>251280</text:p>
          </table:table-cell>
          <table:table-cell office:value-type="float" office:value="274923" calcext:value-type="float">
            <text:p>274923</text:p>
          </table:table-cell>
          <table:table-cell office:value-type="float" office:value="106902" calcext:value-type="float">
            <text:p>106902</text:p>
          </table:table-cell>
          <table:table-cell office:value-type="float" office:value="107541" calcext:value-type="float">
            <text:p>107541</text:p>
          </table:table-cell>
          <table:table-cell office:value-type="float" office:value="110781" calcext:value-type="float">
            <text:p>110781</text:p>
          </table:table-cell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⚠r5nd1kem0d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192222" calcext:value-type="float">
            <text:p>192222</text:p>
          </table:table-cell>
          <table:table-cell office:value-type="float" office:value="196065" calcext:value-type="float">
            <text:p>196065</text:p>
          </table:table-cell>
          <table:table-cell office:value-type="float" office:value="223164" calcext:value-type="float">
            <text:p>223164</text:p>
          </table:table-cell>
          <table:table-cell office:value-type="float" office:value="321444" calcext:value-type="float">
            <text:p>321444</text:p>
          </table:table-cell>
          <table:table-cell office:value-type="float" office:value="333423" calcext:value-type="float">
            <text:p>333423</text:p>
          </table:table-cell>
          <table:table-cell office:value-type="float" office:value="338760" calcext:value-type="float">
            <text:p>338760</text:p>
          </table:table-cell>
          <table:table-cell office:value-type="float" office:value="151695" calcext:value-type="float">
            <text:p>151695</text:p>
          </table:table-cell>
          <table:table-cell office:value-type="float" office:value="152802" calcext:value-type="float">
            <text:p>152802</text:p>
          </table:table-cell>
          <table:table-cell office:value-type="float" office:value="155340" calcext:value-type="float">
            <text:p>155340</text:p>
          </table:table-cell>
          <table:table-cell office:value-type="float" office:value="24" calcext:value-type="float">
            <text:p>24</text:p>
          </table:table-cell>
          <table:table-cell office:value-type="float" office:value="453" calcext:value-type="float">
            <text:p>453</text:p>
          </table:table-cell>
          <table:table-cell office:value-type="float" office:value="563" calcext:value-type="float">
            <text:p>563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⚠r5nd1kem4longkey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186453" calcext:value-type="float">
            <text:p>186453</text:p>
          </table:table-cell>
          <table:table-cell office:value-type="float" office:value="189342" calcext:value-type="float">
            <text:p>189342</text:p>
          </table:table-cell>
          <table:table-cell office:value-type="float" office:value="191142" calcext:value-type="float">
            <text:p>191142</text:p>
          </table:table-cell>
          <table:table-cell office:value-type="float" office:value="305676" calcext:value-type="float">
            <text:p>305676</text:p>
          </table:table-cell>
          <table:table-cell office:value-type="float" office:value="308637" calcext:value-type="float">
            <text:p>308637</text:p>
          </table:table-cell>
          <table:table-cell office:value-type="float" office:value="311661" calcext:value-type="float">
            <text:p>311661</text:p>
          </table:table-cell>
          <table:table-cell office:value-type="float" office:value="147411" calcext:value-type="float">
            <text:p>147411</text:p>
          </table:table-cell>
          <table:table-cell office:value-type="float" office:value="148662" calcext:value-type="float">
            <text:p>148662</text:p>
          </table:table-cell>
          <table:table-cell office:value-type="float" office:value="175140" calcext:value-type="float">
            <text:p>175140</text:p>
          </table:table-cell>
          <table:table-cell office:value-type="float" office:value="16" calcext:value-type="float">
            <text:p>16</text:p>
          </table:table-cell>
          <table:table-cell office:value-type="float" office:value="445" calcext:value-type="float">
            <text:p>445</text:p>
          </table:table-cell>
          <table:table-cell office:value-type="float" office:value="549" calcext:value-type="float">
            <text:p>549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⚠r5nd1kem5d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626058" calcext:value-type="float">
            <text:p>626058</text:p>
          </table:table-cell>
          <table:table-cell office:value-type="float" office:value="635283" calcext:value-type="float">
            <text:p>635283</text:p>
          </table:table-cell>
          <table:table-cell office:value-type="float" office:value="711657" calcext:value-type="float">
            <text:p>711657</text:p>
          </table:table-cell>
          <table:table-cell office:value-type="float" office:value="1270989" calcext:value-type="float">
            <text:p>1270989</text:p>
          </table:table-cell>
          <table:table-cell office:value-type="float" office:value="1292229" calcext:value-type="float">
            <text:p>1292229</text:p>
          </table:table-cell>
          <table:table-cell office:value-type="float" office:value="1306395" calcext:value-type="float">
            <text:p>1306395</text:p>
          </table:table-cell>
          <table:table-cell office:value-type="float" office:value="622611" calcext:value-type="float">
            <text:p>622611</text:p>
          </table:table-cell>
          <table:table-cell office:value-type="float" office:value="629046" calcext:value-type="float">
            <text:p>629046</text:p>
          </table:table-cell>
          <table:table-cell office:value-type="float" office:value="661941" calcext:value-type="float">
            <text:p>661941</text:p>
          </table:table-cell>
          <table:table-cell office:value-type="float" office:value="24" calcext:value-type="float">
            <text:p>24</text:p>
          </table:table-cell>
          <table:table-cell office:value-type="float" office:value="909" calcext:value-type="float">
            <text:p>909</text:p>
          </table:table-cell>
          <table:table-cell office:value-type="float" office:value="981" calcext:value-type="float">
            <text:p>981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⚠r5nd3kem0d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386037" calcext:value-type="float">
            <text:p>386037</text:p>
          </table:table-cell>
          <table:table-cell office:value-type="float" office:value="391185" calcext:value-type="float">
            <text:p>391185</text:p>
          </table:table-cell>
          <table:table-cell office:value-type="float" office:value="411507" calcext:value-type="float">
            <text:p>411507</text:p>
          </table:table-cell>
          <table:table-cell office:value-type="float" office:value="614745" calcext:value-type="float">
            <text:p>614745</text:p>
          </table:table-cell>
          <table:table-cell office:value-type="float" office:value="705717" calcext:value-type="float">
            <text:p>705717</text:p>
          </table:table-cell>
          <table:table-cell office:value-type="float" office:value="716733" calcext:value-type="float">
            <text:p>716733</text:p>
          </table:table-cell>
          <table:table-cell office:value-type="float" office:value="258957" calcext:value-type="float">
            <text:p>258957</text:p>
          </table:table-cell>
          <table:table-cell office:value-type="float" office:value="262647" calcext:value-type="float">
            <text:p>262647</text:p>
          </table:table-cell>
          <table:table-cell office:value-type="float" office:value="264123" calcext:value-type="float">
            <text:p>264123</text:p>
          </table:table-cell>
          <table:table-cell office:value-type="float" office:value="24" calcext:value-type="float">
            <text:p>24</text:p>
          </table:table-cell>
          <table:table-cell office:value-type="float" office:value="780" calcext:value-type="float">
            <text:p>780</text:p>
          </table:table-cell>
          <table:table-cell office:value-type="float" office:value="859" calcext:value-type="float">
            <text:p>859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⚠r5nd3kem5d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849195" calcext:value-type="float">
            <text:p>849195</text:p>
          </table:table-cell>
          <table:table-cell office:value-type="float" office:value="856800" calcext:value-type="float">
            <text:p>856800</text:p>
          </table:table-cell>
          <table:table-cell office:value-type="float" office:value="862461" calcext:value-type="float">
            <text:p>862461</text:p>
          </table:table-cell>
          <table:table-cell office:value-type="float" office:value="1755360" calcext:value-type="float">
            <text:p>1755360</text:p>
          </table:table-cell>
          <table:table-cell office:value-type="float" office:value="1783467" calcext:value-type="float">
            <text:p>1783467</text:p>
          </table:table-cell>
          <table:table-cell office:value-type="float" office:value="1856790" calcext:value-type="float">
            <text:p>1856790</text:p>
          </table:table-cell>
          <table:table-cell office:value-type="float" office:value="853488" calcext:value-type="float">
            <text:p>853488</text:p>
          </table:table-cell>
          <table:table-cell office:value-type="float" office:value="902799" calcext:value-type="float">
            <text:p>902799</text:p>
          </table:table-cell>
          <table:table-cell office:value-type="float" office:value="1019691" calcext:value-type="float">
            <text:p>1019691</text:p>
          </table:table-cell>
          <table:table-cell office:value-type="float" office:value="32" calcext:value-type="float">
            <text:p>32</text:p>
          </table:table-cell>
          <table:table-cell office:value-type="float" office:value="1178" calcext:value-type="float">
            <text:p>1178</text:p>
          </table:table-cell>
          <table:table-cell office:value-type="float" office:value="1274" calcext:value-type="float">
            <text:p>1274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r5nd5kem0d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773649" calcext:value-type="float">
            <text:p>773649</text:p>
          </table:table-cell>
          <table:table-cell office:value-type="float" office:value="781146" calcext:value-type="float">
            <text:p>781146</text:p>
          </table:table-cell>
          <table:table-cell office:value-type="float" office:value="880191" calcext:value-type="float">
            <text:p>880191</text:p>
          </table:table-cell>
          <table:table-cell office:value-type="float" office:value="1208034" calcext:value-type="float">
            <text:p>1208034</text:p>
          </table:table-cell>
          <table:table-cell office:value-type="float" office:value="1301013" calcext:value-type="float">
            <text:p>1301013</text:p>
          </table:table-cell>
          <table:table-cell office:value-type="float" office:value="1418760" calcext:value-type="float">
            <text:p>1418760</text:p>
          </table:table-cell>
          <table:table-cell office:value-type="float" office:value="522360" calcext:value-type="float">
            <text:p>522360</text:p>
          </table:table-cell>
          <table:table-cell office:value-type="float" office:value="522675" calcext:value-type="float">
            <text:p>522675</text:p>
          </table:table-cell>
          <table:table-cell office:value-type="float" office:value="558882" calcext:value-type="float">
            <text:p>558882</text:p>
          </table:table-cell>
          <table:table-cell office:value-type="float" office:value="32" calcext:value-type="float">
            <text:p>32</text:p>
          </table:table-cell>
          <table:table-cell office:value-type="float" office:value="972" calcext:value-type="float">
            <text:p>972</text:p>
          </table:table-cell>
          <table:table-cell office:value-type="float" office:value="1063" calcext:value-type="float">
            <text:p>1063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r5nd5kem5d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5093163" calcext:value-type="float">
            <text:p>5093163</text:p>
          </table:table-cell>
          <table:table-cell office:value-type="float" office:value="5100777" calcext:value-type="float">
            <text:p>5100777</text:p>
          </table:table-cell>
          <table:table-cell office:value-type="float" office:value="5107842" calcext:value-type="float">
            <text:p>5107842</text:p>
          </table:table-cell>
          <table:table-cell office:value-type="float" office:value="578961" calcext:value-type="float">
            <text:p>578961</text:p>
          </table:table-cell>
          <table:table-cell office:value-type="float" office:value="580626" calcext:value-type="float">
            <text:p>580626</text:p>
          </table:table-cell>
          <table:table-cell office:value-type="float" office:value="583434" calcext:value-type="float">
            <text:p>583434</text:p>
          </table:table-cell>
          <table:table-cell office:value-type="float" office:value="1808721" calcext:value-type="float">
            <text:p>1808721</text:p>
          </table:table-cell>
          <table:table-cell office:value-type="float" office:value="1816083" calcext:value-type="float">
            <text:p>1816083</text:p>
          </table:table-cell>
          <table:table-cell office:value-type="float" office:value="1835712" calcext:value-type="float">
            <text:p>18357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⚠rolloi128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6585867" calcext:value-type="float">
            <text:p>6585867</text:p>
          </table:table-cell>
          <table:table-cell office:value-type="float" office:value="6593814" calcext:value-type="float">
            <text:p>6593814</text:p>
          </table:table-cell>
          <table:table-cell office:value-type="float" office:value="6599403" calcext:value-type="float">
            <text:p>6599403</text:p>
          </table:table-cell>
          <table:table-cell office:value-type="float" office:value="674406" calcext:value-type="float">
            <text:p>674406</text:p>
          </table:table-cell>
          <table:table-cell office:value-type="float" office:value="679509" calcext:value-type="float">
            <text:p>679509</text:p>
          </table:table-cell>
          <table:table-cell office:value-type="float" office:value="683172" calcext:value-type="float">
            <text:p>683172</text:p>
          </table:table-cell>
          <table:table-cell office:value-type="float" office:value="2076552" calcext:value-type="float">
            <text:p>2076552</text:p>
          </table:table-cell>
          <table:table-cell office:value-type="float" office:value="2084481" calcext:value-type="float">
            <text:p>2084481</text:p>
          </table:table-cell>
          <table:table-cell office:value-type="float" office:value="2088333" calcext:value-type="float">
            <text:p>208833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58" calcext:value-type="float">
            <text:p>958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⚠rolloi192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float" office:value="9065646" calcext:value-type="float">
            <text:p>9065646</text:p>
          </table:table-cell>
          <table:table-cell office:value-type="float" office:value="9076662" calcext:value-type="float">
            <text:p>9076662</text:p>
          </table:table-cell>
          <table:table-cell office:value-type="float" office:value="9086022" calcext:value-type="float">
            <text:p>9086022</text:p>
          </table:table-cell>
          <table:table-cell office:value-type="float" office:value="786348" calcext:value-type="float">
            <text:p>786348</text:p>
          </table:table-cell>
          <table:table-cell office:value-type="float" office:value="788445" calcext:value-type="float">
            <text:p>788445</text:p>
          </table:table-cell>
          <table:table-cell office:value-type="float" office:value="790092" calcext:value-type="float">
            <text:p>790092</text:p>
          </table:table-cell>
          <table:table-cell office:value-type="float" office:value="3064635" calcext:value-type="float">
            <text:p>3064635</text:p>
          </table:table-cell>
          <table:table-cell office:value-type="float" office:value="3076281" calcext:value-type="float">
            <text:p>3076281</text:p>
          </table:table-cell>
          <table:table-cell office:value-type="float" office:value="3103263" calcext:value-type="float">
            <text:p>310326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71" calcext:value-type="float">
            <text:p>1371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⚠rolloi256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376839" calcext:value-type="float">
            <text:p>376839</text:p>
          </table:table-cell>
          <table:table-cell office:value-type="float" office:value="378135" calcext:value-type="float">
            <text:p>378135</text:p>
          </table:table-cell>
          <table:table-cell office:value-type="float" office:value="378522" calcext:value-type="float">
            <text:p>378522</text:p>
          </table:table-cell>
          <table:table-cell office:value-type="float" office:value="441189" calcext:value-type="float">
            <text:p>441189</text:p>
          </table:table-cell>
          <table:table-cell office:value-type="float" office:value="441612" calcext:value-type="float">
            <text:p>441612</text:p>
          </table:table-cell>
          <table:table-cell office:value-type="float" office:value="441873" calcext:value-type="float">
            <text:p>441873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710" calcext:value-type="float">
            <text:p>100710</text:p>
          </table:table-cell>
          <table:table-cell office:value-type="float" office:value="100890" calcext:value-type="float">
            <text:p>100890</text:p>
          </table:table-cell>
          <table:table-cell office:value-type="float" office:value="40" calcext:value-type="float">
            <text:p>40</text:p>
          </table:table-cell>
          <table:table-cell office:value-type="float" office:value="1584" calcext:value-type="float">
            <text:p>1584</text:p>
          </table:table-cell>
          <table:table-cell office:value-type="float" office:value="1697" calcext:value-type="float">
            <text:p>1697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threebears1248r2cpa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383814" calcext:value-type="float">
            <text:p>383814</text:p>
          </table:table-cell>
          <table:table-cell office:value-type="float" office:value="384282" calcext:value-type="float">
            <text:p>384282</text:p>
          </table:table-cell>
          <table:table-cell office:value-type="float" office:value="384903" calcext:value-type="float">
            <text:p>384903</text:p>
          </table:table-cell>
          <table:table-cell office:value-type="float" office:value="441621" calcext:value-type="float">
            <text:p>441621</text:p>
          </table:table-cell>
          <table:table-cell office:value-type="float" office:value="441828" calcext:value-type="float">
            <text:p>441828</text:p>
          </table:table-cell>
          <table:table-cell office:value-type="float" office:value="442071" calcext:value-type="float">
            <text:p>442071</text:p>
          </table:table-cell>
          <table:table-cell office:value-type="float" office:value="61596" calcext:value-type="float">
            <text:p>61596</text:p>
          </table:table-cell>
          <table:table-cell office:value-type="float" office:value="61686" calcext:value-type="float">
            <text:p>61686</text:p>
          </table:table-cell>
          <table:table-cell office:value-type="float" office:value="61740" calcext:value-type="float">
            <text:p>61740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697" calcext:value-type="float">
            <text:p>1697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threebears1248r2cpax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117765" calcext:value-type="float">
            <text:p>117765</text:p>
          </table:table-cell>
          <table:table-cell office:value-type="float" office:value="117963" calcext:value-type="float">
            <text:p>117963</text:p>
          </table:table-cell>
          <table:table-cell office:value-type="float" office:value="118188" calcext:value-type="float">
            <text:p>118188</text:p>
          </table:table-cell>
          <table:table-cell office:value-type="float" office:value="158319" calcext:value-type="float">
            <text:p>158319</text:p>
          </table:table-cell>
          <table:table-cell office:value-type="float" office:value="158571" calcext:value-type="float">
            <text:p>158571</text:p>
          </table:table-cell>
          <table:table-cell office:value-type="float" office:value="159057" calcext:value-type="float">
            <text:p>159057</text:p>
          </table:table-cell>
          <table:table-cell office:value-type="float" office:value="58932" calcext:value-type="float">
            <text:p>58932</text:p>
          </table:table-cell>
          <table:table-cell office:value-type="float" office:value="59049" calcext:value-type="float">
            <text:p>59049</text:p>
          </table:table-cell>
          <table:table-cell office:value-type="float" office:value="59202" calcext:value-type="float">
            <text:p>59202</text:p>
          </table:table-cell>
          <table:table-cell office:value-type="float" office:value="40" calcext:value-type="float">
            <text:p>40</text:p>
          </table:table-cell>
          <table:table-cell office:value-type="float" office:value="804" calcext:value-type="float">
            <text:p>804</text:p>
          </table:table-cell>
          <table:table-cell office:value-type="float" office:value="917" calcext:value-type="float">
            <text:p>917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threebears624r2cpa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120483" calcext:value-type="float">
            <text:p>120483</text:p>
          </table:table-cell>
          <table:table-cell office:value-type="float" office:value="120564" calcext:value-type="float">
            <text:p>120564</text:p>
          </table:table-cell>
          <table:table-cell office:value-type="float" office:value="120717" calcext:value-type="float">
            <text:p>120717</text:p>
          </table:table-cell>
          <table:table-cell office:value-type="float" office:value="157923" calcext:value-type="float">
            <text:p>157923</text:p>
          </table:table-cell>
          <table:table-cell office:value-type="float" office:value="158031" calcext:value-type="float">
            <text:p>158031</text:p>
          </table:table-cell>
          <table:table-cell office:value-type="float" office:value="158301" calcext:value-type="float">
            <text:p>158301</text:p>
          </table:table-cell>
          <table:table-cell office:value-type="float" office:value="37737" calcext:value-type="float">
            <text:p>37737</text:p>
          </table:table-cell>
          <table:table-cell office:value-type="float" office:value="37791" calcext:value-type="float">
            <text:p>37791</text:p>
          </table:table-cell>
          <table:table-cell office:value-type="float" office:value="37854" calcext:value-type="float">
            <text:p>37854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917" calcext:value-type="float">
            <text:p>917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threebears624r2cpax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229536" calcext:value-type="float">
            <text:p>229536</text:p>
          </table:table-cell>
          <table:table-cell office:value-type="float" office:value="229878" calcext:value-type="float">
            <text:p>229878</text:p>
          </table:table-cell>
          <table:table-cell office:value-type="float" office:value="231489" calcext:value-type="float">
            <text:p>231489</text:p>
          </table:table-cell>
          <table:table-cell office:value-type="float" office:value="282168" calcext:value-type="float">
            <text:p>282168</text:p>
          </table:table-cell>
          <table:table-cell office:value-type="float" office:value="282366" calcext:value-type="float">
            <text:p>282366</text:p>
          </table:table-cell>
          <table:table-cell office:value-type="float" office:value="282834" calcext:value-type="float">
            <text:p>282834</text:p>
          </table:table-cell>
          <table:table-cell office:value-type="float" office:value="80379" calcext:value-type="float">
            <text:p>80379</text:p>
          </table:table-cell>
          <table:table-cell office:value-type="float" office:value="80433" calcext:value-type="float">
            <text:p>80433</text:p>
          </table:table-cell>
          <table:table-cell office:value-type="float" office:value="80541" calcext:value-type="float">
            <text:p>80541</text:p>
          </table:table-cell>
          <table:table-cell office:value-type="float" office:value="40" calcext:value-type="float">
            <text:p>40</text:p>
          </table:table-cell>
          <table:table-cell office:value-type="float" office:value="1194" calcext:value-type="float">
            <text:p>1194</text:p>
          </table:table-cell>
          <table:table-cell office:value-type="float" office:value="1307" calcext:value-type="float">
            <text:p>1307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threebears936r2cpa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2">
          <table:table-cell office:value-type="float" office:value="235071" calcext:value-type="float">
            <text:p>235071</text:p>
          </table:table-cell>
          <table:table-cell office:value-type="float" office:value="235404" calcext:value-type="float">
            <text:p>235404</text:p>
          </table:table-cell>
          <table:table-cell office:value-type="float" office:value="235728" calcext:value-type="float">
            <text:p>235728</text:p>
          </table:table-cell>
          <table:table-cell office:value-type="float" office:value="283050" calcext:value-type="float">
            <text:p>283050</text:p>
          </table:table-cell>
          <table:table-cell office:value-type="float" office:value="283167" calcext:value-type="float">
            <text:p>283167</text:p>
          </table:table-cell>
          <table:table-cell office:value-type="float" office:value="283401" calcext:value-type="float">
            <text:p>283401</text:p>
          </table:table-cell>
          <table:table-cell office:value-type="float" office:value="49905" calcext:value-type="float">
            <text:p>49905</text:p>
          </table:table-cell>
          <table:table-cell office:value-type="float" office:value="49914" calcext:value-type="float">
            <text:p>49914</text:p>
          </table:table-cell>
          <table:table-cell office:value-type="float" office:value="49968" calcext:value-type="float">
            <text:p>49968</text:p>
          </table:table-cell>
          <table:table-cell table:number-columns-repeated="2" office:value-type="float" office:value="1194" calcext:value-type="float">
            <text:p>1194</text:p>
          </table:table-cell>
          <table:table-cell office:value-type="float" office:value="1307" calcext:value-type="float">
            <text:p>1307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⚠threebears936r2cpax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514899?</text:p>
          </table:table-cell>
          <table:table-cell table:style-name="ce2" office:value-type="string" calcext:value-type="string">
            <text:p>515637?</text:p>
          </table:table-cell>
          <table:table-cell table:style-name="ce2" office:value-type="string" calcext:value-type="string">
            <text:p>1642761?</text:p>
          </table:table-cell>
          <table:table-cell table:style-name="ce2" office:value-type="string" calcext:value-type="string">
            <text:p>690363?</text:p>
          </table:table-cell>
          <table:table-cell table:style-name="ce2" office:value-type="string" calcext:value-type="string">
            <text:p>700533?</text:p>
          </table:table-cell>
          <table:table-cell table:style-name="ce2" office:value-type="string" calcext:value-type="string">
            <text:p>991881?</text:p>
          </table:table-cell>
          <table:table-cell office:value-type="float" office:value="968688" calcext:value-type="float">
            <text:p>968688</text:p>
          </table:table-cell>
          <table:table-cell office:value-type="float" office:value="1004895" calcext:value-type="float">
            <text:p>1004895</text:p>
          </table:table-cell>
          <table:table-cell office:value-type="float" office:value="1178676" calcext:value-type="float">
            <text:p>1178676</text:p>
          </table:table-cell>
          <table:table-cell office:value-type="float" office:value="3040" calcext:value-type="float">
            <text:p>3040</text:p>
          </table:table-cell>
          <table:table-cell office:value-type="float" office:value="1312" calcext:value-type="float">
            <text:p>1312</text:p>
          </table:table-cell>
          <table:table-cell office:value-type="float" office:value="1472" calcext:value-type="float">
            <text:p>14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esaber2</text:p>
          </table:table-cell>
          <table:table-cell table:number-columns-repeated="8"/>
        </table:table-row>
        <table:table-row table:style-name="ro3">
          <table:table-cell office:value-type="float" office:value="87880086" calcext:value-type="float">
            <text:p>87880086</text:p>
          </table:table-cell>
          <table:table-cell office:value-type="float" office:value="87901605" calcext:value-type="float">
            <text:p>87901605</text:p>
          </table:table-cell>
          <table:table-cell office:value-type="float" office:value="88066665" calcext:value-type="float">
            <text:p>88066665</text:p>
          </table:table-cell>
          <table:table-cell office:value-type="float" office:value="92262780" calcext:value-type="float">
            <text:p>92262780</text:p>
          </table:table-cell>
          <table:table-cell office:value-type="float" office:value="92341170" calcext:value-type="float">
            <text:p>92341170</text:p>
          </table:table-cell>
          <table:table-cell office:value-type="float" office:value="92458512" calcext:value-type="float">
            <text:p>92458512</text:p>
          </table:table-cell>
          <table:table-cell office:value-type="float" office:value="92459511" calcext:value-type="float">
            <text:p>92459511</text:p>
          </table:table-cell>
          <table:table-cell office:value-type="float" office:value="92504988" calcext:value-type="float">
            <text:p>92504988</text:p>
          </table:table-cell>
          <table:table-cell office:value-type="float" office:value="92521827" calcext:value-type="float">
            <text:p>92521827</text:p>
          </table:table-cell>
          <table:table-cell office:value-type="float" office:value="43088" calcext:value-type="float">
            <text:p>43088</text:p>
          </table:table-cell>
          <table:table-cell office:value-type="float" office:value="21520" calcext:value-type="float">
            <text:p>21520</text:p>
          </table:table-cell>
          <table:table-cell office:value-type="float" office:value="21632" calcext:value-type="float">
            <text:p>216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odokem1344aes</text:p>
          </table:table-cell>
          <table:table-cell table:number-columns-repeated="8"/>
        </table:table-row>
        <table:table-row table:style-name="ro3">
          <table:table-cell office:value-type="float" office:value="55643031" calcext:value-type="float">
            <text:p>55643031</text:p>
          </table:table-cell>
          <table:table-cell office:value-type="float" office:value="55654227" calcext:value-type="float">
            <text:p>55654227</text:p>
          </table:table-cell>
          <table:table-cell office:value-type="float" office:value="55712925" calcext:value-type="float">
            <text:p>55712925</text:p>
          </table:table-cell>
          <table:table-cell office:value-type="float" office:value="60566697" calcext:value-type="float">
            <text:p>60566697</text:p>
          </table:table-cell>
          <table:table-cell office:value-type="float" office:value="60577227" calcext:value-type="float">
            <text:p>60577227</text:p>
          </table:table-cell>
          <table:table-cell office:value-type="float" office:value="60597693" calcext:value-type="float">
            <text:p>60597693</text:p>
          </table:table-cell>
          <table:table-cell office:value-type="float" office:value="60623469" calcext:value-type="float">
            <text:p>60623469</text:p>
          </table:table-cell>
          <table:table-cell office:value-type="float" office:value="60630192" calcext:value-type="float">
            <text:p>60630192</text:p>
          </table:table-cell>
          <table:table-cell office:value-type="float" office:value="60643368" calcext:value-type="float">
            <text:p>60643368</text:p>
          </table:table-cell>
          <table:table-cell office:value-type="float" office:value="43088" calcext:value-type="float">
            <text:p>43088</text:p>
          </table:table-cell>
          <table:table-cell office:value-type="float" office:value="21520" calcext:value-type="float">
            <text:p>21520</text:p>
          </table:table-cell>
          <table:table-cell office:value-type="float" office:value="21632" calcext:value-type="float">
            <text:p>216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odokem1344shake</text:p>
          </table:table-cell>
          <table:table-cell table:number-columns-repeated="8"/>
        </table:table-row>
        <table:table-row table:style-name="ro1">
          <table:table-cell office:value-type="float" office:value="20162043" calcext:value-type="float">
            <text:p>20162043</text:p>
          </table:table-cell>
          <table:table-cell office:value-type="float" office:value="20173302" calcext:value-type="float">
            <text:p>20173302</text:p>
          </table:table-cell>
          <table:table-cell office:value-type="float" office:value="20187585" calcext:value-type="float">
            <text:p>20187585</text:p>
          </table:table-cell>
          <table:table-cell office:value-type="float" office:value="21663792" calcext:value-type="float">
            <text:p>21663792</text:p>
          </table:table-cell>
          <table:table-cell office:value-type="float" office:value="21673278" calcext:value-type="float">
            <text:p>21673278</text:p>
          </table:table-cell>
          <table:table-cell office:value-type="float" office:value="21695058" calcext:value-type="float">
            <text:p>21695058</text:p>
          </table:table-cell>
          <table:table-cell office:value-type="float" office:value="21612141" calcext:value-type="float">
            <text:p>21612141</text:p>
          </table:table-cell>
          <table:table-cell office:value-type="float" office:value="21669264" calcext:value-type="float">
            <text:p>21669264</text:p>
          </table:table-cell>
          <table:table-cell office:value-type="float" office:value="21706848" calcext:value-type="float">
            <text:p>21706848</text:p>
          </table:table-cell>
          <table:table-cell office:value-type="float" office:value="19872" calcext:value-type="float">
            <text:p>19872</text:p>
          </table:table-cell>
          <table:table-cell office:value-type="float" office:value="9616" calcext:value-type="float">
            <text:p>9616</text:p>
          </table:table-cell>
          <table:table-cell office:value-type="float" office:value="9736" calcext:value-type="float">
            <text:p>97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odokem640</text:p>
          </table:table-cell>
          <table:table-cell table:number-columns-repeated="8"/>
        </table:table-row>
        <table:table-row table:style-name="ro3">
          <table:table-cell office:value-type="float" office:value="20544651" calcext:value-type="float">
            <text:p>20544651</text:p>
          </table:table-cell>
          <table:table-cell office:value-type="float" office:value="20558223" calcext:value-type="float">
            <text:p>20558223</text:p>
          </table:table-cell>
          <table:table-cell office:value-type="float" office:value="20565045" calcext:value-type="float">
            <text:p>20565045</text:p>
          </table:table-cell>
          <table:table-cell office:value-type="float" office:value="21911238" calcext:value-type="float">
            <text:p>21911238</text:p>
          </table:table-cell>
          <table:table-cell office:value-type="float" office:value="21984660" calcext:value-type="float">
            <text:p>21984660</text:p>
          </table:table-cell>
          <table:table-cell office:value-type="float" office:value="22005000" calcext:value-type="float">
            <text:p>22005000</text:p>
          </table:table-cell>
          <table:table-cell office:value-type="float" office:value="21752325" calcext:value-type="float">
            <text:p>21752325</text:p>
          </table:table-cell>
          <table:table-cell office:value-type="float" office:value="21761271" calcext:value-type="float">
            <text:p>21761271</text:p>
          </table:table-cell>
          <table:table-cell office:value-type="float" office:value="21824577" calcext:value-type="float">
            <text:p>21824577</text:p>
          </table:table-cell>
          <table:table-cell office:value-type="float" office:value="19888" calcext:value-type="float">
            <text:p>19888</text:p>
          </table:table-cell>
          <table:table-cell office:value-type="float" office:value="9616" calcext:value-type="float">
            <text:p>9616</text:p>
          </table:table-cell>
          <table:table-cell office:value-type="float" office:value="9720" calcext:value-type="float">
            <text:p>97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odokem640aes</text:p>
          </table:table-cell>
          <table:table-cell table:number-columns-repeated="8"/>
        </table:table-row>
        <table:table-row table:style-name="ro3">
          <table:table-cell office:value-type="float" office:value="14064183" calcext:value-type="float">
            <text:p>14064183</text:p>
          </table:table-cell>
          <table:table-cell office:value-type="float" office:value="14071572" calcext:value-type="float">
            <text:p>14071572</text:p>
          </table:table-cell>
          <table:table-cell office:value-type="float" office:value="14077512" calcext:value-type="float">
            <text:p>14077512</text:p>
          </table:table-cell>
          <table:table-cell office:value-type="float" office:value="15498540" calcext:value-type="float">
            <text:p>15498540</text:p>
          </table:table-cell>
          <table:table-cell office:value-type="float" office:value="15502707" calcext:value-type="float">
            <text:p>15502707</text:p>
          </table:table-cell>
          <table:table-cell office:value-type="float" office:value="15510798" calcext:value-type="float">
            <text:p>15510798</text:p>
          </table:table-cell>
          <table:table-cell office:value-type="float" office:value="15345612" calcext:value-type="float">
            <text:p>15345612</text:p>
          </table:table-cell>
          <table:table-cell office:value-type="float" office:value="15351732" calcext:value-type="float">
            <text:p>15351732</text:p>
          </table:table-cell>
          <table:table-cell office:value-type="float" office:value="15356637" calcext:value-type="float">
            <text:p>15356637</text:p>
          </table:table-cell>
          <table:table-cell office:value-type="float" office:value="19888" calcext:value-type="float">
            <text:p>19888</text:p>
          </table:table-cell>
          <table:table-cell office:value-type="float" office:value="9616" calcext:value-type="float">
            <text:p>9616</text:p>
          </table:table-cell>
          <table:table-cell office:value-type="float" office:value="9720" calcext:value-type="float">
            <text:p>97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odokem640shake</text:p>
          </table:table-cell>
          <table:table-cell table:number-columns-repeated="8"/>
        </table:table-row>
        <table:table-row table:style-name="ro1">
          <table:table-cell office:value-type="float" office:value="46427130" calcext:value-type="float">
            <text:p>46427130</text:p>
          </table:table-cell>
          <table:table-cell office:value-type="float" office:value="46560771" calcext:value-type="float">
            <text:p>46560771</text:p>
          </table:table-cell>
          <table:table-cell office:value-type="float" office:value="46608732" calcext:value-type="float">
            <text:p>46608732</text:p>
          </table:table-cell>
          <table:table-cell office:value-type="float" office:value="49438359" calcext:value-type="float">
            <text:p>49438359</text:p>
          </table:table-cell>
          <table:table-cell office:value-type="float" office:value="49459923" calcext:value-type="float">
            <text:p>49459923</text:p>
          </table:table-cell>
          <table:table-cell office:value-type="float" office:value="49498677" calcext:value-type="float">
            <text:p>49498677</text:p>
          </table:table-cell>
          <table:table-cell office:value-type="float" office:value="49790871" calcext:value-type="float">
            <text:p>49790871</text:p>
          </table:table-cell>
          <table:table-cell office:value-type="float" office:value="49812678" calcext:value-type="float">
            <text:p>49812678</text:p>
          </table:table-cell>
          <table:table-cell office:value-type="float" office:value="49834386" calcext:value-type="float">
            <text:p>49834386</text:p>
          </table:table-cell>
          <table:table-cell office:value-type="float" office:value="31272" calcext:value-type="float">
            <text:p>31272</text:p>
          </table:table-cell>
          <table:table-cell office:value-type="float" office:value="15632" calcext:value-type="float">
            <text:p>15632</text:p>
          </table:table-cell>
          <table:table-cell office:value-type="float" office:value="15768" calcext:value-type="float">
            <text:p>15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odokem976</text:p>
          </table:table-cell>
          <table:table-cell table:number-columns-repeated="8"/>
        </table:table-row>
        <table:table-row table:style-name="ro3">
          <table:table-cell office:value-type="float" office:value="47061675" calcext:value-type="float">
            <text:p>47061675</text:p>
          </table:table-cell>
          <table:table-cell office:value-type="float" office:value="47097612" calcext:value-type="float">
            <text:p>47097612</text:p>
          </table:table-cell>
          <table:table-cell office:value-type="float" office:value="47120346" calcext:value-type="float">
            <text:p>47120346</text:p>
          </table:table-cell>
          <table:table-cell office:value-type="float" office:value="49715523" calcext:value-type="float">
            <text:p>49715523</text:p>
          </table:table-cell>
          <table:table-cell office:value-type="float" office:value="49881942" calcext:value-type="float">
            <text:p>49881942</text:p>
          </table:table-cell>
          <table:table-cell office:value-type="float" office:value="51262740" calcext:value-type="float">
            <text:p>51262740</text:p>
          </table:table-cell>
          <table:table-cell office:value-type="float" office:value="49871835" calcext:value-type="float">
            <text:p>49871835</text:p>
          </table:table-cell>
          <table:table-cell office:value-type="float" office:value="49972536" calcext:value-type="float">
            <text:p>49972536</text:p>
          </table:table-cell>
          <table:table-cell office:value-type="float" office:value="49981176" calcext:value-type="float">
            <text:p>49981176</text:p>
          </table:table-cell>
          <table:table-cell office:value-type="float" office:value="31296" calcext:value-type="float">
            <text:p>31296</text:p>
          </table:table-cell>
          <table:table-cell office:value-type="float" office:value="15632" calcext:value-type="float">
            <text:p>15632</text:p>
          </table:table-cell>
          <table:table-cell office:value-type="float" office:value="15744" calcext:value-type="float">
            <text:p>157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odokem976aes</text:p>
          </table:table-cell>
          <table:table-cell table:number-columns-repeated="8"/>
        </table:table-row>
        <table:table-row table:style-name="ro3">
          <table:table-cell office:value-type="float" office:value="31038354" calcext:value-type="float">
            <text:p>31038354</text:p>
          </table:table-cell>
          <table:table-cell office:value-type="float" office:value="31049127" calcext:value-type="float">
            <text:p>31049127</text:p>
          </table:table-cell>
          <table:table-cell office:value-type="float" office:value="31056957" calcext:value-type="float">
            <text:p>31056957</text:p>
          </table:table-cell>
          <table:table-cell office:value-type="float" office:value="33987501" calcext:value-type="float">
            <text:p>33987501</text:p>
          </table:table-cell>
          <table:table-cell office:value-type="float" office:value="34000083" calcext:value-type="float">
            <text:p>34000083</text:p>
          </table:table-cell>
          <table:table-cell office:value-type="float" office:value="34012242" calcext:value-type="float">
            <text:p>34012242</text:p>
          </table:table-cell>
          <table:table-cell office:value-type="float" office:value="34056099" calcext:value-type="float">
            <text:p>34056099</text:p>
          </table:table-cell>
          <table:table-cell office:value-type="float" office:value="34069428" calcext:value-type="float">
            <text:p>34069428</text:p>
          </table:table-cell>
          <table:table-cell office:value-type="float" office:value="34077762" calcext:value-type="float">
            <text:p>34077762</text:p>
          </table:table-cell>
          <table:table-cell office:value-type="float" office:value="31296" calcext:value-type="float">
            <text:p>31296</text:p>
          </table:table-cell>
          <table:table-cell office:value-type="float" office:value="15632" calcext:value-type="float">
            <text:p>15632</text:p>
          </table:table-cell>
          <table:table-cell office:value-type="float" office:value="15744" calcext:value-type="float">
            <text:p>157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odokem976shake</text:p>
          </table:table-cell>
          <table:table-cell table:number-columns-repeated="8"/>
        </table:table-row>
        <table:table-row table:style-name="ro1">
          <table:table-cell office:value-type="float" office:value="1737441" calcext:value-type="float">
            <text:p>1737441</text:p>
          </table:table-cell>
          <table:table-cell office:value-type="float" office:value="1768527" calcext:value-type="float">
            <text:p>1768527</text:p>
          </table:table-cell>
          <table:table-cell office:value-type="float" office:value="1814742" calcext:value-type="float">
            <text:p>1814742</text:p>
          </table:table-cell>
          <table:table-cell office:value-type="float" office:value="3377529" calcext:value-type="float">
            <text:p>3377529</text:p>
          </table:table-cell>
          <table:table-cell office:value-type="float" office:value="3396933" calcext:value-type="float">
            <text:p>3396933</text:p>
          </table:table-cell>
          <table:table-cell office:value-type="float" office:value="3483567" calcext:value-type="float">
            <text:p>3483567</text:p>
          </table:table-cell>
          <table:table-cell office:value-type="float" office:value="5414310" calcext:value-type="float">
            <text:p>5414310</text:p>
          </table:table-cell>
          <table:table-cell office:value-type="float" office:value="5441076" calcext:value-type="float">
            <text:p>5441076</text:p>
          </table:table-cell>
          <table:table-cell office:value-type="float" office:value="5715846" calcext:value-type="float">
            <text:p>5715846</text:p>
          </table:table-cell>
          <table:table-cell office:value-type="float" office:value="3165" calcext:value-type="float">
            <text:p>3165</text:p>
          </table:table-cell>
          <table:table-cell office:value-type="float" office:value="3125" calcext:value-type="float">
            <text:p>3125</text:p>
          </table:table-cell>
          <table:table-cell office:value-type="float" office:value="6234" calcext:value-type="float">
            <text:p>62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qc1281</text:p>
          </table:table-cell>
          <table:table-cell table:number-columns-repeated="8"/>
        </table:table-row>
        <table:table-row table:style-name="ro1">
          <table:table-cell office:value-type="float" office:value="4238505" calcext:value-type="float">
            <text:p>4238505</text:p>
          </table:table-cell>
          <table:table-cell office:value-type="float" office:value="4278564" calcext:value-type="float">
            <text:p>4278564</text:p>
          </table:table-cell>
          <table:table-cell office:value-type="float" office:value="4337280" calcext:value-type="float">
            <text:p>4337280</text:p>
          </table:table-cell>
          <table:table-cell office:value-type="float" office:value="8240031" calcext:value-type="float">
            <text:p>8240031</text:p>
          </table:table-cell>
          <table:table-cell office:value-type="float" office:value="8308629" calcext:value-type="float">
            <text:p>8308629</text:p>
          </table:table-cell>
          <table:table-cell office:value-type="float" office:value="8389548" calcext:value-type="float">
            <text:p>8389548</text:p>
          </table:table-cell>
          <table:table-cell office:value-type="float" office:value="12582873" calcext:value-type="float">
            <text:p>12582873</text:p>
          </table:table-cell>
          <table:table-cell office:value-type="float" office:value="12729150" calcext:value-type="float">
            <text:p>12729150</text:p>
          </table:table-cell>
          <table:table-cell office:value-type="float" office:value="12789027" calcext:value-type="float">
            <text:p>12789027</text:p>
          </table:table-cell>
          <table:table-cell office:value-type="float" office:value="5539" calcext:value-type="float">
            <text:p>5539</text:p>
          </table:table-cell>
          <table:table-cell office:value-type="float" office:value="5499" calcext:value-type="float">
            <text:p>5499</text:p>
          </table:table-cell>
          <table:table-cell office:value-type="float" office:value="10981" calcext:value-type="float">
            <text:p>109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qc1921</text:p>
          </table:table-cell>
          <table:table-cell table:number-columns-repeated="8"/>
        </table:table-row>
        <table:table-row table:style-name="ro1">
          <table:table-cell office:value-type="float" office:value="4477851" calcext:value-type="float">
            <text:p>4477851</text:p>
          </table:table-cell>
          <table:table-cell office:value-type="float" office:value="4555989" calcext:value-type="float">
            <text:p>4555989</text:p>
          </table:table-cell>
          <table:table-cell office:value-type="float" office:value="4635171" calcext:value-type="float">
            <text:p>4635171</text:p>
          </table:table-cell>
          <table:table-cell office:value-type="float" office:value="8666658" calcext:value-type="float">
            <text:p>8666658</text:p>
          </table:table-cell>
          <table:table-cell office:value-type="float" office:value="8795331" calcext:value-type="float">
            <text:p>8795331</text:p>
          </table:table-cell>
          <table:table-cell office:value-type="float" office:value="8946342" calcext:value-type="float">
            <text:p>8946342</text:p>
          </table:table-cell>
          <table:table-cell office:value-type="float" office:value="13149000" calcext:value-type="float">
            <text:p>13149000</text:p>
          </table:table-cell>
          <table:table-cell office:value-type="float" office:value="13384035" calcext:value-type="float">
            <text:p>13384035</text:p>
          </table:table-cell>
          <table:table-cell office:value-type="float" office:value="13395492" calcext:value-type="float">
            <text:p>13395492</text:p>
          </table:table-cell>
          <table:table-cell office:value-type="float" office:value="5924" calcext:value-type="float">
            <text:p>5924</text:p>
          </table:table-cell>
          <table:table-cell office:value-type="float" office:value="5884" calcext:value-type="float">
            <text:p>5884</text:p>
          </table:table-cell>
          <table:table-cell office:value-type="float" office:value="11749" calcext:value-type="float">
            <text:p>117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qc1922</text:p>
          </table:table-cell>
          <table:table-cell table:number-columns-repeated="8"/>
        </table:table-row>
        <table:table-row table:style-name="ro1">
          <table:table-cell office:value-type="float" office:value="6406875" calcext:value-type="float">
            <text:p>6406875</text:p>
          </table:table-cell>
          <table:table-cell office:value-type="float" office:value="6504984" calcext:value-type="float">
            <text:p>6504984</text:p>
          </table:table-cell>
          <table:table-cell office:value-type="float" office:value="6639120" calcext:value-type="float">
            <text:p>6639120</text:p>
          </table:table-cell>
          <table:table-cell office:value-type="float" office:value="12376053" calcext:value-type="float">
            <text:p>12376053</text:p>
          </table:table-cell>
          <table:table-cell office:value-type="float" office:value="12633966" calcext:value-type="float">
            <text:p>12633966</text:p>
          </table:table-cell>
          <table:table-cell office:value-type="float" office:value="12843774" calcext:value-type="float">
            <text:p>12843774</text:p>
          </table:table-cell>
          <table:table-cell office:value-type="float" office:value="18835965" calcext:value-type="float">
            <text:p>18835965</text:p>
          </table:table-cell>
          <table:table-cell office:value-type="float" office:value="19142253" calcext:value-type="float">
            <text:p>19142253</text:p>
          </table:table-cell>
          <table:table-cell office:value-type="float" office:value="19256544" calcext:value-type="float">
            <text:p>19256544</text:p>
          </table:table-cell>
          <table:table-cell office:value-type="float" office:value="8029" calcext:value-type="float">
            <text:p>8029</text:p>
          </table:table-cell>
          <table:table-cell office:value-type="float" office:value="7989" calcext:value-type="float">
            <text:p>7989</text:p>
          </table:table-cell>
          <table:table-cell office:value-type="float" office:value="15961" calcext:value-type="float">
            <text:p>1596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qc2561</text:p>
          </table:table-cell>
          <table:table-cell table:number-columns-repeated="8"/>
        </table:table-row>
        <table:table-row table:style-name="ro1">
          <table:table-cell office:value-type="float" office:value="7701867" calcext:value-type="float">
            <text:p>7701867</text:p>
          </table:table-cell>
          <table:table-cell office:value-type="float" office:value="7758927" calcext:value-type="float">
            <text:p>7758927</text:p>
          </table:table-cell>
          <table:table-cell office:value-type="float" office:value="7821846" calcext:value-type="float">
            <text:p>7821846</text:p>
          </table:table-cell>
          <table:table-cell office:value-type="float" office:value="14990508" calcext:value-type="float">
            <text:p>14990508</text:p>
          </table:table-cell>
          <table:table-cell office:value-type="float" office:value="15063849" calcext:value-type="float">
            <text:p>15063849</text:p>
          </table:table-cell>
          <table:table-cell office:value-type="float" office:value="15159879" calcext:value-type="float">
            <text:p>15159879</text:p>
          </table:table-cell>
          <table:table-cell office:value-type="float" office:value="22726908" calcext:value-type="float">
            <text:p>22726908</text:p>
          </table:table-cell>
          <table:table-cell office:value-type="float" office:value="22943817" calcext:value-type="float">
            <text:p>22943817</text:p>
          </table:table-cell>
          <table:table-cell office:value-type="float" office:value="22965156" calcext:value-type="float">
            <text:p>22965156</text:p>
          </table:table-cell>
          <table:table-cell office:value-type="float" office:value="8543" calcext:value-type="float">
            <text:p>8543</text:p>
          </table:table-cell>
          <table:table-cell office:value-type="float" office:value="8503" calcext:value-type="float">
            <text:p>8503</text:p>
          </table:table-cell>
          <table:table-cell office:value-type="float" office:value="16985" calcext:value-type="float">
            <text:p>1698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qc2562</text:p>
          </table:table-cell>
          <table:table-cell table:number-columns-repeated="8"/>
        </table:table-row>
        <table:table-row table:style-name="ro1">
          <table:table-cell office:value-type="float" office:value="7621002" calcext:value-type="float">
            <text:p>7621002</text:p>
          </table:table-cell>
          <table:table-cell office:value-type="float" office:value="7643637" calcext:value-type="float">
            <text:p>7643637</text:p>
          </table:table-cell>
          <table:table-cell office:value-type="float" office:value="7670529" calcext:value-type="float">
            <text:p>7670529</text:p>
          </table:table-cell>
          <table:table-cell office:value-type="float" office:value="16901091" calcext:value-type="float">
            <text:p>16901091</text:p>
          </table:table-cell>
          <table:table-cell office:value-type="float" office:value="16944831" calcext:value-type="float">
            <text:p>16944831</text:p>
          </table:table-cell>
          <table:table-cell office:value-type="float" office:value="16969923" calcext:value-type="float">
            <text:p>16969923</text:p>
          </table:table-cell>
          <table:table-cell office:value-type="float" office:value="24684030" calcext:value-type="float">
            <text:p>24684030</text:p>
          </table:table-cell>
          <table:table-cell office:value-type="float" office:value="24699384" calcext:value-type="float">
            <text:p>24699384</text:p>
          </table:table-cell>
          <table:table-cell office:value-type="float" office:value="24733584" calcext:value-type="float">
            <text:p>24733584</text:p>
          </table:table-cell>
          <table:table-cell office:value-type="float" office:value="8937" calcext:value-type="float">
            <text:p>8937</text:p>
          </table:table-cell>
          <table:table-cell office:value-type="float" office:value="8897" calcext:value-type="float">
            <text:p>8897</text:p>
          </table:table-cell>
          <table:table-cell office:value-type="float" office:value="17777" calcext:value-type="float">
            <text:p>1777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qc2563</text:p>
          </table:table-cell>
          <table:table-cell table:number-columns-repeated="8"/>
        </table:table-row>
        <table:table-row table:style-name="ro1">
          <table:table-cell office:value-type="float" office:value="539532" calcext:value-type="float">
            <text:p>539532</text:p>
          </table:table-cell>
          <table:table-cell office:value-type="float" office:value="543294" calcext:value-type="float">
            <text:p>543294</text:p>
          </table:table-cell>
          <table:table-cell office:value-type="float" office:value="545490" calcext:value-type="float">
            <text:p>545490</text:p>
          </table:table-cell>
          <table:table-cell office:value-type="float" office:value="709524" calcext:value-type="float">
            <text:p>709524</text:p>
          </table:table-cell>
          <table:table-cell office:value-type="float" office:value="712485" calcext:value-type="float">
            <text:p>712485</text:p>
          </table:table-cell>
          <table:table-cell office:value-type="float" office:value="716427" calcext:value-type="float">
            <text:p>716427</text:p>
          </table:table-cell>
          <table:table-cell office:value-type="float" office:value="903717" calcext:value-type="float">
            <text:p>903717</text:p>
          </table:table-cell>
          <table:table-cell office:value-type="float" office:value="905013" calcext:value-type="float">
            <text:p>905013</text:p>
          </table:table-cell>
          <table:table-cell office:value-type="float" office:value="909405" calcext:value-type="float">
            <text:p>909405</text:p>
          </table:table-cell>
          <table:table-cell office:value-type="float" office:value="1472" calcext:value-type="float">
            <text:p>1472</text:p>
          </table:table-cell>
          <table:table-cell office:value-type="float" office:value="1184" calcext:value-type="float">
            <text:p>1184</text:p>
          </table:table-cell>
          <table:table-cell office:value-type="float" office:value="1824" calcext:value-type="float">
            <text:p>18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ndi256342</text:p>
          </table:table-cell>
          <table:table-cell table:number-columns-repeated="8"/>
        </table:table-row>
        <table:table-row table:style-name="ro1">
          <table:table-cell office:value-type="float" office:value="1455372" calcext:value-type="float">
            <text:p>1455372</text:p>
          </table:table-cell>
          <table:table-cell office:value-type="float" office:value="1466910" calcext:value-type="float">
            <text:p>1466910</text:p>
          </table:table-cell>
          <table:table-cell office:value-type="float" office:value="1496628" calcext:value-type="float">
            <text:p>1496628</text:p>
          </table:table-cell>
          <table:table-cell office:value-type="float" office:value="1737081" calcext:value-type="float">
            <text:p>1737081</text:p>
          </table:table-cell>
          <table:table-cell office:value-type="float" office:value="1743048" calcext:value-type="float">
            <text:p>1743048</text:p>
          </table:table-cell>
          <table:table-cell office:value-type="float" office:value="1751400" calcext:value-type="float">
            <text:p>1751400</text:p>
          </table:table-cell>
          <table:table-cell office:value-type="float" office:value="2037339" calcext:value-type="float">
            <text:p>2037339</text:p>
          </table:table-cell>
          <table:table-cell office:value-type="float" office:value="2043657" calcext:value-type="float">
            <text:p>2043657</text:p>
          </table:table-cell>
          <table:table-cell office:value-type="float" office:value="2048805" calcext:value-type="float">
            <text:p>2048805</text:p>
          </table:table-cell>
          <table:table-cell office:value-type="float" office:value="2304" calcext:value-type="float">
            <text:p>2304</text:p>
          </table:table-cell>
          <table:table-cell office:value-type="float" office:value="1984" calcext:value-type="float">
            <text:p>1984</text:p>
          </table:table-cell>
          <table:table-cell office:value-type="float" office:value="2752" calcext:value-type="float">
            <text:p>27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indi256522</text:p>
          </table:table-cell>
          <table:table-cell table:number-columns-repeated="8"/>
        </table:table-row>
        <table:table-row table:style-name="ro1">
          <table:table-cell office:value-type="float" office:value="568764" calcext:value-type="float">
            <text:p>568764</text:p>
          </table:table-cell>
          <table:table-cell office:value-type="float" office:value="571275" calcext:value-type="float">
            <text:p>571275</text:p>
          </table:table-cell>
          <table:table-cell office:value-type="float" office:value="574137" calcext:value-type="float">
            <text:p>574137</text:p>
          </table:table-cell>
          <table:table-cell office:value-type="float" office:value="829719" calcext:value-type="float">
            <text:p>829719</text:p>
          </table:table-cell>
          <table:table-cell office:value-type="float" office:value="833400" calcext:value-type="float">
            <text:p>833400</text:p>
          </table:table-cell>
          <table:table-cell office:value-type="float" office:value="836595" calcext:value-type="float">
            <text:p>836595</text:p>
          </table:table-cell>
          <table:table-cell office:value-type="float" office:value="1126431" calcext:value-type="float">
            <text:p>1126431</text:p>
          </table:table-cell>
          <table:table-cell office:value-type="float" office:value="1128636" calcext:value-type="float">
            <text:p>1128636</text:p>
          </table:table-cell>
          <table:table-cell office:value-type="float" office:value="1130697" calcext:value-type="float">
            <text:p>1130697</text:p>
          </table:table-cell>
          <table:table-cell office:value-type="float" office:value="1712" calcext:value-type="float">
            <text:p>1712</text:p>
          </table:table-cell>
          <table:table-cell office:value-type="float" office:value="1456" calcext:value-type="float">
            <text:p>1456</text:p>
          </table:table-cell>
          <table:table-cell office:value-type="float" office:value="2544" calcext:value-type="float">
            <text:p>25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indi512222</text:p>
          </table:table-cell>
          <table:table-cell table:number-columns-repeated="8"/>
        </table:table-row>
        <table:table-row table:style-name="ro1">
          <table:table-cell office:value-type="float" office:value="575262" calcext:value-type="float">
            <text:p>575262</text:p>
          </table:table-cell>
          <table:table-cell office:value-type="float" office:value="577647" calcext:value-type="float">
            <text:p>577647</text:p>
          </table:table-cell>
          <table:table-cell office:value-type="float" office:value="579933" calcext:value-type="float">
            <text:p>579933</text:p>
          </table:table-cell>
          <table:table-cell office:value-type="float" office:value="835632" calcext:value-type="float">
            <text:p>835632</text:p>
          </table:table-cell>
          <table:table-cell office:value-type="float" office:value="840123" calcext:value-type="float">
            <text:p>840123</text:p>
          </table:table-cell>
          <table:table-cell office:value-type="float" office:value="843246" calcext:value-type="float">
            <text:p>843246</text:p>
          </table:table-cell>
          <table:table-cell office:value-type="float" office:value="1127655" calcext:value-type="float">
            <text:p>1127655</text:p>
          </table:table-cell>
          <table:table-cell office:value-type="float" office:value="1130589" calcext:value-type="float">
            <text:p>1130589</text:p>
          </table:table-cell>
          <table:table-cell office:value-type="float" office:value="1135242" calcext:value-type="float">
            <text:p>1135242</text:p>
          </table:table-cell>
          <table:table-cell office:value-type="float" office:value="2112" calcext:value-type="float">
            <text:p>2112</text:p>
          </table:table-cell>
          <table:table-cell office:value-type="float" office:value="1728" calcext:value-type="float">
            <text:p>1728</text:p>
          </table:table-cell>
          <table:table-cell office:value-type="float" office:value="2752" calcext:value-type="float">
            <text:p>27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indi512241</text:p>
          </table:table-cell>
          <table:table-cell table:number-columns-repeated="8"/>
        </table:table-row>
        <table:table-row table:style-name="ro1">
          <table:table-cell office:value-type="float" office:value="1186722" calcext:value-type="float">
            <text:p>1186722</text:p>
          </table:table-cell>
          <table:table-cell office:value-type="float" office:value="1191987" calcext:value-type="float">
            <text:p>1191987</text:p>
          </table:table-cell>
          <table:table-cell office:value-type="float" office:value="1196784" calcext:value-type="float">
            <text:p>1196784</text:p>
          </table:table-cell>
          <table:table-cell office:value-type="float" office:value="1557243" calcext:value-type="float">
            <text:p>1557243</text:p>
          </table:table-cell>
          <table:table-cell office:value-type="float" office:value="1562589" calcext:value-type="float">
            <text:p>1562589</text:p>
          </table:table-cell>
          <table:table-cell office:value-type="float" office:value="1570347" calcext:value-type="float">
            <text:p>1570347</text:p>
          </table:table-cell>
          <table:table-cell office:value-type="float" office:value="1983969" calcext:value-type="float">
            <text:p>1983969</text:p>
          </table:table-cell>
          <table:table-cell office:value-type="float" office:value="1988001" calcext:value-type="float">
            <text:p>1988001</text:p>
          </table:table-cell>
          <table:table-cell office:value-type="float" office:value="1993797" calcext:value-type="float">
            <text:p>1993797</text:p>
          </table:table-cell>
          <table:table-cell office:value-type="float" office:value="2752" calcext:value-type="float">
            <text:p>2752</text:p>
          </table:table-cell>
          <table:table-cell office:value-type="float" office:value="2368" calcext:value-type="float">
            <text:p>2368</text:p>
          </table:table-cell>
          <table:table-cell office:value-type="float" office:value="3392" calcext:value-type="float">
            <text:p>339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indi512321</text:p>
          </table:table-cell>
          <table:table-cell table:number-columns-repeated="8"/>
        </table:table-row>
        <table:table-row table:style-name="ro1">
          <table:table-cell office:value-type="float" office:value="483147" calcext:value-type="float">
            <text:p>483147</text:p>
          </table:table-cell>
          <table:table-cell office:value-type="float" office:value="483615" calcext:value-type="float">
            <text:p>483615</text:p>
          </table:table-cell>
          <table:table-cell office:value-type="float" office:value="484074" calcext:value-type="float">
            <text:p>484074</text:p>
          </table:table-cell>
          <table:table-cell office:value-type="float" office:value="575991" calcext:value-type="float">
            <text:p>575991</text:p>
          </table:table-cell>
          <table:table-cell office:value-type="float" office:value="576342" calcext:value-type="float">
            <text:p>576342</text:p>
          </table:table-cell>
          <table:table-cell office:value-type="float" office:value="576639" calcext:value-type="float">
            <text:p>576639</text:p>
          </table:table-cell>
          <table:table-cell office:value-type="float" office:value="647901" calcext:value-type="float">
            <text:p>647901</text:p>
          </table:table-cell>
          <table:table-cell office:value-type="float" office:value="648027" calcext:value-type="float">
            <text:p>648027</text:p>
          </table:table-cell>
          <table:table-cell office:value-type="float" office:value="648360" calcext:value-type="float">
            <text:p>648360</text:p>
          </table:table-cell>
          <table:table-cell office:value-type="float" office:value="3168" calcext:value-type="float">
            <text:p>3168</text:p>
          </table:table-cell>
          <table:table-cell table:number-columns-repeated="2" office:value-type="float" office:value="1568" calcext:value-type="float">
            <text:p>15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yber1024</text:p>
          </table:table-cell>
          <table:table-cell table:number-columns-repeated="8"/>
        </table:table-row>
        <table:table-row table:style-name="ro1">
          <table:table-cell office:value-type="float" office:value="167049" calcext:value-type="float">
            <text:p>167049</text:p>
          </table:table-cell>
          <table:table-cell office:value-type="float" office:value="167328" calcext:value-type="float">
            <text:p>167328</text:p>
          </table:table-cell>
          <table:table-cell office:value-type="float" office:value="167724" calcext:value-type="float">
            <text:p>167724</text:p>
          </table:table-cell>
          <table:table-cell office:value-type="float" office:value="231831" calcext:value-type="float">
            <text:p>231831</text:p>
          </table:table-cell>
          <table:table-cell office:value-type="float" office:value="232092" calcext:value-type="float">
            <text:p>232092</text:p>
          </table:table-cell>
          <table:table-cell office:value-type="float" office:value="232533" calcext:value-type="float">
            <text:p>232533</text:p>
          </table:table-cell>
          <table:table-cell office:value-type="float" office:value="275742" calcext:value-type="float">
            <text:p>275742</text:p>
          </table:table-cell>
          <table:table-cell office:value-type="float" office:value="276048" calcext:value-type="float">
            <text:p>276048</text:p>
          </table:table-cell>
          <table:table-cell office:value-type="float" office:value="276219" calcext:value-type="float">
            <text:p>276219</text:p>
          </table:table-cell>
          <table:table-cell office:value-type="float" office:value="1632" calcext:value-type="float">
            <text:p>1632</text:p>
          </table:table-cell>
          <table:table-cell office:value-type="float" office:value="800" calcext:value-type="float">
            <text:p>800</text:p>
          </table:table-cell>
          <table:table-cell office:value-type="float" office:value="736" calcext:value-type="float">
            <text:p>7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yber512</text:p>
          </table:table-cell>
          <table:table-cell table:number-columns-repeated="8"/>
        </table:table-row>
        <table:table-row table:style-name="ro1">
          <table:table-cell office:value-type="float" office:value="306774" calcext:value-type="float">
            <text:p>306774</text:p>
          </table:table-cell>
          <table:table-cell office:value-type="float" office:value="307233" calcext:value-type="float">
            <text:p>307233</text:p>
          </table:table-cell>
          <table:table-cell office:value-type="float" office:value="307836" calcext:value-type="float">
            <text:p>307836</text:p>
          </table:table-cell>
          <table:table-cell office:value-type="float" office:value="394947" calcext:value-type="float">
            <text:p>394947</text:p>
          </table:table-cell>
          <table:table-cell office:value-type="float" office:value="395253" calcext:value-type="float">
            <text:p>395253</text:p>
          </table:table-cell>
          <table:table-cell office:value-type="float" office:value="395451" calcext:value-type="float">
            <text:p>395451</text:p>
          </table:table-cell>
          <table:table-cell office:value-type="float" office:value="450027" calcext:value-type="float">
            <text:p>450027</text:p>
          </table:table-cell>
          <table:table-cell office:value-type="float" office:value="450126" calcext:value-type="float">
            <text:p>450126</text:p>
          </table:table-cell>
          <table:table-cell office:value-type="float" office:value="450324" calcext:value-type="float">
            <text:p>450324</text:p>
          </table:table-cell>
          <table:table-cell office:value-type="float" office:value="2400" calcext:value-type="float">
            <text:p>2400</text:p>
          </table:table-cell>
          <table:table-cell office:value-type="float" office:value="1184" calcext:value-type="float">
            <text:p>1184</text:p>
          </table:table-cell>
          <table:table-cell office:value-type="float" office:value="1088" calcext:value-type="float">
            <text:p>10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yber768</text:p>
          </table:table-cell>
          <table:table-cell table:number-columns-repeated="8"/>
        </table:table-row>
        <table:table-row table:style-name="ro1">
          <table:table-cell office:value-type="float" office:value="915327" calcext:value-type="float">
            <text:p>915327</text:p>
          </table:table-cell>
          <table:table-cell office:value-type="float" office:value="917586" calcext:value-type="float">
            <text:p>917586</text:p>
          </table:table-cell>
          <table:table-cell office:value-type="float" office:value="920043" calcext:value-type="float">
            <text:p>920043</text:p>
          </table:table-cell>
          <table:table-cell office:value-type="float" office:value="1009377" calcext:value-type="float">
            <text:p>1009377</text:p>
          </table:table-cell>
          <table:table-cell office:value-type="float" office:value="1009971" calcext:value-type="float">
            <text:p>1009971</text:p>
          </table:table-cell>
          <table:table-cell office:value-type="float" office:value="1012293" calcext:value-type="float">
            <text:p>1012293</text:p>
          </table:table-cell>
          <table:table-cell office:value-type="float" office:value="1072935" calcext:value-type="float">
            <text:p>1072935</text:p>
          </table:table-cell>
          <table:table-cell office:value-type="float" office:value="1073484" calcext:value-type="float">
            <text:p>1073484</text:p>
          </table:table-cell>
          <table:table-cell office:value-type="float" office:value="1078263" calcext:value-type="float">
            <text:p>1078263</text:p>
          </table:table-cell>
          <table:table-cell office:value-type="float" office:value="3168" calcext:value-type="float">
            <text:p>3168</text:p>
          </table:table-cell>
          <table:table-cell table:number-columns-repeated="2" office:value-type="float" office:value="1568" calcext:value-type="float">
            <text:p>15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yber90s1024</text:p>
          </table:table-cell>
          <table:table-cell table:number-columns-repeated="8"/>
        </table:table-row>
        <table:table-row table:style-name="ro1">
          <table:table-cell office:value-type="float" office:value="297540" calcext:value-type="float">
            <text:p>297540</text:p>
          </table:table-cell>
          <table:table-cell office:value-type="float" office:value="297855" calcext:value-type="float">
            <text:p>297855</text:p>
          </table:table-cell>
          <table:table-cell office:value-type="float" office:value="298233" calcext:value-type="float">
            <text:p>298233</text:p>
          </table:table-cell>
          <table:table-cell office:value-type="float" office:value="370584" calcext:value-type="float">
            <text:p>370584</text:p>
          </table:table-cell>
          <table:table-cell office:value-type="float" office:value="370836" calcext:value-type="float">
            <text:p>370836</text:p>
          </table:table-cell>
          <table:table-cell office:value-type="float" office:value="371187" calcext:value-type="float">
            <text:p>371187</text:p>
          </table:table-cell>
          <table:table-cell office:value-type="float" office:value="413289" calcext:value-type="float">
            <text:p>413289</text:p>
          </table:table-cell>
          <table:table-cell office:value-type="float" office:value="413847" calcext:value-type="float">
            <text:p>413847</text:p>
          </table:table-cell>
          <table:table-cell office:value-type="float" office:value="414432" calcext:value-type="float">
            <text:p>414432</text:p>
          </table:table-cell>
          <table:table-cell office:value-type="float" office:value="1632" calcext:value-type="float">
            <text:p>1632</text:p>
          </table:table-cell>
          <table:table-cell office:value-type="float" office:value="800" calcext:value-type="float">
            <text:p>800</text:p>
          </table:table-cell>
          <table:table-cell office:value-type="float" office:value="736" calcext:value-type="float">
            <text:p>7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yber90s512</text:p>
          </table:table-cell>
          <table:table-cell table:number-columns-repeated="8"/>
        </table:table-row>
        <table:table-row table:style-name="ro1">
          <table:table-cell office:value-type="float" office:value="566937" calcext:value-type="float">
            <text:p>566937</text:p>
          </table:table-cell>
          <table:table-cell office:value-type="float" office:value="568566" calcext:value-type="float">
            <text:p>568566</text:p>
          </table:table-cell>
          <table:table-cell office:value-type="float" office:value="570141" calcext:value-type="float">
            <text:p>570141</text:p>
          </table:table-cell>
          <table:table-cell office:value-type="float" office:value="661815" calcext:value-type="float">
            <text:p>661815</text:p>
          </table:table-cell>
          <table:table-cell office:value-type="float" office:value="662580" calcext:value-type="float">
            <text:p>662580</text:p>
          </table:table-cell>
          <table:table-cell office:value-type="float" office:value="663795" calcext:value-type="float">
            <text:p>663795</text:p>
          </table:table-cell>
          <table:table-cell office:value-type="float" office:value="713997" calcext:value-type="float">
            <text:p>713997</text:p>
          </table:table-cell>
          <table:table-cell office:value-type="float" office:value="714825" calcext:value-type="float">
            <text:p>714825</text:p>
          </table:table-cell>
          <table:table-cell office:value-type="float" office:value="715437" calcext:value-type="float">
            <text:p>715437</text:p>
          </table:table-cell>
          <table:table-cell office:value-type="float" office:value="2400" calcext:value-type="float">
            <text:p>2400</text:p>
          </table:table-cell>
          <table:table-cell office:value-type="float" office:value="1184" calcext:value-type="float">
            <text:p>1184</text:p>
          </table:table-cell>
          <table:table-cell office:value-type="float" office:value="1088" calcext:value-type="float">
            <text:p>10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yber90s768</text:p>
          </table:table-cell>
          <table:table-cell table:number-columns-repeated="8"/>
        </table:table-row>
        <table:table-row table:style-name="ro1">
          <table:table-cell office:value-type="float" office:value="307953" calcext:value-type="float">
            <text:p>307953</text:p>
          </table:table-cell>
          <table:table-cell office:value-type="float" office:value="310914" calcext:value-type="float">
            <text:p>310914</text:p>
          </table:table-cell>
          <table:table-cell office:value-type="float" office:value="332100" calcext:value-type="float">
            <text:p>332100</text:p>
          </table:table-cell>
          <table:table-cell office:value-type="float" office:value="572760" calcext:value-type="float">
            <text:p>572760</text:p>
          </table:table-cell>
          <table:table-cell office:value-type="float" office:value="574110" calcext:value-type="float">
            <text:p>574110</text:p>
          </table:table-cell>
          <table:table-cell office:value-type="float" office:value="586233" calcext:value-type="float">
            <text:p>586233</text:p>
          </table:table-cell>
          <table:table-cell office:value-type="float" office:value="825138" calcext:value-type="float">
            <text:p>825138</text:p>
          </table:table-cell>
          <table:table-cell office:value-type="float" office:value="843147" calcext:value-type="float">
            <text:p>843147</text:p>
          </table:table-cell>
          <table:table-cell office:value-type="float" office:value="974655" calcext:value-type="float">
            <text:p>974655</text:p>
          </table:table-cell>
          <table:table-cell office:value-type="float" office:value="1056" calcext:value-type="float">
            <text:p>1056</text:p>
          </table:table-cell>
          <table:table-cell office:value-type="float" office:value="544" calcext:value-type="float">
            <text:p>54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c128</text:p>
          </table:table-cell>
          <table:table-cell table:number-columns-repeated="8"/>
        </table:table-row>
        <table:table-row table:style-name="ro1">
          <table:table-cell office:value-type="float" office:value="1114308" calcext:value-type="float">
            <text:p>1114308</text:p>
          </table:table-cell>
          <table:table-cell office:value-type="float" office:value="1174635" calcext:value-type="float">
            <text:p>1174635</text:p>
          </table:table-cell>
          <table:table-cell office:value-type="float" office:value="1222074" calcext:value-type="float">
            <text:p>1222074</text:p>
          </table:table-cell>
          <table:table-cell office:value-type="float" office:value="1613943" calcext:value-type="float">
            <text:p>1613943</text:p>
          </table:table-cell>
          <table:table-cell office:value-type="float" office:value="1714194" calcext:value-type="float">
            <text:p>1714194</text:p>
          </table:table-cell>
          <table:table-cell office:value-type="float" office:value="1784619" calcext:value-type="float">
            <text:p>1784619</text:p>
          </table:table-cell>
          <table:table-cell office:value-type="float" office:value="2683314" calcext:value-type="float">
            <text:p>2683314</text:p>
          </table:table-cell>
          <table:table-cell office:value-type="float" office:value="2708379" calcext:value-type="float">
            <text:p>2708379</text:p>
          </table:table-cell>
          <table:table-cell office:value-type="float" office:value="2797065" calcext:value-type="float">
            <text:p>2797065</text:p>
          </table:table-cell>
          <table:table-cell office:value-type="float" office:value="2080" calcext:value-type="float">
            <text:p>2080</text:p>
          </table:table-cell>
          <table:table-cell office:value-type="float" office:value="1056" calcext:value-type="float">
            <text:p>1056</text:p>
          </table:table-cell>
          <table:table-cell office:value-type="float" office:value="1536" calcext:value-type="float">
            <text:p>15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c192</text:p>
          </table:table-cell>
          <table:table-cell table:number-columns-repeated="8"/>
        </table:table-row>
        <table:table-row table:style-name="ro1">
          <table:table-cell office:value-type="float" office:value="1062378" calcext:value-type="float">
            <text:p>1062378</text:p>
          </table:table-cell>
          <table:table-cell office:value-type="float" office:value="1171152" calcext:value-type="float">
            <text:p>1171152</text:p>
          </table:table-cell>
          <table:table-cell office:value-type="float" office:value="1196694" calcext:value-type="float">
            <text:p>1196694</text:p>
          </table:table-cell>
          <table:table-cell office:value-type="float" office:value="2141676" calcext:value-type="float">
            <text:p>2141676</text:p>
          </table:table-cell>
          <table:table-cell office:value-type="float" office:value="2293803" calcext:value-type="float">
            <text:p>2293803</text:p>
          </table:table-cell>
          <table:table-cell office:value-type="float" office:value="2348406" calcext:value-type="float">
            <text:p>2348406</text:p>
          </table:table-cell>
          <table:table-cell office:value-type="float" office:value="3256263" calcext:value-type="float">
            <text:p>3256263</text:p>
          </table:table-cell>
          <table:table-cell office:value-type="float" office:value="3340179" calcext:value-type="float">
            <text:p>3340179</text:p>
          </table:table-cell>
          <table:table-cell office:value-type="float" office:value="3379644" calcext:value-type="float">
            <text:p>3379644</text:p>
          </table:table-cell>
          <table:table-cell office:value-type="float" office:value="2080" calcext:value-type="float">
            <text:p>2080</text:p>
          </table:table-cell>
          <table:table-cell office:value-type="float" office:value="1056" calcext:value-type="float">
            <text:p>1056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c256</text:p>
          </table:table-cell>
          <table:table-cell table:number-columns-repeated="8"/>
        </table:table-row>
        <table:table-row table:style-name="ro1">
          <table:table-cell office:value-type="float" office:value="174831354" calcext:value-type="float">
            <text:p>174831354</text:p>
          </table:table-cell>
          <table:table-cell office:value-type="float" office:value="174861927" calcext:value-type="float">
            <text:p>174861927</text:p>
          </table:table-cell>
          <table:table-cell office:value-type="float" office:value="174916008" calcext:value-type="float">
            <text:p>174916008</text:p>
          </table:table-cell>
          <table:table-cell office:value-type="float" office:value="1945935" calcext:value-type="float">
            <text:p>1945935</text:p>
          </table:table-cell>
          <table:table-cell office:value-type="float" office:value="1999476" calcext:value-type="float">
            <text:p>1999476</text:p>
          </table:table-cell>
          <table:table-cell office:value-type="float" office:value="2035548" calcext:value-type="float">
            <text:p>2035548</text:p>
          </table:table-cell>
          <table:table-cell office:value-type="float" office:value="12658743" calcext:value-type="float">
            <text:p>12658743</text:p>
          </table:table-cell>
          <table:table-cell office:value-type="float" office:value="12666960" calcext:value-type="float">
            <text:p>12666960</text:p>
          </table:table-cell>
          <table:table-cell office:value-type="float" office:value="12672999" calcext:value-type="float">
            <text:p>12672999</text:p>
          </table:table-cell>
          <table:table-cell office:value-type="float" office:value="50" calcext:value-type="float">
            <text:p>50</text:p>
          </table:table-cell>
          <table:table-cell office:value-type="float" office:value="2928" calcext:value-type="float">
            <text:p>2928</text:p>
          </table:table-cell>
          <table:table-cell office:value-type="float" office:value="2952" calcext:value-type="float">
            <text:p>29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dakem1264</text:p>
          </table:table-cell>
          <table:table-cell table:number-columns-repeated="8"/>
        </table:table-row>
        <table:table-row table:style-name="ro1">
          <table:table-cell office:value-type="float" office:value="235382031" calcext:value-type="float">
            <text:p>235382031</text:p>
          </table:table-cell>
          <table:table-cell office:value-type="float" office:value="235446093" calcext:value-type="float">
            <text:p>235446093</text:p>
          </table:table-cell>
          <table:table-cell office:value-type="float" office:value="236225502" calcext:value-type="float">
            <text:p>236225502</text:p>
          </table:table-cell>
          <table:table-cell office:value-type="float" office:value="2689578" calcext:value-type="float">
            <text:p>2689578</text:p>
          </table:table-cell>
          <table:table-cell office:value-type="float" office:value="2728539" calcext:value-type="float">
            <text:p>2728539</text:p>
          </table:table-cell>
          <table:table-cell office:value-type="float" office:value="2786472" calcext:value-type="float">
            <text:p>2786472</text:p>
          </table:table-cell>
          <table:table-cell office:value-type="float" office:value="14860971" calcext:value-type="float">
            <text:p>14860971</text:p>
          </table:table-cell>
          <table:table-cell office:value-type="float" office:value="14898933" calcext:value-type="float">
            <text:p>14898933</text:p>
          </table:table-cell>
          <table:table-cell office:value-type="float" office:value="14950872" calcext:value-type="float">
            <text:p>14950872</text:p>
          </table:table-cell>
          <table:table-cell office:value-type="float" office:value="50" calcext:value-type="float">
            <text:p>50</text:p>
          </table:table-cell>
          <table:table-cell office:value-type="float" office:value="3536" calcext:value-type="float">
            <text:p>3536</text:p>
          </table:table-cell>
          <table:table-cell office:value-type="float" office:value="3560" calcext:value-type="float">
            <text:p>35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dakem12sl</text:p>
          </table:table-cell>
          <table:table-cell table:number-columns-repeated="8"/>
        </table:table-row>
        <table:table-row table:style-name="ro1">
          <table:table-cell office:value-type="float" office:value="81415575" calcext:value-type="float">
            <text:p>81415575</text:p>
          </table:table-cell>
          <table:table-cell office:value-type="float" office:value="81446292" calcext:value-type="float">
            <text:p>81446292</text:p>
          </table:table-cell>
          <table:table-cell office:value-type="float" office:value="81478350" calcext:value-type="float">
            <text:p>81478350</text:p>
          </table:table-cell>
          <table:table-cell office:value-type="float" office:value="1288584" calcext:value-type="float">
            <text:p>1288584</text:p>
          </table:table-cell>
          <table:table-cell office:value-type="float" office:value="1288854" calcext:value-type="float">
            <text:p>1288854</text:p>
          </table:table-cell>
          <table:table-cell office:value-type="float" office:value="1289646" calcext:value-type="float">
            <text:p>1289646</text:p>
          </table:table-cell>
          <table:table-cell office:value-type="float" office:value="13422987" calcext:value-type="float">
            <text:p>13422987</text:p>
          </table:table-cell>
          <table:table-cell office:value-type="float" office:value="13431276" calcext:value-type="float">
            <text:p>13431276</text:p>
          </table:table-cell>
          <table:table-cell office:value-type="float" office:value="13534308" calcext:value-type="float">
            <text:p>13534308</text:p>
          </table:table-cell>
          <table:table-cell office:value-type="float" office:value="50" calcext:value-type="float">
            <text:p>50</text:p>
          </table:table-cell>
          <table:table-cell office:value-type="float" office:value="4032" calcext:value-type="float">
            <text:p>4032</text:p>
          </table:table-cell>
          <table:table-cell office:value-type="float" office:value="2040" calcext:value-type="float">
            <text:p>20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dakem1364</text:p>
          </table:table-cell>
          <table:table-cell table:number-columns-repeated="8"/>
        </table:table-row>
        <table:table-row table:style-name="ro1">
          <table:table-cell office:value-type="float" office:value="103407246" calcext:value-type="float">
            <text:p>103407246</text:p>
          </table:table-cell>
          <table:table-cell office:value-type="float" office:value="104817303" calcext:value-type="float">
            <text:p>104817303</text:p>
          </table:table-cell>
          <table:table-cell office:value-type="float" office:value="106344369" calcext:value-type="float">
            <text:p>106344369</text:p>
          </table:table-cell>
          <table:table-cell office:value-type="float" office:value="1570311" calcext:value-type="float">
            <text:p>1570311</text:p>
          </table:table-cell>
          <table:table-cell office:value-type="float" office:value="1570734" calcext:value-type="float">
            <text:p>1570734</text:p>
          </table:table-cell>
          <table:table-cell office:value-type="float" office:value="1575189" calcext:value-type="float">
            <text:p>1575189</text:p>
          </table:table-cell>
          <table:table-cell office:value-type="float" office:value="16841142" calcext:value-type="float">
            <text:p>16841142</text:p>
          </table:table-cell>
          <table:table-cell office:value-type="float" office:value="16918425" calcext:value-type="float">
            <text:p>16918425</text:p>
          </table:table-cell>
          <table:table-cell office:value-type="float" office:value="17082324" calcext:value-type="float">
            <text:p>17082324</text:p>
          </table:table-cell>
          <table:table-cell office:value-type="float" office:value="50" calcext:value-type="float">
            <text:p>50</text:p>
          </table:table-cell>
          <table:table-cell office:value-type="float" office:value="4928" calcext:value-type="float">
            <text:p>4928</text:p>
          </table:table-cell>
          <table:table-cell office:value-type="float" office:value="2488" calcext:value-type="float">
            <text:p>24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dakem13sl</text:p>
          </table:table-cell>
          <table:table-cell table:number-columns-repeated="8"/>
        </table:table-row>
        <table:table-row table:style-name="ro1">
          <table:table-cell office:value-type="float" office:value="67083300" calcext:value-type="float">
            <text:p>67083300</text:p>
          </table:table-cell>
          <table:table-cell office:value-type="float" office:value="67102020" calcext:value-type="float">
            <text:p>67102020</text:p>
          </table:table-cell>
          <table:table-cell office:value-type="float" office:value="67121127" calcext:value-type="float">
            <text:p>67121127</text:p>
          </table:table-cell>
          <table:table-cell office:value-type="float" office:value="968679" calcext:value-type="float">
            <text:p>968679</text:p>
          </table:table-cell>
          <table:table-cell office:value-type="float" office:value="968976" calcext:value-type="float">
            <text:p>968976</text:p>
          </table:table-cell>
          <table:table-cell office:value-type="float" office:value="969462" calcext:value-type="float">
            <text:p>969462</text:p>
          </table:table-cell>
          <table:table-cell office:value-type="float" office:value="15425379" calcext:value-type="float">
            <text:p>15425379</text:p>
          </table:table-cell>
          <table:table-cell office:value-type="float" office:value="15466572" calcext:value-type="float">
            <text:p>15466572</text:p>
          </table:table-cell>
          <table:table-cell office:value-type="float" office:value="15474861" calcext:value-type="float">
            <text:p>15474861</text:p>
          </table:table-cell>
          <table:table-cell office:value-type="float" office:value="50" calcext:value-type="float">
            <text:p>50</text:p>
          </table:table-cell>
          <table:table-cell office:value-type="float" office:value="5040" calcext:value-type="float">
            <text:p>5040</text:p>
          </table:table-cell>
          <table:table-cell office:value-type="float" office:value="1704" calcext:value-type="float">
            <text:p>17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dakem1464</text:p>
          </table:table-cell>
          <table:table-cell table:number-columns-repeated="8"/>
        </table:table-row>
        <table:table-row table:style-name="ro1">
          <table:table-cell office:value-type="float" office:value="91815696" calcext:value-type="float">
            <text:p>91815696</text:p>
          </table:table-cell>
          <table:table-cell office:value-type="float" office:value="91859112" calcext:value-type="float">
            <text:p>91859112</text:p>
          </table:table-cell>
          <table:table-cell office:value-type="float" office:value="94023495" calcext:value-type="float">
            <text:p>94023495</text:p>
          </table:table-cell>
          <table:table-cell office:value-type="float" office:value="1127448" calcext:value-type="float">
            <text:p>1127448</text:p>
          </table:table-cell>
          <table:table-cell office:value-type="float" office:value="1132110" calcext:value-type="float">
            <text:p>1132110</text:p>
          </table:table-cell>
          <table:table-cell office:value-type="float" office:value="1222398" calcext:value-type="float">
            <text:p>1222398</text:p>
          </table:table-cell>
          <table:table-cell office:value-type="float" office:value="18437220" calcext:value-type="float">
            <text:p>18437220</text:p>
          </table:table-cell>
          <table:table-cell office:value-type="float" office:value="18443583" calcext:value-type="float">
            <text:p>18443583</text:p>
          </table:table-cell>
          <table:table-cell office:value-type="float" office:value="18551133" calcext:value-type="float">
            <text:p>18551133</text:p>
          </table:table-cell>
          <table:table-cell office:value-type="float" office:value="50" calcext:value-type="float">
            <text:p>50</text:p>
          </table:table-cell>
          <table:table-cell office:value-type="float" office:value="6096" calcext:value-type="float">
            <text:p>6096</text:p>
          </table:table-cell>
          <table:table-cell office:value-type="float" office:value="2056" calcext:value-type="float">
            <text:p>20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dakem14sl</text:p>
          </table:table-cell>
          <table:table-cell table:number-columns-repeated="8"/>
        </table:table-row>
        <table:table-row table:style-name="ro1">
          <table:table-cell office:value-type="float" office:value="305976294" calcext:value-type="float">
            <text:p>305976294</text:p>
          </table:table-cell>
          <table:table-cell office:value-type="float" office:value="306027387" calcext:value-type="float">
            <text:p>306027387</text:p>
          </table:table-cell>
          <table:table-cell office:value-type="float" office:value="306101178" calcext:value-type="float">
            <text:p>306101178</text:p>
          </table:table-cell>
          <table:table-cell office:value-type="float" office:value="4942557" calcext:value-type="float">
            <text:p>4942557</text:p>
          </table:table-cell>
          <table:table-cell office:value-type="float" office:value="5127867" calcext:value-type="float">
            <text:p>5127867</text:p>
          </table:table-cell>
          <table:table-cell office:value-type="float" office:value="5292252" calcext:value-type="float">
            <text:p>5292252</text:p>
          </table:table-cell>
          <table:table-cell office:value-type="float" office:value="35863425" calcext:value-type="float">
            <text:p>35863425</text:p>
          </table:table-cell>
          <table:table-cell office:value-type="float" office:value="36042759" calcext:value-type="float">
            <text:p>36042759</text:p>
          </table:table-cell>
          <table:table-cell office:value-type="float" office:value="36051453" calcext:value-type="float">
            <text:p>36051453</text:p>
          </table:table-cell>
          <table:table-cell office:value-type="float" office:value="66" calcext:value-type="float">
            <text:p>66</text:p>
          </table:table-cell>
          <table:table-cell office:value-type="float" office:value="5104" calcext:value-type="float">
            <text:p>5104</text:p>
          </table:table-cell>
          <table:table-cell office:value-type="float" office:value="5136" calcext:value-type="float">
            <text:p>51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dakem3264</text:p>
          </table:table-cell>
          <table:table-cell table:number-columns-repeated="8"/>
        </table:table-row>
        <table:table-row table:style-name="ro1">
          <table:table-cell office:value-type="float" office:value="690397506" calcext:value-type="float">
            <text:p>690397506</text:p>
          </table:table-cell>
          <table:table-cell office:value-type="float" office:value="690495543" calcext:value-type="float">
            <text:p>690495543</text:p>
          </table:table-cell>
          <table:table-cell office:value-type="float" office:value="692084646" calcext:value-type="float">
            <text:p>692084646</text:p>
          </table:table-cell>
          <table:table-cell office:value-type="float" office:value="7874487" calcext:value-type="float">
            <text:p>7874487</text:p>
          </table:table-cell>
          <table:table-cell office:value-type="float" office:value="8022330" calcext:value-type="float">
            <text:p>8022330</text:p>
          </table:table-cell>
          <table:table-cell office:value-type="float" office:value="8142705" calcext:value-type="float">
            <text:p>8142705</text:p>
          </table:table-cell>
          <table:table-cell office:value-type="float" office:value="45615168" calcext:value-type="float">
            <text:p>45615168</text:p>
          </table:table-cell>
          <table:table-cell office:value-type="float" office:value="45626895" calcext:value-type="float">
            <text:p>45626895</text:p>
          </table:table-cell>
          <table:table-cell office:value-type="float" office:value="45643437" calcext:value-type="float">
            <text:p>45643437</text:p>
          </table:table-cell>
          <table:table-cell office:value-type="float" office:value="66" calcext:value-type="float">
            <text:p>66</text:p>
          </table:table-cell>
          <table:table-cell office:value-type="float" office:value="6584" calcext:value-type="float">
            <text:p>6584</text:p>
          </table:table-cell>
          <table:table-cell office:value-type="float" office:value="6616" calcext:value-type="float">
            <text:p>66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dakem32sl</text:p>
          </table:table-cell>
          <table:table-cell table:number-columns-repeated="8"/>
        </table:table-row>
        <table:table-row table:style-name="ro1">
          <table:table-cell office:value-type="float" office:value="255089070" calcext:value-type="float">
            <text:p>255089070</text:p>
          </table:table-cell>
          <table:table-cell office:value-type="float" office:value="255121497" calcext:value-type="float">
            <text:p>255121497</text:p>
          </table:table-cell>
          <table:table-cell office:value-type="float" office:value="255160980" calcext:value-type="float">
            <text:p>255160980</text:p>
          </table:table-cell>
          <table:table-cell office:value-type="float" office:value="3291552" calcext:value-type="float">
            <text:p>3291552</text:p>
          </table:table-cell>
          <table:table-cell office:value-type="float" office:value="3295926" calcext:value-type="float">
            <text:p>3295926</text:p>
          </table:table-cell>
          <table:table-cell office:value-type="float" office:value="3302775" calcext:value-type="float">
            <text:p>3302775</text:p>
          </table:table-cell>
          <table:table-cell office:value-type="float" office:value="36349200" calcext:value-type="float">
            <text:p>36349200</text:p>
          </table:table-cell>
          <table:table-cell office:value-type="float" office:value="36421839" calcext:value-type="float">
            <text:p>36421839</text:p>
          </table:table-cell>
          <table:table-cell office:value-type="float" office:value="36489537" calcext:value-type="float">
            <text:p>36489537</text:p>
          </table:table-cell>
          <table:table-cell office:value-type="float" office:value="66" calcext:value-type="float">
            <text:p>66</text:p>
          </table:table-cell>
          <table:table-cell office:value-type="float" office:value="7104" calcext:value-type="float">
            <text:p>7104</text:p>
          </table:table-cell>
          <table:table-cell office:value-type="float" office:value="3584" calcext:value-type="float">
            <text:p>35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dakem3364</text:p>
          </table:table-cell>
          <table:table-cell table:number-columns-repeated="8"/>
        </table:table-row>
        <table:table-row table:style-name="ro1">
          <table:table-cell office:value-type="float" office:value="311402484" calcext:value-type="float">
            <text:p>311402484</text:p>
          </table:table-cell>
          <table:table-cell office:value-type="float" office:value="311457429" calcext:value-type="float">
            <text:p>311457429</text:p>
          </table:table-cell>
          <table:table-cell office:value-type="float" office:value="311546223" calcext:value-type="float">
            <text:p>311546223</text:p>
          </table:table-cell>
          <table:table-cell office:value-type="float" office:value="4683879" calcext:value-type="float">
            <text:p>4683879</text:p>
          </table:table-cell>
          <table:table-cell office:value-type="float" office:value="4689999" calcext:value-type="float">
            <text:p>4689999</text:p>
          </table:table-cell>
          <table:table-cell office:value-type="float" office:value="4695300" calcext:value-type="float">
            <text:p>4695300</text:p>
          </table:table-cell>
          <table:table-cell office:value-type="float" office:value="50689242" calcext:value-type="float">
            <text:p>50689242</text:p>
          </table:table-cell>
          <table:table-cell office:value-type="float" office:value="51021972" calcext:value-type="float">
            <text:p>51021972</text:p>
          </table:table-cell>
          <table:table-cell office:value-type="float" office:value="51438231" calcext:value-type="float">
            <text:p>51438231</text:p>
          </table:table-cell>
          <table:table-cell office:value-type="float" office:value="66" calcext:value-type="float">
            <text:p>66</text:p>
          </table:table-cell>
          <table:table-cell office:value-type="float" office:value="9168" calcext:value-type="float">
            <text:p>9168</text:p>
          </table:table-cell>
          <table:table-cell office:value-type="float" office:value="4616" calcext:value-type="float">
            <text:p>46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dakem33sl</text:p>
          </table:table-cell>
          <table:table-cell table:number-columns-repeated="8"/>
        </table:table-row>
        <table:table-row table:style-name="ro1">
          <table:table-cell office:value-type="float" office:value="190345374" calcext:value-type="float">
            <text:p>190345374</text:p>
          </table:table-cell>
          <table:table-cell office:value-type="float" office:value="190398672" calcext:value-type="float">
            <text:p>190398672</text:p>
          </table:table-cell>
          <table:table-cell office:value-type="float" office:value="194766642" calcext:value-type="float">
            <text:p>194766642</text:p>
          </table:table-cell>
          <table:table-cell office:value-type="float" office:value="2376252" calcext:value-type="float">
            <text:p>2376252</text:p>
          </table:table-cell>
          <table:table-cell office:value-type="float" office:value="2377287" calcext:value-type="float">
            <text:p>2377287</text:p>
          </table:table-cell>
          <table:table-cell office:value-type="float" office:value="2384739" calcext:value-type="float">
            <text:p>2384739</text:p>
          </table:table-cell>
          <table:table-cell office:value-type="float" office:value="39259188" calcext:value-type="float">
            <text:p>39259188</text:p>
          </table:table-cell>
          <table:table-cell office:value-type="float" office:value="39265848" calcext:value-type="float">
            <text:p>39265848</text:p>
          </table:table-cell>
          <table:table-cell office:value-type="float" office:value="39431214" calcext:value-type="float">
            <text:p>39431214</text:p>
          </table:table-cell>
          <table:table-cell office:value-type="float" office:value="66" calcext:value-type="float">
            <text:p>66</text:p>
          </table:table-cell>
          <table:table-cell office:value-type="float" office:value="8592" calcext:value-type="float">
            <text:p>8592</text:p>
          </table:table-cell>
          <table:table-cell office:value-type="float" office:value="2896" calcext:value-type="float">
            <text:p>28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dakem3464</text:p>
          </table:table-cell>
          <table:table-cell table:number-columns-repeated="8"/>
        </table:table-row>
        <table:table-row table:style-name="ro1">
          <table:table-cell office:value-type="float" office:value="236572983" calcext:value-type="float">
            <text:p>236572983</text:p>
          </table:table-cell>
          <table:table-cell office:value-type="float" office:value="236628891" calcext:value-type="float">
            <text:p>236628891</text:p>
          </table:table-cell>
          <table:table-cell office:value-type="float" office:value="240475554" calcext:value-type="float">
            <text:p>240475554</text:p>
          </table:table-cell>
          <table:table-cell office:value-type="float" office:value="3164832" calcext:value-type="float">
            <text:p>3164832</text:p>
          </table:table-cell>
          <table:table-cell office:value-type="float" office:value="3167757" calcext:value-type="float">
            <text:p>3167757</text:p>
          </table:table-cell>
          <table:table-cell office:value-type="float" office:value="3175236" calcext:value-type="float">
            <text:p>3175236</text:p>
          </table:table-cell>
          <table:table-cell office:value-type="float" office:value="54219663" calcext:value-type="float">
            <text:p>54219663</text:p>
          </table:table-cell>
          <table:table-cell office:value-type="float" office:value="54232137" calcext:value-type="float">
            <text:p>54232137</text:p>
          </table:table-cell>
          <table:table-cell office:value-type="float" office:value="54335475" calcext:value-type="float">
            <text:p>54335475</text:p>
          </table:table-cell>
          <table:table-cell office:value-type="float" office:value="66" calcext:value-type="float">
            <text:p>66</text:p>
          </table:table-cell>
          <table:table-cell office:value-type="float" office:value="11568" calcext:value-type="float">
            <text:p>11568</text:p>
          </table:table-cell>
          <table:table-cell office:value-type="float" office:value="3888" calcext:value-type="float">
            <text:p>38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dakem34sl</text:p>
          </table:table-cell>
          <table:table-cell table:number-columns-repeated="8"/>
        </table:table-row>
        <table:table-row table:style-name="ro1">
          <table:table-cell office:value-type="float" office:value="740660364" calcext:value-type="float">
            <text:p>740660364</text:p>
          </table:table-cell>
          <table:table-cell office:value-type="float" office:value="740778174" calcext:value-type="float">
            <text:p>740778174</text:p>
          </table:table-cell>
          <table:table-cell office:value-type="float" office:value="744958863" calcext:value-type="float">
            <text:p>744958863</text:p>
          </table:table-cell>
          <table:table-cell office:value-type="float" office:value="14089977" calcext:value-type="float">
            <text:p>14089977</text:p>
          </table:table-cell>
          <table:table-cell office:value-type="float" office:value="14205942" calcext:value-type="float">
            <text:p>14205942</text:p>
          </table:table-cell>
          <table:table-cell office:value-type="float" office:value="14352345" calcext:value-type="float">
            <text:p>14352345</text:p>
          </table:table-cell>
          <table:table-cell office:value-type="float" office:value="72163548" calcext:value-type="float">
            <text:p>72163548</text:p>
          </table:table-cell>
          <table:table-cell office:value-type="float" office:value="72183519" calcext:value-type="float">
            <text:p>72183519</text:p>
          </table:table-cell>
          <table:table-cell office:value-type="float" office:value="72354177" calcext:value-type="float">
            <text:p>72354177</text:p>
          </table:table-cell>
          <table:table-cell office:value-type="float" office:value="82" calcext:value-type="float">
            <text:p>82</text:p>
          </table:table-cell>
          <table:table-cell office:value-type="float" office:value="7720" calcext:value-type="float">
            <text:p>7720</text:p>
          </table:table-cell>
          <table:table-cell office:value-type="float" office:value="7760" calcext:value-type="float">
            <text:p>77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edakem5264</text:p>
          </table:table-cell>
          <table:table-cell table:number-columns-repeated="8"/>
        </table:table-row>
        <table:table-row table:style-name="ro1">
          <table:table-cell office:value-type="float" office:value="1575805707" calcext:value-type="float">
            <text:p>1575805707</text:p>
          </table:table-cell>
          <table:table-cell office:value-type="float" office:value="1578242655" calcext:value-type="float">
            <text:p>1578242655</text:p>
          </table:table-cell>
          <table:table-cell office:value-type="float" office:value="1578865788" calcext:value-type="float">
            <text:p>1578865788</text:p>
          </table:table-cell>
          <table:table-cell office:value-type="float" office:value="14138352" calcext:value-type="float">
            <text:p>14138352</text:p>
          </table:table-cell>
          <table:table-cell office:value-type="float" office:value="14481495" calcext:value-type="float">
            <text:p>14481495</text:p>
          </table:table-cell>
          <table:table-cell office:value-type="float" office:value="14852250" calcext:value-type="float">
            <text:p>14852250</text:p>
          </table:table-cell>
          <table:table-cell office:value-type="float" office:value="100137213" calcext:value-type="float">
            <text:p>100137213</text:p>
          </table:table-cell>
          <table:table-cell office:value-type="float" office:value="100159443" calcext:value-type="float">
            <text:p>100159443</text:p>
          </table:table-cell>
          <table:table-cell office:value-type="float" office:value="100544886" calcext:value-type="float">
            <text:p>100544886</text:p>
          </table:table-cell>
          <table:table-cell office:value-type="float" office:value="82" calcext:value-type="float">
            <text:p>82</text:p>
          </table:table-cell>
          <table:table-cell office:value-type="float" office:value="10448" calcext:value-type="float">
            <text:p>10448</text:p>
          </table:table-cell>
          <table:table-cell office:value-type="float" office:value="10488" calcext:value-type="float">
            <text:p>104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edakem52sl</text:p>
          </table:table-cell>
          <table:table-cell table:number-columns-repeated="8"/>
        </table:table-row>
        <table:table-row table:style-name="ro1">
          <table:table-cell office:value-type="float" office:value="534445290" calcext:value-type="float">
            <text:p>534445290</text:p>
          </table:table-cell>
          <table:table-cell office:value-type="float" office:value="534514761" calcext:value-type="float">
            <text:p>534514761</text:p>
          </table:table-cell>
          <table:table-cell office:value-type="float" office:value="534582099" calcext:value-type="float">
            <text:p>534582099</text:p>
          </table:table-cell>
          <table:table-cell office:value-type="float" office:value="7247259" calcext:value-type="float">
            <text:p>7247259</text:p>
          </table:table-cell>
          <table:table-cell office:value-type="float" office:value="7251912" calcext:value-type="float">
            <text:p>7251912</text:p>
          </table:table-cell>
          <table:table-cell office:value-type="float" office:value="7418169" calcext:value-type="float">
            <text:p>7418169</text:p>
          </table:table-cell>
          <table:table-cell office:value-type="float" office:value="79712109" calcext:value-type="float">
            <text:p>79712109</text:p>
          </table:table-cell>
          <table:table-cell office:value-type="float" office:value="79719993" calcext:value-type="float">
            <text:p>79719993</text:p>
          </table:table-cell>
          <table:table-cell office:value-type="float" office:value="79735653" calcext:value-type="float">
            <text:p>79735653</text:p>
          </table:table-cell>
          <table:table-cell office:value-type="float" office:value="82" calcext:value-type="float">
            <text:p>82</text:p>
          </table:table-cell>
          <table:table-cell office:value-type="float" office:value="10672" calcext:value-type="float">
            <text:p>10672</text:p>
          </table:table-cell>
          <table:table-cell office:value-type="float" office:value="5376" calcext:value-type="float">
            <text:p>53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edakem5364</text:p>
          </table:table-cell>
          <table:table-cell table:number-columns-repeated="8"/>
        </table:table-row>
        <table:table-row table:style-name="ro1">
          <table:table-cell office:value-type="float" office:value="745710246" calcext:value-type="float">
            <text:p>745710246</text:p>
          </table:table-cell>
          <table:table-cell office:value-type="float" office:value="746083350" calcext:value-type="float">
            <text:p>746083350</text:p>
          </table:table-cell>
          <table:table-cell office:value-type="float" office:value="750131073" calcext:value-type="float">
            <text:p>750131073</text:p>
          </table:table-cell>
          <table:table-cell office:value-type="float" office:value="9804366" calcext:value-type="float">
            <text:p>9804366</text:p>
          </table:table-cell>
          <table:table-cell office:value-type="float" office:value="9807561" calcext:value-type="float">
            <text:p>9807561</text:p>
          </table:table-cell>
          <table:table-cell office:value-type="float" office:value="9810117" calcext:value-type="float">
            <text:p>9810117</text:p>
          </table:table-cell>
          <table:table-cell office:value-type="float" office:value="108191754" calcext:value-type="float">
            <text:p>108191754</text:p>
          </table:table-cell>
          <table:table-cell office:value-type="float" office:value="108211680" calcext:value-type="float">
            <text:p>108211680</text:p>
          </table:table-cell>
          <table:table-cell office:value-type="float" office:value="108229266" calcext:value-type="float">
            <text:p>108229266</text:p>
          </table:table-cell>
          <table:table-cell office:value-type="float" office:value="82" calcext:value-type="float">
            <text:p>82</text:p>
          </table:table-cell>
          <table:table-cell office:value-type="float" office:value="14544" calcext:value-type="float">
            <text:p>14544</text:p>
          </table:table-cell>
          <table:table-cell office:value-type="float" office:value="7312" calcext:value-type="float">
            <text:p>73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edakem53sl</text:p>
          </table:table-cell>
          <table:table-cell table:number-columns-repeated="8"/>
        </table:table-row>
        <table:table-row table:style-name="ro1">
          <table:table-cell office:value-type="float" office:value="303054678" calcext:value-type="float">
            <text:p>303054678</text:p>
          </table:table-cell>
          <table:table-cell office:value-type="float" office:value="303097653" calcext:value-type="float">
            <text:p>303097653</text:p>
          </table:table-cell>
          <table:table-cell office:value-type="float" office:value="303178068" calcext:value-type="float">
            <text:p>303178068</text:p>
          </table:table-cell>
          <table:table-cell office:value-type="float" office:value="5290362" calcext:value-type="float">
            <text:p>5290362</text:p>
          </table:table-cell>
          <table:table-cell office:value-type="float" office:value="5300091" calcext:value-type="float">
            <text:p>5300091</text:p>
          </table:table-cell>
          <table:table-cell office:value-type="float" office:value="5507595" calcext:value-type="float">
            <text:p>5507595</text:p>
          </table:table-cell>
          <table:table-cell office:value-type="float" office:value="92490381" calcext:value-type="float">
            <text:p>92490381</text:p>
          </table:table-cell>
          <table:table-cell office:value-type="float" office:value="92523456" calcext:value-type="float">
            <text:p>92523456</text:p>
          </table:table-cell>
          <table:table-cell office:value-type="float" office:value="92548755" calcext:value-type="float">
            <text:p>92548755</text:p>
          </table:table-cell>
          <table:table-cell office:value-type="float" office:value="82" calcext:value-type="float">
            <text:p>82</text:p>
          </table:table-cell>
          <table:table-cell office:value-type="float" office:value="13320" calcext:value-type="float">
            <text:p>13320</text:p>
          </table:table-cell>
          <table:table-cell office:value-type="float" office:value="4480" calcext:value-type="float">
            <text:p>44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edakem5464</text:p>
          </table:table-cell>
          <table:table-cell table:number-columns-repeated="8"/>
        </table:table-row>
        <table:table-row table:style-name="ro1">
          <table:table-cell office:value-type="float" office:value="625513815" calcext:value-type="float">
            <text:p>625513815</text:p>
          </table:table-cell>
          <table:table-cell office:value-type="float" office:value="625633101" calcext:value-type="float">
            <text:p>625633101</text:p>
          </table:table-cell>
          <table:table-cell office:value-type="float" office:value="625940532" calcext:value-type="float">
            <text:p>625940532</text:p>
          </table:table-cell>
          <table:table-cell office:value-type="float" office:value="7225992" calcext:value-type="float">
            <text:p>7225992</text:p>
          </table:table-cell>
          <table:table-cell office:value-type="float" office:value="7228800" calcext:value-type="float">
            <text:p>7228800</text:p>
          </table:table-cell>
          <table:table-cell office:value-type="float" office:value="7235505" calcext:value-type="float">
            <text:p>7235505</text:p>
          </table:table-cell>
          <table:table-cell office:value-type="float" office:value="125553006" calcext:value-type="float">
            <text:p>125553006</text:p>
          </table:table-cell>
          <table:table-cell office:value-type="float" office:value="125571852" calcext:value-type="float">
            <text:p>125571852</text:p>
          </table:table-cell>
          <table:table-cell office:value-type="float" office:value="125769834" calcext:value-type="float">
            <text:p>125769834</text:p>
          </table:table-cell>
          <table:table-cell office:value-type="float" office:value="82" calcext:value-type="float">
            <text:p>82</text:p>
          </table:table-cell>
          <table:table-cell office:value-type="float" office:value="18144" calcext:value-type="float">
            <text:p>18144</text:p>
          </table:table-cell>
          <table:table-cell office:value-type="float" office:value="6088" calcext:value-type="float">
            <text:p>60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edakem54sl</text:p>
          </table:table-cell>
          <table:table-cell table:number-columns-repeated="8"/>
        </table:table-row>
        <table:table-row table:style-name="ro1">
          <table:table-cell office:value-type="float" office:value="227250" calcext:value-type="float">
            <text:p>227250</text:p>
          </table:table-cell>
          <table:table-cell office:value-type="float" office:value="255501" calcext:value-type="float">
            <text:p>255501</text:p>
          </table:table-cell>
          <table:table-cell office:value-type="float" office:value="255762" calcext:value-type="float">
            <text:p>255762</text:p>
          </table:table-cell>
          <table:table-cell table:style-name="ce2" office:value-type="string" calcext:value-type="string">
            <text:p>251919?</text:p>
          </table:table-cell>
          <table:table-cell table:style-name="ce2" office:value-type="string" calcext:value-type="string">
            <text:p>267480?</text:p>
          </table:table-cell>
          <table:table-cell table:style-name="ce2" office:value-type="string" calcext:value-type="string">
            <text:p>353331?</text:p>
          </table:table-cell>
          <table:table-cell office:value-type="float" office:value="336798" calcext:value-type="float">
            <text:p>336798</text:p>
          </table:table-cell>
          <table:table-cell office:value-type="float" office:value="353754" calcext:value-type="float">
            <text:p>353754</text:p>
          </table:table-cell>
          <table:table-cell office:value-type="float" office:value="360720" calcext:value-type="float">
            <text:p>360720</text:p>
          </table:table-cell>
          <table:table-cell office:value-type="float" office:value="1568" calcext:value-type="float">
            <text:p>1568</text:p>
          </table:table-cell>
          <table:table-cell office:value-type="float" office:value="672" calcext:value-type="float">
            <text:p>672</text:p>
          </table:table-cell>
          <table:table-cell office:value-type="float" office:value="736" calcext:value-type="float">
            <text:p>7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ghtsaber2</text:p>
          </table:table-cell>
          <table:table-cell table:number-columns-repeated="8"/>
        </table:table-row>
        <table:table-row table:style-name="ro3">
          <table:table-cell office:value-type="float" office:value="1420776" calcext:value-type="float">
            <text:p>1420776</text:p>
          </table:table-cell>
          <table:table-cell office:value-type="float" office:value="1421262" calcext:value-type="float">
            <text:p>1421262</text:p>
          </table:table-cell>
          <table:table-cell office:value-type="float" office:value="1426473" calcext:value-type="float">
            <text:p>1426473</text:p>
          </table:table-cell>
          <table:table-cell office:value-type="float" office:value="823140" calcext:value-type="float">
            <text:p>823140</text:p>
          </table:table-cell>
          <table:table-cell office:value-type="float" office:value="823905" calcext:value-type="float">
            <text:p>823905</text:p>
          </table:table-cell>
          <table:table-cell office:value-type="float" office:value="824562" calcext:value-type="float">
            <text:p>824562</text:p>
          </table:table-cell>
          <table:table-cell office:value-type="float" office:value="1056105" calcext:value-type="float">
            <text:p>1056105</text:p>
          </table:table-cell>
          <table:table-cell office:value-type="float" office:value="1057707" calcext:value-type="float">
            <text:p>1057707</text:p>
          </table:table-cell>
          <table:table-cell office:value-type="float" office:value="1059606" calcext:value-type="float">
            <text:p>1059606</text:p>
          </table:table-cell>
          <table:table-cell office:value-type="float" office:value="9217" calcext:value-type="float">
            <text:p>9217</text:p>
          </table:table-cell>
          <table:table-cell office:value-type="float" office:value="6145" calcext:value-type="float">
            <text:p>6145</text:p>
          </table:table-cell>
          <table:table-cell office:value-type="float" office:value="4227" calcext:value-type="float">
            <text:p>42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ma2p1024cca</text:p>
          </table:table-cell>
          <table:table-cell table:number-columns-repeated="8"/>
        </table:table-row>
        <table:table-row table:style-name="ro3">
          <table:table-cell office:value-type="float" office:value="2879793" calcext:value-type="float">
            <text:p>2879793</text:p>
          </table:table-cell>
          <table:table-cell office:value-type="float" office:value="2881413" calcext:value-type="float">
            <text:p>2881413</text:p>
          </table:table-cell>
          <table:table-cell office:value-type="float" office:value="2893950" calcext:value-type="float">
            <text:p>2893950</text:p>
          </table:table-cell>
          <table:table-cell office:value-type="float" office:value="1663749" calcext:value-type="float">
            <text:p>1663749</text:p>
          </table:table-cell>
          <table:table-cell office:value-type="float" office:value="1664622" calcext:value-type="float">
            <text:p>1664622</text:p>
          </table:table-cell>
          <table:table-cell office:value-type="float" office:value="1668285" calcext:value-type="float">
            <text:p>1668285</text:p>
          </table:table-cell>
          <table:table-cell office:value-type="float" office:value="2103948" calcext:value-type="float">
            <text:p>2103948</text:p>
          </table:table-cell>
          <table:table-cell office:value-type="float" office:value="2108151" calcext:value-type="float">
            <text:p>2108151</text:p>
          </table:table-cell>
          <table:table-cell office:value-type="float" office:value="2136906" calcext:value-type="float">
            <text:p>2136906</text:p>
          </table:table-cell>
          <table:table-cell office:value-type="float" office:value="18433" calcext:value-type="float">
            <text:p>18433</text:p>
          </table:table-cell>
          <table:table-cell office:value-type="float" office:value="12289" calcext:value-type="float">
            <text:p>12289</text:p>
          </table:table-cell>
          <table:table-cell office:value-type="float" office:value="7299" calcext:value-type="float">
            <text:p>72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ma2p2048cca</text:p>
          </table:table-cell>
          <table:table-cell table:number-columns-repeated="8"/>
        </table:table-row>
        <table:table-row table:style-name="ro3">
          <table:table-cell office:value-type="float" office:value="2730303" calcext:value-type="float">
            <text:p>2730303</text:p>
          </table:table-cell>
          <table:table-cell office:value-type="float" office:value="2733228" calcext:value-type="float">
            <text:p>2733228</text:p>
          </table:table-cell>
          <table:table-cell office:value-type="float" office:value="2746539" calcext:value-type="float">
            <text:p>2746539</text:p>
          </table:table-cell>
          <table:table-cell office:value-type="float" office:value="2180745" calcext:value-type="float">
            <text:p>2180745</text:p>
          </table:table-cell>
          <table:table-cell office:value-type="float" office:value="2182671" calcext:value-type="float">
            <text:p>2182671</text:p>
          </table:table-cell>
          <table:table-cell office:value-type="float" office:value="2194425" calcext:value-type="float">
            <text:p>2194425</text:p>
          </table:table-cell>
          <table:table-cell office:value-type="float" office:value="2841867" calcext:value-type="float">
            <text:p>2841867</text:p>
          </table:table-cell>
          <table:table-cell office:value-type="float" office:value="2845710" calcext:value-type="float">
            <text:p>2845710</text:p>
          </table:table-cell>
          <table:table-cell office:value-type="float" office:value="2856960" calcext:value-type="float">
            <text:p>2856960</text:p>
          </table:table-cell>
          <table:table-cell office:value-type="float" office:value="9163" calcext:value-type="float">
            <text:p>9163</text:p>
          </table:table-cell>
          <table:table-cell office:value-type="float" office:value="6109" calcext:value-type="float">
            <text:p>6109</text:p>
          </table:table-cell>
          <table:table-cell office:value-type="float" office:value="4209" calcext:value-type="float">
            <text:p>42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masp1018cca</text:p>
          </table:table-cell>
          <table:table-cell table:number-columns-repeated="8"/>
        </table:table-row>
        <table:table-row table:style-name="ro3">
          <table:table-cell office:value-type="float" office:value="4779756" calcext:value-type="float">
            <text:p>4779756</text:p>
          </table:table-cell>
          <table:table-cell office:value-type="float" office:value="4785723" calcext:value-type="float">
            <text:p>4785723</text:p>
          </table:table-cell>
          <table:table-cell office:value-type="float" office:value="4789476" calcext:value-type="float">
            <text:p>4789476</text:p>
          </table:table-cell>
          <table:table-cell office:value-type="float" office:value="4033269" calcext:value-type="float">
            <text:p>4033269</text:p>
          </table:table-cell>
          <table:table-cell office:value-type="float" office:value="4035393" calcext:value-type="float">
            <text:p>4035393</text:p>
          </table:table-cell>
          <table:table-cell office:value-type="float" office:value="4049595" calcext:value-type="float">
            <text:p>4049595</text:p>
          </table:table-cell>
          <table:table-cell office:value-type="float" office:value="5273757" calcext:value-type="float">
            <text:p>5273757</text:p>
          </table:table-cell>
          <table:table-cell office:value-type="float" office:value="5287311" calcext:value-type="float">
            <text:p>5287311</text:p>
          </table:table-cell>
          <table:table-cell office:value-type="float" office:value="5289876" calcext:value-type="float">
            <text:p>5289876</text:p>
          </table:table-cell>
          <table:table-cell office:value-type="float" office:value="15673" calcext:value-type="float">
            <text:p>15673</text:p>
          </table:table-cell>
          <table:table-cell office:value-type="float" office:value="10449" calcext:value-type="float">
            <text:p>10449</text:p>
          </table:table-cell>
          <table:table-cell office:value-type="float" office:value="6763" calcext:value-type="float">
            <text:p>67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masp1306cca</text:p>
          </table:table-cell>
          <table:table-cell table:number-columns-repeated="8"/>
        </table:table-row>
        <table:table-row table:style-name="ro3">
          <table:table-cell office:value-type="float" office:value="5343651" calcext:value-type="float">
            <text:p>5343651</text:p>
          </table:table-cell>
          <table:table-cell office:value-type="float" office:value="5350959" calcext:value-type="float">
            <text:p>5350959</text:p>
          </table:table-cell>
          <table:table-cell office:value-type="float" office:value="5359599" calcext:value-type="float">
            <text:p>5359599</text:p>
          </table:table-cell>
          <table:table-cell office:value-type="float" office:value="4280553" calcext:value-type="float">
            <text:p>4280553</text:p>
          </table:table-cell>
          <table:table-cell office:value-type="float" office:value="4287114" calcext:value-type="float">
            <text:p>4287114</text:p>
          </table:table-cell>
          <table:table-cell office:value-type="float" office:value="4298283" calcext:value-type="float">
            <text:p>4298283</text:p>
          </table:table-cell>
          <table:table-cell office:value-type="float" office:value="5556528" calcext:value-type="float">
            <text:p>5556528</text:p>
          </table:table-cell>
          <table:table-cell office:value-type="float" office:value="5567040" calcext:value-type="float">
            <text:p>5567040</text:p>
          </table:table-cell>
          <table:table-cell office:value-type="float" office:value="5572251" calcext:value-type="float">
            <text:p>5572251</text:p>
          </table:table-cell>
          <table:table-cell office:value-type="float" office:value="21865" calcext:value-type="float">
            <text:p>21865</text:p>
          </table:table-cell>
          <table:table-cell office:value-type="float" office:value="14577" calcext:value-type="float">
            <text:p>14577</text:p>
          </table:table-cell>
          <table:table-cell office:value-type="float" office:value="8827" calcext:value-type="float">
            <text:p>88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masp1822cca</text:p>
          </table:table-cell>
          <table:table-cell table:number-columns-repeated="8"/>
        </table:table-row>
        <table:table-row table:style-name="ro3">
          <table:table-cell office:value-type="float" office:value="9246906" calcext:value-type="float">
            <text:p>9246906</text:p>
          </table:table-cell>
          <table:table-cell office:value-type="float" office:value="9250803" calcext:value-type="float">
            <text:p>9250803</text:p>
          </table:table-cell>
          <table:table-cell office:value-type="float" office:value="9254430" calcext:value-type="float">
            <text:p>9254430</text:p>
          </table:table-cell>
          <table:table-cell office:value-type="float" office:value="8057862" calcext:value-type="float">
            <text:p>8057862</text:p>
          </table:table-cell>
          <table:table-cell office:value-type="float" office:value="8062308" calcext:value-type="float">
            <text:p>8062308</text:p>
          </table:table-cell>
          <table:table-cell office:value-type="float" office:value="8436447" calcext:value-type="float">
            <text:p>8436447</text:p>
          </table:table-cell>
          <table:table-cell office:value-type="float" office:value="10568394" calcext:value-type="float">
            <text:p>10568394</text:p>
          </table:table-cell>
          <table:table-cell office:value-type="float" office:value="10571787" calcext:value-type="float">
            <text:p>10571787</text:p>
          </table:table-cell>
          <table:table-cell office:value-type="float" office:value="10574082" calcext:value-type="float">
            <text:p>10574082</text:p>
          </table:table-cell>
          <table:table-cell office:value-type="float" office:value="24745" calcext:value-type="float">
            <text:p>24745</text:p>
          </table:table-cell>
          <table:table-cell office:value-type="float" office:value="16497" calcext:value-type="float">
            <text:p>16497</text:p>
          </table:table-cell>
          <table:table-cell office:value-type="float" office:value="9787" calcext:value-type="float">
            <text:p>97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masp2062cca</text:p>
          </table:table-cell>
          <table:table-cell table:number-columns-repeated="8"/>
        </table:table-row>
        <table:table-row table:style-name="ro1">
          <table:table-cell office:value-type="float" office:value="12128931" calcext:value-type="float">
            <text:p>12128931</text:p>
          </table:table-cell>
          <table:table-cell office:value-type="float" office:value="12143943" calcext:value-type="float">
            <text:p>12143943</text:p>
          </table:table-cell>
          <table:table-cell office:value-type="float" office:value="12162798" calcext:value-type="float">
            <text:p>12162798</text:p>
          </table:table-cell>
          <table:table-cell office:value-type="float" office:value="1584594" calcext:value-type="float">
            <text:p>1584594</text:p>
          </table:table-cell>
          <table:table-cell office:value-type="float" office:value="1595088" calcext:value-type="float">
            <text:p>1595088</text:p>
          </table:table-cell>
          <table:table-cell office:value-type="float" office:value="1607292" calcext:value-type="float">
            <text:p>1607292</text:p>
          </table:table-cell>
          <table:table-cell office:value-type="float" office:value="5813397" calcext:value-type="float">
            <text:p>5813397</text:p>
          </table:table-cell>
          <table:table-cell office:value-type="float" office:value="5825205" calcext:value-type="float">
            <text:p>5825205</text:p>
          </table:table-cell>
          <table:table-cell office:value-type="float" office:value="5838057" calcext:value-type="float">
            <text:p>5838057</text:p>
          </table:table-cell>
          <table:table-cell office:value-type="float" office:value="787" calcext:value-type="float">
            <text:p>787</text:p>
          </table:table-cell>
          <table:table-cell office:value-type="float" office:value="747" calcext:value-type="float">
            <text:p>747</text:p>
          </table:table-cell>
          <table:table-cell office:value-type="float" office:value="875" calcext:value-type="float">
            <text:p>8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cker1</text:p>
          </table:table-cell>
          <table:table-cell table:number-columns-repeated="8"/>
        </table:table-row>
        <table:table-row table:style-name="ro1">
          <table:table-cell office:value-type="float" office:value="12934683" calcext:value-type="float">
            <text:p>12934683</text:p>
          </table:table-cell>
          <table:table-cell office:value-type="float" office:value="12959451" calcext:value-type="float">
            <text:p>12959451</text:p>
          </table:table-cell>
          <table:table-cell office:value-type="float" office:value="12981645" calcext:value-type="float">
            <text:p>12981645</text:p>
          </table:table-cell>
          <table:table-cell office:value-type="float" office:value="1619199" calcext:value-type="float">
            <text:p>1619199</text:p>
          </table:table-cell>
          <table:table-cell office:value-type="float" office:value="1623951" calcext:value-type="float">
            <text:p>1623951</text:p>
          </table:table-cell>
          <table:table-cell office:value-type="float" office:value="1634337" calcext:value-type="float">
            <text:p>1634337</text:p>
          </table:table-cell>
          <table:table-cell office:value-type="float" office:value="6095943" calcext:value-type="float">
            <text:p>6095943</text:p>
          </table:table-cell>
          <table:table-cell office:value-type="float" office:value="6105681" calcext:value-type="float">
            <text:p>6105681</text:p>
          </table:table-cell>
          <table:table-cell office:value-type="float" office:value="6118380" calcext:value-type="float">
            <text:p>6118380</text:p>
          </table:table-cell>
          <table:table-cell office:value-type="float" office:value="1119" calcext:value-type="float">
            <text:p>1119</text:p>
          </table:table-cell>
          <table:table-cell office:value-type="float" office:value="1079" calcext:value-type="float">
            <text:p>1079</text:p>
          </table:table-cell>
          <table:table-cell office:value-type="float" office:value="1207" calcext:value-type="float">
            <text:p>120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cker2</text:p>
          </table:table-cell>
          <table:table-cell table:number-columns-repeated="8"/>
        </table:table-row>
        <table:table-row table:style-name="ro1">
          <table:table-cell office:value-type="float" office:value="14198301" calcext:value-type="float">
            <text:p>14198301</text:p>
          </table:table-cell>
          <table:table-cell office:value-type="float" office:value="14225292" calcext:value-type="float">
            <text:p>14225292</text:p>
          </table:table-cell>
          <table:table-cell office:value-type="float" office:value="14270751" calcext:value-type="float">
            <text:p>14270751</text:p>
          </table:table-cell>
          <table:table-cell office:value-type="float" office:value="1754010" calcext:value-type="float">
            <text:p>1754010</text:p>
          </table:table-cell>
          <table:table-cell office:value-type="float" office:value="1758384" calcext:value-type="float">
            <text:p>1758384</text:p>
          </table:table-cell>
          <table:table-cell office:value-type="float" office:value="1771083" calcext:value-type="float">
            <text:p>1771083</text:p>
          </table:table-cell>
          <table:table-cell office:value-type="float" office:value="8407710" calcext:value-type="float">
            <text:p>8407710</text:p>
          </table:table-cell>
          <table:table-cell office:value-type="float" office:value="8420580" calcext:value-type="float">
            <text:p>8420580</text:p>
          </table:table-cell>
          <table:table-cell office:value-type="float" office:value="8442549" calcext:value-type="float">
            <text:p>8442549</text:p>
          </table:table-cell>
          <table:table-cell office:value-type="float" office:value="1286" calcext:value-type="float">
            <text:p>1286</text:p>
          </table:table-cell>
          <table:table-cell office:value-type="float" office:value="1246" calcext:value-type="float">
            <text:p>1246</text:p>
          </table:table-cell>
          <table:table-cell office:value-type="float" office:value="1374" calcext:value-type="float">
            <text:p>13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cker3</text:p>
          </table:table-cell>
          <table:table-cell table:number-columns-repeated="8"/>
        </table:table-row>
        <table:table-row table:style-name="ro1">
          <table:table-cell office:value-type="float" office:value="15976035" calcext:value-type="float">
            <text:p>15976035</text:p>
          </table:table-cell>
          <table:table-cell office:value-type="float" office:value="15994656" calcext:value-type="float">
            <text:p>15994656</text:p>
          </table:table-cell>
          <table:table-cell office:value-type="float" office:value="16007427" calcext:value-type="float">
            <text:p>16007427</text:p>
          </table:table-cell>
          <table:table-cell office:value-type="float" office:value="2009574" calcext:value-type="float">
            <text:p>2009574</text:p>
          </table:table-cell>
          <table:table-cell office:value-type="float" office:value="2027070" calcext:value-type="float">
            <text:p>2027070</text:p>
          </table:table-cell>
          <table:table-cell office:value-type="float" office:value="2043414" calcext:value-type="float">
            <text:p>2043414</text:p>
          </table:table-cell>
          <table:table-cell office:value-type="float" office:value="6748362" calcext:value-type="float">
            <text:p>6748362</text:p>
          </table:table-cell>
          <table:table-cell office:value-type="float" office:value="6769782" calcext:value-type="float">
            <text:p>6769782</text:p>
          </table:table-cell>
          <table:table-cell office:value-type="float" office:value="6781689" calcext:value-type="float">
            <text:p>6781689</text:p>
          </table:table-cell>
          <table:table-cell office:value-type="float" office:value="1050" calcext:value-type="float">
            <text:p>1050</text:p>
          </table:table-cell>
          <table:table-cell office:value-type="float" office:value="1010" calcext:value-type="float">
            <text:p>1010</text:p>
          </table:table-cell>
          <table:table-cell office:value-type="float" office:value="1138" calcext:value-type="float">
            <text:p>113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cker4</text:p>
          </table:table-cell>
          <table:table-cell table:number-columns-repeated="8"/>
        </table:table-row>
        <table:table-row table:style-name="ro1">
          <table:table-cell office:value-type="float" office:value="18889713" calcext:value-type="float">
            <text:p>18889713</text:p>
          </table:table-cell>
          <table:table-cell office:value-type="float" office:value="18924444" calcext:value-type="float">
            <text:p>18924444</text:p>
          </table:table-cell>
          <table:table-cell office:value-type="float" office:value="18952956" calcext:value-type="float">
            <text:p>18952956</text:p>
          </table:table-cell>
          <table:table-cell office:value-type="float" office:value="2680263" calcext:value-type="float">
            <text:p>2680263</text:p>
          </table:table-cell>
          <table:table-cell office:value-type="float" office:value="2691558" calcext:value-type="float">
            <text:p>2691558</text:p>
          </table:table-cell>
          <table:table-cell office:value-type="float" office:value="2701035" calcext:value-type="float">
            <text:p>2701035</text:p>
          </table:table-cell>
          <table:table-cell office:value-type="float" office:value="10242000" calcext:value-type="float">
            <text:p>10242000</text:p>
          </table:table-cell>
          <table:table-cell office:value-type="float" office:value="10260054" calcext:value-type="float">
            <text:p>10260054</text:p>
          </table:table-cell>
          <table:table-cell office:value-type="float" office:value="10279710" calcext:value-type="float">
            <text:p>10279710</text:p>
          </table:table-cell>
          <table:table-cell office:value-type="float" office:value="1379" calcext:value-type="float">
            <text:p>1379</text:p>
          </table:table-cell>
          <table:table-cell office:value-type="float" office:value="1339" calcext:value-type="float">
            <text:p>1339</text:p>
          </table:table-cell>
          <table:table-cell office:value-type="float" office:value="1467" calcext:value-type="float">
            <text:p>14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cker5</text:p>
          </table:table-cell>
          <table:table-cell table:number-columns-repeated="8"/>
        </table:table-row>
        <table:table-row table:style-name="ro1">
          <table:table-cell office:value-type="float" office:value="18026964" calcext:value-type="float">
            <text:p>18026964</text:p>
          </table:table-cell>
          <table:table-cell office:value-type="float" office:value="18091845" calcext:value-type="float">
            <text:p>18091845</text:p>
          </table:table-cell>
          <table:table-cell office:value-type="float" office:value="18123750" calcext:value-type="float">
            <text:p>18123750</text:p>
          </table:table-cell>
          <table:table-cell office:value-type="float" office:value="2543247" calcext:value-type="float">
            <text:p>2543247</text:p>
          </table:table-cell>
          <table:table-cell office:value-type="float" office:value="2558628" calcext:value-type="float">
            <text:p>2558628</text:p>
          </table:table-cell>
          <table:table-cell office:value-type="float" office:value="2575143" calcext:value-type="float">
            <text:p>2575143</text:p>
          </table:table-cell>
          <table:table-cell office:value-type="float" office:value="10007145" calcext:value-type="float">
            <text:p>10007145</text:p>
          </table:table-cell>
          <table:table-cell office:value-type="float" office:value="10024650" calcext:value-type="float">
            <text:p>10024650</text:p>
          </table:table-cell>
          <table:table-cell office:value-type="float" office:value="10069821" calcext:value-type="float">
            <text:p>10069821</text:p>
          </table:table-cell>
          <table:table-cell office:value-type="float" office:value="1482" calcext:value-type="float">
            <text:p>1482</text:p>
          </table:table-cell>
          <table:table-cell office:value-type="float" office:value="1442" calcext:value-type="float">
            <text:p>1442</text:p>
          </table:table-cell>
          <table:table-cell office:value-type="float" office:value="1570" calcext:value-type="float">
            <text:p>157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cker6</text:p>
          </table:table-cell>
          <table:table-cell table:number-columns-repeated="8"/>
        </table:table-row>
        <table:table-row table:style-name="ro1">
          <table:table-cell office:value-type="float" office:value="33035031" calcext:value-type="float">
            <text:p>33035031</text:p>
          </table:table-cell>
          <table:table-cell office:value-type="float" office:value="33075342" calcext:value-type="float">
            <text:p>33075342</text:p>
          </table:table-cell>
          <table:table-cell office:value-type="float" office:value="33121674" calcext:value-type="float">
            <text:p>33121674</text:p>
          </table:table-cell>
          <table:table-cell office:value-type="float" office:value="4431159" calcext:value-type="float">
            <text:p>4431159</text:p>
          </table:table-cell>
          <table:table-cell office:value-type="float" office:value="4453272" calcext:value-type="float">
            <text:p>4453272</text:p>
          </table:table-cell>
          <table:table-cell office:value-type="float" office:value="4469985" calcext:value-type="float">
            <text:p>4469985</text:p>
          </table:table-cell>
          <table:table-cell office:value-type="float" office:value="12766662" calcext:value-type="float">
            <text:p>12766662</text:p>
          </table:table-cell>
          <table:table-cell office:value-type="float" office:value="12792177" calcext:value-type="float">
            <text:p>12792177</text:p>
          </table:table-cell>
          <table:table-cell office:value-type="float" office:value="12819636" calcext:value-type="float">
            <text:p>12819636</text:p>
          </table:table-cell>
          <table:table-cell office:value-type="float" office:value="1679" calcext:value-type="float">
            <text:p>1679</text:p>
          </table:table-cell>
          <table:table-cell office:value-type="float" office:value="1639" calcext:value-type="float">
            <text:p>1639</text:p>
          </table:table-cell>
          <table:table-cell office:value-type="float" office:value="1767" calcext:value-type="float">
            <text:p>17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cker7</text:p>
          </table:table-cell>
          <table:table-cell table:number-columns-repeated="8"/>
        </table:table-row>
        <table:table-row table:style-name="ro1">
          <table:table-cell office:value-type="float" office:value="34427448" calcext:value-type="float">
            <text:p>34427448</text:p>
          </table:table-cell>
          <table:table-cell office:value-type="float" office:value="34477317" calcext:value-type="float">
            <text:p>34477317</text:p>
          </table:table-cell>
          <table:table-cell office:value-type="float" office:value="34536150" calcext:value-type="float">
            <text:p>34536150</text:p>
          </table:table-cell>
          <table:table-cell office:value-type="float" office:value="4528683" calcext:value-type="float">
            <text:p>4528683</text:p>
          </table:table-cell>
          <table:table-cell office:value-type="float" office:value="4547691" calcext:value-type="float">
            <text:p>4547691</text:p>
          </table:table-cell>
          <table:table-cell office:value-type="float" office:value="4562991" calcext:value-type="float">
            <text:p>4562991</text:p>
          </table:table-cell>
          <table:table-cell office:value-type="float" office:value="13118157" calcext:value-type="float">
            <text:p>13118157</text:p>
          </table:table-cell>
          <table:table-cell office:value-type="float" office:value="13136166" calcext:value-type="float">
            <text:p>13136166</text:p>
          </table:table-cell>
          <table:table-cell office:value-type="float" office:value="13149972" calcext:value-type="float">
            <text:p>13149972</text:p>
          </table:table-cell>
          <table:table-cell office:value-type="float" office:value="1977" calcext:value-type="float">
            <text:p>1977</text:p>
          </table:table-cell>
          <table:table-cell office:value-type="float" office:value="1937" calcext:value-type="float">
            <text:p>1937</text:p>
          </table:table-cell>
          <table:table-cell office:value-type="float" office:value="2065" calcext:value-type="float">
            <text:p>206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cker8</text:p>
          </table:table-cell>
          <table:table-cell table:number-columns-repeated="8"/>
        </table:table-row>
        <table:table-row table:style-name="ro1">
          <table:table-cell office:value-type="float" office:value="36971253" calcext:value-type="float">
            <text:p>36971253</text:p>
          </table:table-cell>
          <table:table-cell office:value-type="float" office:value="37005210" calcext:value-type="float">
            <text:p>37005210</text:p>
          </table:table-cell>
          <table:table-cell office:value-type="float" office:value="37186434" calcext:value-type="float">
            <text:p>37186434</text:p>
          </table:table-cell>
          <table:table-cell office:value-type="float" office:value="4799115" calcext:value-type="float">
            <text:p>4799115</text:p>
          </table:table-cell>
          <table:table-cell office:value-type="float" office:value="4815225" calcext:value-type="float">
            <text:p>4815225</text:p>
          </table:table-cell>
          <table:table-cell office:value-type="float" office:value="4835322" calcext:value-type="float">
            <text:p>4835322</text:p>
          </table:table-cell>
          <table:table-cell office:value-type="float" office:value="16299423" calcext:value-type="float">
            <text:p>16299423</text:p>
          </table:table-cell>
          <table:table-cell office:value-type="float" office:value="16327836" calcext:value-type="float">
            <text:p>16327836</text:p>
          </table:table-cell>
          <table:table-cell office:value-type="float" office:value="16384842" calcext:value-type="float">
            <text:p>16384842</text:p>
          </table:table-cell>
          <table:table-cell office:value-type="float" office:value="2238" calcext:value-type="float">
            <text:p>2238</text:p>
          </table:table-cell>
          <table:table-cell office:value-type="float" office:value="2198" calcext:value-type="float">
            <text:p>2198</text:p>
          </table:table-cell>
          <table:table-cell office:value-type="float" office:value="2326" calcext:value-type="float">
            <text:p>23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cker9</text:p>
          </table:table-cell>
          <table:table-cell table:number-columns-repeated="8"/>
        </table:table-row>
        <table:table-row table:style-name="ro1">
          <table:table-cell office:value-type="float" office:value="49958460" calcext:value-type="float">
            <text:p>49958460</text:p>
          </table:table-cell>
          <table:table-cell office:value-type="float" office:value="50235642" calcext:value-type="float">
            <text:p>50235642</text:p>
          </table:table-cell>
          <table:table-cell office:value-type="float" office:value="50280300" calcext:value-type="float">
            <text:p>50280300</text:p>
          </table:table-cell>
          <table:table-cell office:value-type="float" office:value="829251" calcext:value-type="float">
            <text:p>829251</text:p>
          </table:table-cell>
          <table:table-cell office:value-type="float" office:value="829782" calcext:value-type="float">
            <text:p>829782</text:p>
          </table:table-cell>
          <table:table-cell office:value-type="float" office:value="830457" calcext:value-type="float">
            <text:p>830457</text:p>
          </table:table-cell>
          <table:table-cell office:value-type="float" office:value="1116675" calcext:value-type="float">
            <text:p>1116675</text:p>
          </table:table-cell>
          <table:table-cell office:value-type="float" office:value="1117449" calcext:value-type="float">
            <text:p>1117449</text:p>
          </table:table-cell>
          <table:table-cell office:value-type="float" office:value="1122759" calcext:value-type="float">
            <text:p>1122759</text:p>
          </table:table-cell>
          <table:table-cell office:value-type="float" office:value="714240" calcext:value-type="float">
            <text:p>714240</text:p>
          </table:table-cell>
          <table:table-cell office:value-type="float" office:value="658944" calcext:value-type="float">
            <text:p>658944</text:p>
          </table:table-cell>
          <table:table-cell office:value-type="float" office:value="1160" calcext:value-type="float">
            <text:p>1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tus128</text:p>
          </table:table-cell>
          <table:table-cell table:number-columns-repeated="8"/>
        </table:table-row>
        <table:table-row table:style-name="ro1">
          <table:table-cell office:value-type="float" office:value="99772128" calcext:value-type="float">
            <text:p>99772128</text:p>
          </table:table-cell>
          <table:table-cell office:value-type="float" office:value="100008234" calcext:value-type="float">
            <text:p>100008234</text:p>
          </table:table-cell>
          <table:table-cell office:value-type="float" office:value="100061784" calcext:value-type="float">
            <text:p>100061784</text:p>
          </table:table-cell>
          <table:table-cell office:value-type="float" office:value="1264041" calcext:value-type="float">
            <text:p>1264041</text:p>
          </table:table-cell>
          <table:table-cell office:value-type="float" office:value="1265247" calcext:value-type="float">
            <text:p>1265247</text:p>
          </table:table-cell>
          <table:table-cell office:value-type="float" office:value="1269090" calcext:value-type="float">
            <text:p>1269090</text:p>
          </table:table-cell>
          <table:table-cell office:value-type="float" office:value="1799919" calcext:value-type="float">
            <text:p>1799919</text:p>
          </table:table-cell>
          <table:table-cell office:value-type="float" office:value="1804221" calcext:value-type="float">
            <text:p>1804221</text:p>
          </table:table-cell>
          <table:table-cell office:value-type="float" office:value="1808982" calcext:value-type="float">
            <text:p>1808982</text:p>
          </table:table-cell>
          <table:table-cell office:value-type="float" office:value="1126400" calcext:value-type="float">
            <text:p>1126400</text:p>
          </table:table-cell>
          <table:table-cell office:value-type="float" office:value="1025024" calcext:value-type="float">
            <text:p>1025024</text:p>
          </table:table-cell>
          <table:table-cell office:value-type="float" office:value="1480" calcext:value-type="float">
            <text:p>14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tus192</text:p>
          </table:table-cell>
          <table:table-cell table:number-columns-repeated="8"/>
        </table:table-row>
        <table:table-row table:style-name="ro1">
          <table:table-cell office:value-type="float" office:value="173351349" calcext:value-type="float">
            <text:p>173351349</text:p>
          </table:table-cell>
          <table:table-cell office:value-type="float" office:value="173761911" calcext:value-type="float">
            <text:p>173761911</text:p>
          </table:table-cell>
          <table:table-cell office:value-type="float" office:value="174316797" calcext:value-type="float">
            <text:p>174316797</text:p>
          </table:table-cell>
          <table:table-cell office:value-type="float" office:value="1783656" calcext:value-type="float">
            <text:p>1783656</text:p>
          </table:table-cell>
          <table:table-cell office:value-type="float" office:value="1785753" calcext:value-type="float">
            <text:p>1785753</text:p>
          </table:table-cell>
          <table:table-cell office:value-type="float" office:value="1790442" calcext:value-type="float">
            <text:p>1790442</text:p>
          </table:table-cell>
          <table:table-cell office:value-type="float" office:value="2632266" calcext:value-type="float">
            <text:p>2632266</text:p>
          </table:table-cell>
          <table:table-cell office:value-type="float" office:value="2634876" calcext:value-type="float">
            <text:p>2634876</text:p>
          </table:table-cell>
          <table:table-cell office:value-type="float" office:value="2639718" calcext:value-type="float">
            <text:p>2639718</text:p>
          </table:table-cell>
          <table:table-cell office:value-type="float" office:value="1630720" calcext:value-type="float">
            <text:p>1630720</text:p>
          </table:table-cell>
          <table:table-cell office:value-type="float" office:value="1470976" calcext:value-type="float">
            <text:p>1470976</text:p>
          </table:table-cell>
          <table:table-cell office:value-type="float" office:value="1800" calcext:value-type="float">
            <text:p>18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tus256</text:p>
          </table:table-cell>
          <table:table-cell table:number-columns-repeated="8"/>
        </table:table-row>
        <table:table-row table:style-name="ro3">
          <table:table-cell office:value-type="float" office:value="686713599" calcext:value-type="float">
            <text:p>686713599</text:p>
          </table:table-cell>
          <table:table-cell office:value-type="float" office:value="743601618" calcext:value-type="float">
            <text:p>743601618</text:p>
          </table:table-cell>
          <table:table-cell office:value-type="float" office:value="852735519" calcext:value-type="float">
            <text:p>852735519</text:p>
          </table:table-cell>
          <table:table-cell office:value-type="float" office:value="215028" calcext:value-type="float">
            <text:p>215028</text:p>
          </table:table-cell>
          <table:table-cell office:value-type="float" office:value="219276" calcext:value-type="float">
            <text:p>219276</text:p>
          </table:table-cell>
          <table:table-cell office:value-type="float" office:value="229383" calcext:value-type="float">
            <text:p>229383</text:p>
          </table:table-cell>
          <table:table-cell office:value-type="float" office:value="1107639" calcext:value-type="float">
            <text:p>1107639</text:p>
          </table:table-cell>
          <table:table-cell office:value-type="float" office:value="1107981" calcext:value-type="float">
            <text:p>1107981</text:p>
          </table:table-cell>
          <table:table-cell office:value-type="float" office:value="1109736" calcext:value-type="float">
            <text:p>1109736</text:p>
          </table:table-cell>
          <table:table-cell office:value-type="float" office:value="6452" calcext:value-type="float">
            <text:p>6452</text:p>
          </table:table-cell>
          <table:table-cell office:value-type="float" office:value="261120" calcext:value-type="float">
            <text:p>26112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eliece348864</text:p>
          </table:table-cell>
          <table:table-cell table:number-columns-repeated="8"/>
        </table:table-row>
        <table:table-row table:style-name="ro3">
          <table:table-cell office:value-type="float" office:value="697169250" calcext:value-type="float">
            <text:p>697169250</text:p>
          </table:table-cell>
          <table:table-cell office:value-type="float" office:value="698082147" calcext:value-type="float">
            <text:p>698082147</text:p>
          </table:table-cell>
          <table:table-cell office:value-type="float" office:value="698714262" calcext:value-type="float">
            <text:p>698714262</text:p>
          </table:table-cell>
          <table:table-cell office:value-type="float" office:value="224622" calcext:value-type="float">
            <text:p>224622</text:p>
          </table:table-cell>
          <table:table-cell office:value-type="float" office:value="228825" calcext:value-type="float">
            <text:p>228825</text:p>
          </table:table-cell>
          <table:table-cell office:value-type="float" office:value="234639" calcext:value-type="float">
            <text:p>234639</text:p>
          </table:table-cell>
          <table:table-cell office:value-type="float" office:value="1111950" calcext:value-type="float">
            <text:p>1111950</text:p>
          </table:table-cell>
          <table:table-cell office:value-type="float" office:value="1112391" calcext:value-type="float">
            <text:p>1112391</text:p>
          </table:table-cell>
          <table:table-cell office:value-type="float" office:value="1125027" calcext:value-type="float">
            <text:p>1125027</text:p>
          </table:table-cell>
          <table:table-cell office:value-type="float" office:value="6452" calcext:value-type="float">
            <text:p>6452</text:p>
          </table:table-cell>
          <table:table-cell office:value-type="float" office:value="261120" calcext:value-type="float">
            <text:p>26112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eliece348864f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835801856?</text:p>
          </table:table-cell>
          <table:table-cell table:style-name="ce2" office:value-type="string" calcext:value-type="string">
            <text:p>2213746299?</text:p>
          </table:table-cell>
          <table:table-cell table:style-name="ce2" office:value-type="string" calcext:value-type="string">
            <text:p>2421162342?</text:p>
          </table:table-cell>
          <table:table-cell table:style-name="ce2" office:value-type="string" calcext:value-type="string">
            <text:p>427878?</text:p>
          </table:table-cell>
          <table:table-cell table:style-name="ce2" office:value-type="string" calcext:value-type="string">
            <text:p>660429?</text:p>
          </table:table-cell>
          <table:table-cell table:style-name="ce2" office:value-type="string" calcext:value-type="string">
            <text:p>688509?</text:p>
          </table:table-cell>
          <table:table-cell office:value-type="float" office:value="2813463" calcext:value-type="float">
            <text:p>2813463</text:p>
          </table:table-cell>
          <table:table-cell office:value-type="float" office:value="2816766" calcext:value-type="float">
            <text:p>2816766</text:p>
          </table:table-cell>
          <table:table-cell office:value-type="float" office:value="2823282" calcext:value-type="float">
            <text:p>2823282</text:p>
          </table:table-cell>
          <table:table-cell office:value-type="float" office:value="13568" calcext:value-type="float">
            <text:p>13568</text:p>
          </table:table-cell>
          <table:table-cell office:value-type="float" office:value="524160" calcext:value-type="float">
            <text:p>524160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eliece460896</text:p>
          </table:table-cell>
          <table:table-cell table:number-columns-repeated="8"/>
        </table:table-row>
        <table:table-row table:style-name="ro3">
          <table:table-cell office:value-type="float" office:value="1676551320" calcext:value-type="float">
            <text:p>1676551320</text:p>
          </table:table-cell>
          <table:table-cell office:value-type="float" office:value="1678818429" calcext:value-type="float">
            <text:p>1678818429</text:p>
          </table:table-cell>
          <table:table-cell office:value-type="float" office:value="1682931159" calcext:value-type="float">
            <text:p>1682931159</text:p>
          </table:table-cell>
          <table:table-cell table:style-name="ce2" office:value-type="string" calcext:value-type="string">
            <text:p>416205?</text:p>
          </table:table-cell>
          <table:table-cell table:style-name="ce2" office:value-type="string" calcext:value-type="string">
            <text:p>451440?</text:p>
          </table:table-cell>
          <table:table-cell table:style-name="ce2" office:value-type="string" calcext:value-type="string">
            <text:p>676665?</text:p>
          </table:table-cell>
          <table:table-cell office:value-type="float" office:value="2805174" calcext:value-type="float">
            <text:p>2805174</text:p>
          </table:table-cell>
          <table:table-cell office:value-type="float" office:value="2808027" calcext:value-type="float">
            <text:p>2808027</text:p>
          </table:table-cell>
          <table:table-cell office:value-type="float" office:value="2818062" calcext:value-type="float">
            <text:p>2818062</text:p>
          </table:table-cell>
          <table:table-cell office:value-type="float" office:value="13568" calcext:value-type="float">
            <text:p>13568</text:p>
          </table:table-cell>
          <table:table-cell office:value-type="float" office:value="524160" calcext:value-type="float">
            <text:p>524160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eliece460896f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3087017838?</text:p>
          </table:table-cell>
          <table:table-cell table:style-name="ce2" office:value-type="string" calcext:value-type="string">
            <text:p>3669742287?</text:p>
          </table:table-cell>
          <table:table-cell table:style-name="ce2" office:value-type="string" calcext:value-type="string">
            <text:p>4823485173?</text:p>
          </table:table-cell>
          <table:table-cell office:value-type="float" office:value="762948" calcext:value-type="float">
            <text:p>762948</text:p>
          </table:table-cell>
          <table:table-cell office:value-type="float" office:value="804006" calcext:value-type="float">
            <text:p>804006</text:p>
          </table:table-cell>
          <table:table-cell office:value-type="float" office:value="845829" calcext:value-type="float">
            <text:p>845829</text:p>
          </table:table-cell>
          <table:table-cell office:value-type="float" office:value="3127257" calcext:value-type="float">
            <text:p>3127257</text:p>
          </table:table-cell>
          <table:table-cell office:value-type="float" office:value="3128625" calcext:value-type="float">
            <text:p>3128625</text:p>
          </table:table-cell>
          <table:table-cell office:value-type="float" office:value="3138948" calcext:value-type="float">
            <text:p>3138948</text:p>
          </table:table-cell>
          <table:table-cell office:value-type="float" office:value="13892" calcext:value-type="float">
            <text:p>13892</text:p>
          </table:table-cell>
          <table:table-cell office:value-type="float" office:value="1044992" calcext:value-type="float">
            <text:p>1044992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eliece6688128</text:p>
          </table:table-cell>
          <table:table-cell table:number-columns-repeated="8"/>
        </table:table-row>
        <table:table-row table:style-name="ro3">
          <table:table-cell office:value-type="float" office:value="3100412070" calcext:value-type="float">
            <text:p>3100412070</text:p>
          </table:table-cell>
          <table:table-cell office:value-type="float" office:value="3101848182" calcext:value-type="float">
            <text:p>3101848182</text:p>
          </table:table-cell>
          <table:table-cell office:value-type="float" office:value="3106130220" calcext:value-type="float">
            <text:p>3106130220</text:p>
          </table:table-cell>
          <table:table-cell office:value-type="float" office:value="768861" calcext:value-type="float">
            <text:p>768861</text:p>
          </table:table-cell>
          <table:table-cell office:value-type="float" office:value="791973" calcext:value-type="float">
            <text:p>791973</text:p>
          </table:table-cell>
          <table:table-cell office:value-type="float" office:value="837189" calcext:value-type="float">
            <text:p>837189</text:p>
          </table:table-cell>
          <table:table-cell office:value-type="float" office:value="3120786" calcext:value-type="float">
            <text:p>3120786</text:p>
          </table:table-cell>
          <table:table-cell office:value-type="float" office:value="3124872" calcext:value-type="float">
            <text:p>3124872</text:p>
          </table:table-cell>
          <table:table-cell office:value-type="float" office:value="3136410" calcext:value-type="float">
            <text:p>3136410</text:p>
          </table:table-cell>
          <table:table-cell office:value-type="float" office:value="13892" calcext:value-type="float">
            <text:p>13892</text:p>
          </table:table-cell>
          <table:table-cell office:value-type="float" office:value="1044992" calcext:value-type="float">
            <text:p>1044992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eliece6688128f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357889822?</text:p>
          </table:table-cell>
          <table:table-cell table:style-name="ce2" office:value-type="string" calcext:value-type="string">
            <text:p>2860408539?</text:p>
          </table:table-cell>
          <table:table-cell table:style-name="ce2" office:value-type="string" calcext:value-type="string">
            <text:p>3865676256?</text:p>
          </table:table-cell>
          <table:table-cell table:style-name="ce2" office:value-type="string" calcext:value-type="string">
            <text:p>884988?</text:p>
          </table:table-cell>
          <table:table-cell table:style-name="ce2" office:value-type="string" calcext:value-type="string">
            <text:p>934209?</text:p>
          </table:table-cell>
          <table:table-cell table:style-name="ce2" office:value-type="string" calcext:value-type="string">
            <text:p>1220319?</text:p>
          </table:table-cell>
          <table:table-cell office:value-type="float" office:value="2307123" calcext:value-type="float">
            <text:p>2307123</text:p>
          </table:table-cell>
          <table:table-cell office:value-type="float" office:value="2308365" calcext:value-type="float">
            <text:p>2308365</text:p>
          </table:table-cell>
          <table:table-cell office:value-type="float" office:value="2318355" calcext:value-type="float">
            <text:p>2318355</text:p>
          </table:table-cell>
          <table:table-cell office:value-type="float" office:value="13908" calcext:value-type="float">
            <text:p>13908</text:p>
          </table:table-cell>
          <table:table-cell office:value-type="float" office:value="1047319" calcext:value-type="float">
            <text:p>1047319</text:p>
          </table:table-cell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eliece6960119</text:p>
          </table:table-cell>
          <table:table-cell table:number-columns-repeated="8"/>
        </table:table-row>
        <table:table-row table:style-name="ro3">
          <table:table-cell office:value-type="float" office:value="2340866709" calcext:value-type="float">
            <text:p>2340866709</text:p>
          </table:table-cell>
          <table:table-cell office:value-type="float" office:value="2343764178" calcext:value-type="float">
            <text:p>2343764178</text:p>
          </table:table-cell>
          <table:table-cell office:value-type="float" office:value="2349476874" calcext:value-type="float">
            <text:p>2349476874</text:p>
          </table:table-cell>
          <table:table-cell table:style-name="ce2" office:value-type="string" calcext:value-type="string">
            <text:p>884547?</text:p>
          </table:table-cell>
          <table:table-cell table:style-name="ce2" office:value-type="string" calcext:value-type="string">
            <text:p>933327?</text:p>
          </table:table-cell>
          <table:table-cell table:style-name="ce2" office:value-type="string" calcext:value-type="string">
            <text:p>1238274?</text:p>
          </table:table-cell>
          <table:table-cell office:value-type="float" office:value="2306808" calcext:value-type="float">
            <text:p>2306808</text:p>
          </table:table-cell>
          <table:table-cell office:value-type="float" office:value="2307204" calcext:value-type="float">
            <text:p>2307204</text:p>
          </table:table-cell>
          <table:table-cell office:value-type="float" office:value="2318049" calcext:value-type="float">
            <text:p>2318049</text:p>
          </table:table-cell>
          <table:table-cell office:value-type="float" office:value="13908" calcext:value-type="float">
            <text:p>13908</text:p>
          </table:table-cell>
          <table:table-cell office:value-type="float" office:value="1047319" calcext:value-type="float">
            <text:p>1047319</text:p>
          </table:table-cell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eliece6960119f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335756212?</text:p>
          </table:table-cell>
          <table:table-cell table:style-name="ce2" office:value-type="string" calcext:value-type="string">
            <text:p>2767951377?</text:p>
          </table:table-cell>
          <table:table-cell table:style-name="ce2" office:value-type="string" calcext:value-type="string">
            <text:p>4051695483?</text:p>
          </table:table-cell>
          <table:table-cell table:style-name="ce2" office:value-type="string" calcext:value-type="string">
            <text:p>817065?</text:p>
          </table:table-cell>
          <table:table-cell table:style-name="ce2" office:value-type="string" calcext:value-type="string">
            <text:p>872604?</text:p>
          </table:table-cell>
          <table:table-cell table:style-name="ce2" office:value-type="string" calcext:value-type="string">
            <text:p>1175445?</text:p>
          </table:table-cell>
          <table:table-cell office:value-type="float" office:value="3109950" calcext:value-type="float">
            <text:p>3109950</text:p>
          </table:table-cell>
          <table:table-cell office:value-type="float" office:value="3115170" calcext:value-type="float">
            <text:p>3115170</text:p>
          </table:table-cell>
          <table:table-cell office:value-type="float" office:value="3126645" calcext:value-type="float">
            <text:p>3126645</text:p>
          </table:table-cell>
          <table:table-cell office:value-type="float" office:value="14080" calcext:value-type="float">
            <text:p>14080</text:p>
          </table:table-cell>
          <table:table-cell office:value-type="float" office:value="1357824" calcext:value-type="float">
            <text:p>1357824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eliece8192128</text:p>
          </table:table-cell>
          <table:table-cell table:number-columns-repeated="8"/>
        </table:table-row>
        <table:table-row table:style-name="ro3">
          <table:table-cell office:value-type="float" office:value="2432748546" calcext:value-type="float">
            <text:p>2432748546</text:p>
          </table:table-cell>
          <table:table-cell office:value-type="float" office:value="2436895458" calcext:value-type="float">
            <text:p>2436895458</text:p>
          </table:table-cell>
          <table:table-cell office:value-type="float" office:value="2442133917" calcext:value-type="float">
            <text:p>2442133917</text:p>
          </table:table-cell>
          <table:table-cell office:value-type="float" office:value="790569" calcext:value-type="float">
            <text:p>790569</text:p>
          </table:table-cell>
          <table:table-cell office:value-type="float" office:value="810108" calcext:value-type="float">
            <text:p>810108</text:p>
          </table:table-cell>
          <table:table-cell office:value-type="float" office:value="847611" calcext:value-type="float">
            <text:p>847611</text:p>
          </table:table-cell>
          <table:table-cell office:value-type="float" office:value="3098709" calcext:value-type="float">
            <text:p>3098709</text:p>
          </table:table-cell>
          <table:table-cell office:value-type="float" office:value="3100374" calcext:value-type="float">
            <text:p>3100374</text:p>
          </table:table-cell>
          <table:table-cell office:value-type="float" office:value="3112029" calcext:value-type="float">
            <text:p>3112029</text:p>
          </table:table-cell>
          <table:table-cell office:value-type="float" office:value="14080" calcext:value-type="float">
            <text:p>14080</text:p>
          </table:table-cell>
          <table:table-cell office:value-type="float" office:value="1357824" calcext:value-type="float">
            <text:p>1357824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celiece8192128f</text:p>
          </table:table-cell>
          <table:table-cell table:number-columns-repeated="8"/>
        </table:table-row>
        <table:table-row table:style-name="ro3">
          <table:table-cell office:value-type="float" office:value="34382241" calcext:value-type="float">
            <text:p>34382241</text:p>
          </table:table-cell>
          <table:table-cell office:value-type="float" office:value="34412463" calcext:value-type="float">
            <text:p>34412463</text:p>
          </table:table-cell>
          <table:table-cell office:value-type="float" office:value="34459290" calcext:value-type="float">
            <text:p>34459290</text:p>
          </table:table-cell>
          <table:table-cell office:value-type="float" office:value="43884288" calcext:value-type="float">
            <text:p>43884288</text:p>
          </table:table-cell>
          <table:table-cell office:value-type="float" office:value="44032761" calcext:value-type="float">
            <text:p>44032761</text:p>
          </table:table-cell>
          <table:table-cell office:value-type="float" office:value="44138358" calcext:value-type="float">
            <text:p>44138358</text:p>
          </table:table-cell>
          <table:table-cell office:value-type="float" office:value="65298429" calcext:value-type="float">
            <text:p>65298429</text:p>
          </table:table-cell>
          <table:table-cell office:value-type="float" office:value="65356398" calcext:value-type="float">
            <text:p>65356398</text:p>
          </table:table-cell>
          <table:table-cell office:value-type="float" office:value="65445372" calcext:value-type="float">
            <text:p>65445372</text:p>
          </table:table-cell>
          <table:table-cell office:value-type="float" office:value="32" calcext:value-type="float">
            <text:p>32</text:p>
          </table:table-cell>
          <table:table-cell office:value-type="float" office:value="189248" calcext:value-type="float">
            <text:p>189248</text:p>
          </table:table-cell>
          <table:table-cell office:value-type="float" office:value="160160" calcext:value-type="float">
            <text:p>1601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rsenne756839</text:p>
          </table:table-cell>
          <table:table-cell table:number-columns-repeated="8"/>
        </table:table-row>
        <table:table-row table:style-name="ro3">
          <table:table-cell office:value-type="float" office:value="389736" calcext:value-type="float">
            <text:p>389736</text:p>
          </table:table-cell>
          <table:table-cell office:value-type="float" office:value="389997" calcext:value-type="float">
            <text:p>389997</text:p>
          </table:table-cell>
          <table:table-cell office:value-type="float" office:value="390195" calcext:value-type="float">
            <text:p>390195</text:p>
          </table:table-cell>
          <table:table-cell office:value-type="float" office:value="600471" calcext:value-type="float">
            <text:p>600471</text:p>
          </table:table-cell>
          <table:table-cell office:value-type="float" office:value="600642" calcext:value-type="float">
            <text:p>600642</text:p>
          </table:table-cell>
          <table:table-cell office:value-type="float" office:value="600759" calcext:value-type="float">
            <text:p>600759</text:p>
          </table:table-cell>
          <table:table-cell office:value-type="float" office:value="704070" calcext:value-type="float">
            <text:p>704070</text:p>
          </table:table-cell>
          <table:table-cell office:value-type="float" office:value="704907" calcext:value-type="float">
            <text:p>704907</text:p>
          </table:table-cell>
          <table:table-cell office:value-type="float" office:value="705627" calcext:value-type="float">
            <text:p>705627</text:p>
          </table:table-cell>
          <table:table-cell office:value-type="float" office:value="3680" calcext:value-type="float">
            <text:p>3680</text:p>
          </table:table-cell>
          <table:table-cell office:value-type="float" office:value="1824" calcext:value-type="float">
            <text:p>1824</text:p>
          </table:table-cell>
          <table:table-cell office:value-type="float" office:value="2208" calcext:value-type="float">
            <text:p>2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whope1024cca</text:p>
          </table:table-cell>
          <table:table-cell table:number-columns-repeated="8"/>
        </table:table-row>
        <table:table-row table:style-name="ro3">
          <table:table-cell office:value-type="float" office:value="189954" calcext:value-type="float">
            <text:p>189954</text:p>
          </table:table-cell>
          <table:table-cell office:value-type="float" office:value="190242" calcext:value-type="float">
            <text:p>190242</text:p>
          </table:table-cell>
          <table:table-cell office:value-type="float" office:value="190548" calcext:value-type="float">
            <text:p>190548</text:p>
          </table:table-cell>
          <table:table-cell office:value-type="float" office:value="294696" calcext:value-type="float">
            <text:p>294696</text:p>
          </table:table-cell>
          <table:table-cell office:value-type="float" office:value="294777" calcext:value-type="float">
            <text:p>294777</text:p>
          </table:table-cell>
          <table:table-cell office:value-type="float" office:value="294975" calcext:value-type="float">
            <text:p>294975</text:p>
          </table:table-cell>
          <table:table-cell office:value-type="float" office:value="345096" calcext:value-type="float">
            <text:p>345096</text:p>
          </table:table-cell>
          <table:table-cell office:value-type="float" office:value="345186" calcext:value-type="float">
            <text:p>345186</text:p>
          </table:table-cell>
          <table:table-cell office:value-type="float" office:value="345330" calcext:value-type="float">
            <text:p>345330</text:p>
          </table:table-cell>
          <table:table-cell office:value-type="float" office:value="1888" calcext:value-type="float">
            <text:p>1888</text:p>
          </table:table-cell>
          <table:table-cell office:value-type="float" office:value="928" calcext:value-type="float">
            <text:p>928</text:p>
          </table:table-cell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whope512cca</text:p>
          </table:table-cell>
          <table:table-cell table:number-columns-repeated="8"/>
        </table:table-row>
        <table:table-row table:style-name="ro3">
          <table:table-cell office:value-type="float" office:value="57350844" calcext:value-type="float">
            <text:p>57350844</text:p>
          </table:table-cell>
          <table:table-cell office:value-type="float" office:value="57357180" calcext:value-type="float">
            <text:p>57357180</text:p>
          </table:table-cell>
          <table:table-cell office:value-type="float" office:value="57363921" calcext:value-type="float">
            <text:p>57363921</text:p>
          </table:table-cell>
          <table:table-cell office:value-type="float" office:value="1377225" calcext:value-type="float">
            <text:p>1377225</text:p>
          </table:table-cell>
          <table:table-cell office:value-type="float" office:value="1381275" calcext:value-type="float">
            <text:p>1381275</text:p>
          </table:table-cell>
          <table:table-cell office:value-type="float" office:value="1385478" calcext:value-type="float">
            <text:p>1385478</text:p>
          </table:table-cell>
          <table:table-cell office:value-type="float" office:value="4025610" calcext:value-type="float">
            <text:p>4025610</text:p>
          </table:table-cell>
          <table:table-cell office:value-type="float" office:value="4026087" calcext:value-type="float">
            <text:p>4026087</text:p>
          </table:table-cell>
          <table:table-cell office:value-type="float" office:value="4036932" calcext:value-type="float">
            <text:p>4036932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ruhps2048509</text:p>
          </table:table-cell>
          <table:table-cell table:number-columns-repeated="8"/>
        </table:table-row>
        <table:table-row table:style-name="ro3">
          <table:table-cell office:value-type="float" office:value="100369881" calcext:value-type="float">
            <text:p>100369881</text:p>
          </table:table-cell>
          <table:table-cell office:value-type="float" office:value="100379295" calcext:value-type="float">
            <text:p>100379295</text:p>
          </table:table-cell>
          <table:table-cell office:value-type="float" office:value="100386828" calcext:value-type="float">
            <text:p>100386828</text:p>
          </table:table-cell>
          <table:table-cell office:value-type="float" office:value="2399139" calcext:value-type="float">
            <text:p>2399139</text:p>
          </table:table-cell>
          <table:table-cell office:value-type="float" office:value="2404944" calcext:value-type="float">
            <text:p>2404944</text:p>
          </table:table-cell>
          <table:table-cell office:value-type="float" office:value="2409165" calcext:value-type="float">
            <text:p>2409165</text:p>
          </table:table-cell>
          <table:table-cell office:value-type="float" office:value="7062156" calcext:value-type="float">
            <text:p>7062156</text:p>
          </table:table-cell>
          <table:table-cell office:value-type="float" office:value="7072695" calcext:value-type="float">
            <text:p>7072695</text:p>
          </table:table-cell>
          <table:table-cell office:value-type="float" office:value="7075656" calcext:value-type="float">
            <text:p>707565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ruhps2048677</text:p>
          </table:table-cell>
          <table:table-cell table:number-columns-repeated="8"/>
        </table:table-row>
        <table:table-row table:style-name="ro3">
          <table:table-cell office:value-type="float" office:value="147418254" calcext:value-type="float">
            <text:p>147418254</text:p>
          </table:table-cell>
          <table:table-cell office:value-type="float" office:value="147425598" calcext:value-type="float">
            <text:p>147425598</text:p>
          </table:table-cell>
          <table:table-cell office:value-type="float" office:value="147437973" calcext:value-type="float">
            <text:p>147437973</text:p>
          </table:table-cell>
          <table:table-cell office:value-type="float" office:value="3502773" calcext:value-type="float">
            <text:p>3502773</text:p>
          </table:table-cell>
          <table:table-cell office:value-type="float" office:value="3507804" calcext:value-type="float">
            <text:p>3507804</text:p>
          </table:table-cell>
          <table:table-cell office:value-type="float" office:value="3513042" calcext:value-type="float">
            <text:p>3513042</text:p>
          </table:table-cell>
          <table:table-cell office:value-type="float" office:value="10358631" calcext:value-type="float">
            <text:p>10358631</text:p>
          </table:table-cell>
          <table:table-cell office:value-type="float" office:value="10360386" calcext:value-type="float">
            <text:p>10360386</text:p>
          </table:table-cell>
          <table:table-cell office:value-type="float" office:value="10361754" calcext:value-type="float">
            <text:p>10361754</text:p>
          </table:table-cell>
          <table:table-cell office:value-type="float" office:value="1590" calcext:value-type="float">
            <text:p>1590</text:p>
          </table:table-cell>
          <table:table-cell table:number-columns-repeated="2" office:value-type="float" office:value="1230" calcext:value-type="float">
            <text:p>12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ruhps4096821</text:p>
          </table:table-cell>
          <table:table-cell table:number-columns-repeated="8"/>
        </table:table-row>
        <table:table-row table:style-name="ro1">
          <table:table-cell office:value-type="float" office:value="107608410" calcext:value-type="float">
            <text:p>107608410</text:p>
          </table:table-cell>
          <table:table-cell office:value-type="float" office:value="107614962" calcext:value-type="float">
            <text:p>107614962</text:p>
          </table:table-cell>
          <table:table-cell office:value-type="float" office:value="107619579" calcext:value-type="float">
            <text:p>107619579</text:p>
          </table:table-cell>
          <table:table-cell office:value-type="float" office:value="2567259" calcext:value-type="float">
            <text:p>2567259</text:p>
          </table:table-cell>
          <table:table-cell office:value-type="float" office:value="2571210" calcext:value-type="float">
            <text:p>2571210</text:p>
          </table:table-cell>
          <table:table-cell office:value-type="float" office:value="2575224" calcext:value-type="float">
            <text:p>2575224</text:p>
          </table:table-cell>
          <table:table-cell office:value-type="float" office:value="7599906" calcext:value-type="float">
            <text:p>7599906</text:p>
          </table:table-cell>
          <table:table-cell office:value-type="float" office:value="7602183" calcext:value-type="float">
            <text:p>7602183</text:p>
          </table:table-cell>
          <table:table-cell office:value-type="float" office:value="7603614" calcext:value-type="float">
            <text:p>7603614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1138" calcext:value-type="float">
            <text:p>11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ruhrss701</text:p>
          </table:table-cell>
          <table:table-cell table:number-columns-repeated="8"/>
        </table:table-row>
        <table:table-row table:style-name="ro1">
          <table:table-cell office:value-type="float" office:value="5768109" calcext:value-type="float">
            <text:p>5768109</text:p>
          </table:table-cell>
          <table:table-cell office:value-type="float" office:value="5778216" calcext:value-type="float">
            <text:p>5778216</text:p>
          </table:table-cell>
          <table:table-cell office:value-type="float" office:value="5795325" calcext:value-type="float">
            <text:p>5795325</text:p>
          </table:table-cell>
          <table:table-cell office:value-type="float" office:value="799317" calcext:value-type="float">
            <text:p>799317</text:p>
          </table:table-cell>
          <table:table-cell office:value-type="float" office:value="803358" calcext:value-type="float">
            <text:p>803358</text:p>
          </table:table-cell>
          <table:table-cell office:value-type="float" office:value="815193" calcext:value-type="float">
            <text:p>815193</text:p>
          </table:table-cell>
          <table:table-cell office:value-type="float" office:value="1061694" calcext:value-type="float">
            <text:p>1061694</text:p>
          </table:table-cell>
          <table:table-cell office:value-type="float" office:value="1062414" calcext:value-type="float">
            <text:p>1062414</text:p>
          </table:table-cell>
          <table:table-cell office:value-type="float" office:value="1063944" calcext:value-type="float">
            <text:p>1063944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rukem443</text:p>
          </table:table-cell>
          <table:table-cell table:number-columns-repeated="8"/>
        </table:table-row>
        <table:table-row table:style-name="ro1">
          <table:table-cell office:value-type="float" office:value="13900077" calcext:value-type="float">
            <text:p>13900077</text:p>
          </table:table-cell>
          <table:table-cell office:value-type="float" office:value="13926762" calcext:value-type="float">
            <text:p>13926762</text:p>
          </table:table-cell>
          <table:table-cell office:value-type="float" office:value="13959873" calcext:value-type="float">
            <text:p>13959873</text:p>
          </table:table-cell>
          <table:table-cell office:value-type="float" office:value="1647558" calcext:value-type="float">
            <text:p>1647558</text:p>
          </table:table-cell>
          <table:table-cell office:value-type="float" office:value="1655370" calcext:value-type="float">
            <text:p>1655370</text:p>
          </table:table-cell>
          <table:table-cell office:value-type="float" office:value="1663965" calcext:value-type="float">
            <text:p>1663965</text:p>
          </table:table-cell>
          <table:table-cell office:value-type="float" office:value="2828160" calcext:value-type="float">
            <text:p>2828160</text:p>
          </table:table-cell>
          <table:table-cell office:value-type="float" office:value="2832147" calcext:value-type="float">
            <text:p>2832147</text:p>
          </table:table-cell>
          <table:table-cell office:value-type="float" office:value="2838186" calcext:value-type="float">
            <text:p>2838186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trukem743</text:p>
          </table:table-cell>
          <table:table-cell table:number-columns-repeated="8"/>
        </table:table-row>
        <table:table-row table:style-name="ro3">
          <table:table-cell office:value-type="float" office:value="11249109" calcext:value-type="float">
            <text:p>11249109</text:p>
          </table:table-cell>
          <table:table-cell office:value-type="float" office:value="11252475" calcext:value-type="float">
            <text:p>11252475</text:p>
          </table:table-cell>
          <table:table-cell office:value-type="float" office:value="11259936" calcext:value-type="float">
            <text:p>11259936</text:p>
          </table:table-cell>
          <table:table-cell office:value-type="float" office:value="22389129" calcext:value-type="float">
            <text:p>22389129</text:p>
          </table:table-cell>
          <table:table-cell office:value-type="float" office:value="22393098" calcext:value-type="float">
            <text:p>22393098</text:p>
          </table:table-cell>
          <table:table-cell office:value-type="float" office:value="22398057" calcext:value-type="float">
            <text:p>22398057</text:p>
          </table:table-cell>
          <table:table-cell office:value-type="float" office:value="33532092" calcext:value-type="float">
            <text:p>33532092</text:p>
          </table:table-cell>
          <table:table-cell office:value-type="float" office:value="33535980" calcext:value-type="float">
            <text:p>33535980</text:p>
          </table:table-cell>
          <table:table-cell office:value-type="float" office:value="33542829" calcext:value-type="float">
            <text:p>33542829</text:p>
          </table:table-cell>
          <table:table-cell office:value-type="float" office:value="1238" calcext:value-type="float">
            <text:p>1238</text:p>
          </table:table-cell>
          <table:table-cell office:value-type="float" office:value="1047" calcext:value-type="float">
            <text:p>1047</text:p>
          </table:table-cell>
          <table:table-cell office:value-type="float" office:value="1175" calcext:value-type="float">
            <text:p>11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rulpr4591761</text:p>
          </table:table-cell>
          <table:table-cell table:number-columns-repeated="8"/>
        </table:table-row>
        <table:table-row table:style-name="ro1">
          <table:table-cell office:value-type="float" office:value="1187055" calcext:value-type="float">
            <text:p>1187055</text:p>
          </table:table-cell>
          <table:table-cell office:value-type="float" office:value="1189827" calcext:value-type="float">
            <text:p>1189827</text:p>
          </table:table-cell>
          <table:table-cell office:value-type="float" office:value="1195029" calcext:value-type="float">
            <text:p>1195029</text:p>
          </table:table-cell>
          <table:table-cell office:value-type="float" office:value="2330937" calcext:value-type="float">
            <text:p>2330937</text:p>
          </table:table-cell>
          <table:table-cell office:value-type="float" office:value="2334726" calcext:value-type="float">
            <text:p>2334726</text:p>
          </table:table-cell>
          <table:table-cell office:value-type="float" office:value="2342916" calcext:value-type="float">
            <text:p>2342916</text:p>
          </table:table-cell>
          <table:table-cell office:value-type="float" office:value="3430710" calcext:value-type="float">
            <text:p>3430710</text:p>
          </table:table-cell>
          <table:table-cell office:value-type="float" office:value="3433419" calcext:value-type="float">
            <text:p>3433419</text:p>
          </table:table-cell>
          <table:table-cell office:value-type="float" office:value="3441870" calcext:value-type="float">
            <text:p>3441870</text:p>
          </table:table-cell>
          <table:table-cell office:value-type="float" office:value="1125" calcext:value-type="float">
            <text:p>1125</text:p>
          </table:table-cell>
          <table:table-cell office:value-type="float" office:value="897" calcext:value-type="float">
            <text:p>897</text:p>
          </table:table-cell>
          <table:table-cell office:value-type="float" office:value="1025" calcext:value-type="float">
            <text:p>10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rulpr653</text:p>
          </table:table-cell>
          <table:table-cell table:number-columns-repeated="8"/>
        </table:table-row>
        <table:table-row table:style-name="ro1">
          <table:table-cell office:value-type="float" office:value="1578051" calcext:value-type="float">
            <text:p>1578051</text:p>
          </table:table-cell>
          <table:table-cell office:value-type="float" office:value="1581633" calcext:value-type="float">
            <text:p>1581633</text:p>
          </table:table-cell>
          <table:table-cell office:value-type="float" office:value="1590273" calcext:value-type="float">
            <text:p>1590273</text:p>
          </table:table-cell>
          <table:table-cell office:value-type="float" office:value="3108798" calcext:value-type="float">
            <text:p>3108798</text:p>
          </table:table-cell>
          <table:table-cell office:value-type="float" office:value="3113784" calcext:value-type="float">
            <text:p>3113784</text:p>
          </table:table-cell>
          <table:table-cell office:value-type="float" office:value="3120219" calcext:value-type="float">
            <text:p>3120219</text:p>
          </table:table-cell>
          <table:table-cell office:value-type="float" office:value="4582323" calcext:value-type="float">
            <text:p>4582323</text:p>
          </table:table-cell>
          <table:table-cell office:value-type="float" office:value="4590927" calcext:value-type="float">
            <text:p>4590927</text:p>
          </table:table-cell>
          <table:table-cell office:value-type="float" office:value="4594869" calcext:value-type="float">
            <text:p>4594869</text:p>
          </table:table-cell>
          <table:table-cell office:value-type="float" office:value="1294" calcext:value-type="float">
            <text:p>1294</text:p>
          </table:table-cell>
          <table:table-cell office:value-type="float" office:value="1039" calcext:value-type="float">
            <text:p>1039</text:p>
          </table:table-cell>
          <table:table-cell office:value-type="float" office:value="1167" calcext:value-type="float">
            <text:p>11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rulpr761</text:p>
          </table:table-cell>
          <table:table-cell table:number-columns-repeated="8"/>
        </table:table-row>
        <table:table-row table:style-name="ro1">
          <table:table-cell office:value-type="float" office:value="1982097" calcext:value-type="float">
            <text:p>1982097</text:p>
          </table:table-cell>
          <table:table-cell office:value-type="float" office:value="1987443" calcext:value-type="float">
            <text:p>1987443</text:p>
          </table:table-cell>
          <table:table-cell office:value-type="float" office:value="1996155" calcext:value-type="float">
            <text:p>1996155</text:p>
          </table:table-cell>
          <table:table-cell office:value-type="float" office:value="3904749" calcext:value-type="float">
            <text:p>3904749</text:p>
          </table:table-cell>
          <table:table-cell office:value-type="float" office:value="3910095" calcext:value-type="float">
            <text:p>3910095</text:p>
          </table:table-cell>
          <table:table-cell office:value-type="float" office:value="3915495" calcext:value-type="float">
            <text:p>3915495</text:p>
          </table:table-cell>
          <table:table-cell office:value-type="float" office:value="5773950" calcext:value-type="float">
            <text:p>5773950</text:p>
          </table:table-cell>
          <table:table-cell office:value-type="float" office:value="5775840" calcext:value-type="float">
            <text:p>5775840</text:p>
          </table:table-cell>
          <table:table-cell office:value-type="float" office:value="5784903" calcext:value-type="float">
            <text:p>5784903</text:p>
          </table:table-cell>
          <table:table-cell office:value-type="float" office:value="1463" calcext:value-type="float">
            <text:p>1463</text:p>
          </table:table-cell>
          <table:table-cell office:value-type="float" office:value="1184" calcext:value-type="float">
            <text:p>1184</text:p>
          </table:table-cell>
          <table:table-cell office:value-type="float" office:value="1312" calcext:value-type="float">
            <text:p>13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rulpr857</text:p>
          </table:table-cell>
          <table:table-cell table:number-columns-repeated="8"/>
        </table:table-row>
        <table:table-row table:style-name="ro1">
          <table:table-cell office:value-type="float" office:value="57781575" calcext:value-type="float">
            <text:p>57781575</text:p>
          </table:table-cell>
          <table:table-cell office:value-type="float" office:value="57875670" calcext:value-type="float">
            <text:p>57875670</text:p>
          </table:table-cell>
          <table:table-cell office:value-type="float" office:value="57956904" calcext:value-type="float">
            <text:p>57956904</text:p>
          </table:table-cell>
          <table:table-cell office:value-type="float" office:value="140859" calcext:value-type="float">
            <text:p>140859</text:p>
          </table:table-cell>
          <table:table-cell office:value-type="float" office:value="141147" calcext:value-type="float">
            <text:p>141147</text:p>
          </table:table-cell>
          <table:table-cell office:value-type="float" office:value="141660" calcext:value-type="float">
            <text:p>141660</text:p>
          </table:table-cell>
          <table:table-cell office:value-type="float" office:value="803205" calcext:value-type="float">
            <text:p>803205</text:p>
          </table:table-cell>
          <table:table-cell office:value-type="float" office:value="803520" calcext:value-type="float">
            <text:p>803520</text:p>
          </table:table-cell>
          <table:table-cell office:value-type="float" office:value="804024" calcext:value-type="float">
            <text:p>804024</text:p>
          </table:table-cell>
          <table:table-cell office:value-type="float" office:value="9216" calcext:value-type="float">
            <text:p>9216</text:p>
          </table:table-cell>
          <table:table-cell office:value-type="float" office:value="319488" calcext:value-type="float">
            <text:p>31948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skem1264</text:p>
          </table:table-cell>
          <table:table-cell table:number-columns-repeated="8"/>
        </table:table-row>
        <table:table-row table:style-name="ro1">
          <table:table-cell office:value-type="float" office:value="318787569" calcext:value-type="float">
            <text:p>318787569</text:p>
          </table:table-cell>
          <table:table-cell office:value-type="float" office:value="319645044" calcext:value-type="float">
            <text:p>319645044</text:p>
          </table:table-cell>
          <table:table-cell office:value-type="float" office:value="322201836" calcext:value-type="float">
            <text:p>322201836</text:p>
          </table:table-cell>
          <table:table-cell office:value-type="float" office:value="1198233" calcext:value-type="float">
            <text:p>1198233</text:p>
          </table:table-cell>
          <table:table-cell office:value-type="float" office:value="1216764" calcext:value-type="float">
            <text:p>1216764</text:p>
          </table:table-cell>
          <table:table-cell office:value-type="float" office:value="1228941" calcext:value-type="float">
            <text:p>1228941</text:p>
          </table:table-cell>
          <table:table-cell office:value-type="float" office:value="3458097" calcext:value-type="float">
            <text:p>3458097</text:p>
          </table:table-cell>
          <table:table-cell office:value-type="float" office:value="3461400" calcext:value-type="float">
            <text:p>3461400</text:p>
          </table:table-cell>
          <table:table-cell office:value-type="float" office:value="3479139" calcext:value-type="float">
            <text:p>3479139</text:p>
          </table:table-cell>
          <table:table-cell office:value-type="float" office:value="19890" calcext:value-type="float">
            <text:p>19890</text:p>
          </table:table-cell>
          <table:table-cell office:value-type="float" office:value="1419704" calcext:value-type="float">
            <text:p>1419704</text:p>
          </table:table-cell>
          <table:table-cell office:value-type="float" office:value="253" calcext:value-type="float">
            <text:p>2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skem13136</text:p>
          </table:table-cell>
          <table:table-cell table:number-columns-repeated="8"/>
        </table:table-row>
        <table:table-row table:style-name="ro1">
          <table:table-cell office:value-type="float" office:value="175197366" calcext:value-type="float">
            <text:p>175197366</text:p>
          </table:table-cell>
          <table:table-cell office:value-type="float" office:value="175393215" calcext:value-type="float">
            <text:p>175393215</text:p>
          </table:table-cell>
          <table:table-cell office:value-type="float" office:value="175629195" calcext:value-type="float">
            <text:p>175629195</text:p>
          </table:table-cell>
          <table:table-cell office:value-type="float" office:value="1046061" calcext:value-type="float">
            <text:p>1046061</text:p>
          </table:table-cell>
          <table:table-cell office:value-type="float" office:value="1049976" calcext:value-type="float">
            <text:p>1049976</text:p>
          </table:table-cell>
          <table:table-cell office:value-type="float" office:value="1054485" calcext:value-type="float">
            <text:p>1054485</text:p>
          </table:table-cell>
          <table:table-cell office:value-type="float" office:value="1551546" calcext:value-type="float">
            <text:p>1551546</text:p>
          </table:table-cell>
          <table:table-cell office:value-type="float" office:value="1553589" calcext:value-type="float">
            <text:p>1553589</text:p>
          </table:table-cell>
          <table:table-cell office:value-type="float" office:value="1556136" calcext:value-type="float">
            <text:p>1556136</text:p>
          </table:table-cell>
          <table:table-cell office:value-type="float" office:value="17524" calcext:value-type="float">
            <text:p>17524</text:p>
          </table:table-cell>
          <table:table-cell office:value-type="float" office:value="929760" calcext:value-type="float">
            <text:p>929760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tskem1380</text:p>
          </table:table-cell>
          <table:table-cell table:number-columns-repeated="8"/>
        </table:table-row>
        <table:table-row table:style-name="ro3">
          <table:table-cell office:value-type="float" office:value="359347626" calcext:value-type="float">
            <text:p>359347626</text:p>
          </table:table-cell>
          <table:table-cell office:value-type="float" office:value="360057384" calcext:value-type="float">
            <text:p>360057384</text:p>
          </table:table-cell>
          <table:table-cell office:value-type="float" office:value="360824517" calcext:value-type="float">
            <text:p>360824517</text:p>
          </table:table-cell>
          <table:table-cell office:value-type="float" office:value="93111327" calcext:value-type="float">
            <text:p>93111327</text:p>
          </table:table-cell>
          <table:table-cell office:value-type="float" office:value="93689901" calcext:value-type="float">
            <text:p>93689901</text:p>
          </table:table-cell>
          <table:table-cell office:value-type="float" office:value="94253985" calcext:value-type="float">
            <text:p>94253985</text:p>
          </table:table-cell>
          <table:table-cell office:value-type="float" office:value="102384396" calcext:value-type="float">
            <text:p>102384396</text:p>
          </table:table-cell>
          <table:table-cell office:value-type="float" office:value="103306878" calcext:value-type="float">
            <text:p>103306878</text:p>
          </table:table-cell>
          <table:table-cell office:value-type="float" office:value="103806891" calcext:value-type="float">
            <text:p>103806891</text:p>
          </table:table-cell>
          <table:table-cell office:value-type="float" office:value="1627648" calcext:value-type="float">
            <text:p>1627648</text:p>
          </table:table-cell>
          <table:table-cell office:value-type="float" office:value="1626240" calcext:value-type="float">
            <text:p>1626240</text:p>
          </table:table-cell>
          <table:table-cell office:value-type="float" office:value="180224" calcext:value-type="float">
            <text:p>1802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ddmanhattan128</text:p>
          </table:table-cell>
          <table:table-cell table:number-columns-repeated="8"/>
        </table:table-row>
        <table:table-row table:style-name="ro3">
          <table:table-cell office:value-type="float" office:value="584315442" calcext:value-type="float">
            <text:p>584315442</text:p>
          </table:table-cell>
          <table:table-cell office:value-type="float" office:value="588471048" calcext:value-type="float">
            <text:p>588471048</text:p>
          </table:table-cell>
          <table:table-cell office:value-type="float" office:value="590925537" calcext:value-type="float">
            <text:p>590925537</text:p>
          </table:table-cell>
          <table:table-cell office:value-type="float" office:value="180224973" calcext:value-type="float">
            <text:p>180224973</text:p>
          </table:table-cell>
          <table:table-cell office:value-type="float" office:value="180419598" calcext:value-type="float">
            <text:p>180419598</text:p>
          </table:table-cell>
          <table:table-cell office:value-type="float" office:value="180613305" calcext:value-type="float">
            <text:p>180613305</text:p>
          </table:table-cell>
          <table:table-cell office:value-type="float" office:value="200761947" calcext:value-type="float">
            <text:p>200761947</text:p>
          </table:table-cell>
          <table:table-cell office:value-type="float" office:value="200923065" calcext:value-type="float">
            <text:p>200923065</text:p>
          </table:table-cell>
          <table:table-cell office:value-type="float" office:value="201076668" calcext:value-type="float">
            <text:p>201076668</text:p>
          </table:table-cell>
          <table:table-cell office:value-type="float" office:value="2565055" calcext:value-type="float">
            <text:p>2565055</text:p>
          </table:table-cell>
          <table:table-cell office:value-type="float" office:value="2563260" calcext:value-type="float">
            <text:p>2563260</text:p>
          </table:table-cell>
          <table:table-cell office:value-type="float" office:value="344640" calcext:value-type="float">
            <text:p>3446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ddmanhattan192</text:p>
          </table:table-cell>
          <table:table-cell table:number-columns-repeated="8"/>
        </table:table-row>
        <table:table-row table:style-name="ro3">
          <table:table-cell office:value-type="float" office:value="1053186201" calcext:value-type="float">
            <text:p>1053186201</text:p>
          </table:table-cell>
          <table:table-cell office:value-type="float" office:value="1056650526" calcext:value-type="float">
            <text:p>1056650526</text:p>
          </table:table-cell>
          <table:table-cell office:value-type="float" office:value="1061409402" calcext:value-type="float">
            <text:p>1061409402</text:p>
          </table:table-cell>
          <table:table-cell office:value-type="float" office:value="371595213" calcext:value-type="float">
            <text:p>371595213</text:p>
          </table:table-cell>
          <table:table-cell office:value-type="float" office:value="372622068" calcext:value-type="float">
            <text:p>372622068</text:p>
          </table:table-cell>
          <table:table-cell office:value-type="float" office:value="373891185" calcext:value-type="float">
            <text:p>373891185</text:p>
          </table:table-cell>
          <table:table-cell office:value-type="float" office:value="413375688" calcext:value-type="float">
            <text:p>413375688</text:p>
          </table:table-cell>
          <table:table-cell office:value-type="float" office:value="413638416" calcext:value-type="float">
            <text:p>413638416</text:p>
          </table:table-cell>
          <table:table-cell office:value-type="float" office:value="415085067" calcext:value-type="float">
            <text:p>415085067</text:p>
          </table:table-cell>
          <table:table-cell office:value-type="float" office:value="4456650" calcext:value-type="float">
            <text:p>4456650</text:p>
          </table:table-cell>
          <table:table-cell office:value-type="float" office:value="4454241" calcext:value-type="float">
            <text:p>4454241</text:p>
          </table:table-cell>
          <table:table-cell office:value-type="float" office:value="616704" calcext:value-type="float">
            <text:p>6167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ddmanhattan256</text:p>
          </table:table-cell>
          <table:table-cell table:number-columns-repeated="8"/>
        </table:table-row>
        <table:table-row table:style-name="ro1">
          <table:table-cell office:value-type="float" office:value="8071410357" calcext:value-type="float">
            <text:p>8071410357</text:p>
          </table:table-cell>
          <table:table-cell office:value-type="float" office:value="8327571543" calcext:value-type="float">
            <text:p>8327571543</text:p>
          </table:table-cell>
          <table:table-cell office:value-type="float" office:value="8566752447" calcext:value-type="float">
            <text:p>8566752447</text:p>
          </table:table-cell>
          <table:table-cell office:value-type="float" office:value="34833465" calcext:value-type="float">
            <text:p>34833465</text:p>
          </table:table-cell>
          <table:table-cell office:value-type="float" office:value="34892775" calcext:value-type="float">
            <text:p>34892775</text:p>
          </table:table-cell>
          <table:table-cell office:value-type="float" office:value="35034309" calcext:value-type="float">
            <text:p>35034309</text:p>
          </table:table-cell>
          <table:table-cell office:value-type="float" office:value="261644697" calcext:value-type="float">
            <text:p>261644697</text:p>
          </table:table-cell>
          <table:table-cell office:value-type="float" office:value="261682092" calcext:value-type="float">
            <text:p>261682092</text:p>
          </table:table-cell>
          <table:table-cell office:value-type="float" office:value="263591766" calcext:value-type="float">
            <text:p>263591766</text:p>
          </table:table-cell>
          <table:table-cell office:value-type="float" office:value="98304" calcext:value-type="float">
            <text:p>98304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qrsa15</text:p>
          </table:table-cell>
          <table:table-cell table:number-columns-repeated="8"/>
        </table:table-row>
        <table:table-row table:style-name="ro3">
          <table:table-cell office:value-type="float" office:value="13708854" calcext:value-type="float">
            <text:p>13708854</text:p>
          </table:table-cell>
          <table:table-cell office:value-type="float" office:value="13858551" calcext:value-type="float">
            <text:p>13858551</text:p>
          </table:table-cell>
          <table:table-cell office:value-type="float" office:value="13989609" calcext:value-type="float">
            <text:p>13989609</text:p>
          </table:table-cell>
          <table:table-cell office:value-type="float" office:value="25632549" calcext:value-type="float">
            <text:p>25632549</text:p>
          </table:table-cell>
          <table:table-cell office:value-type="float" office:value="25883487" calcext:value-type="float">
            <text:p>25883487</text:p>
          </table:table-cell>
          <table:table-cell office:value-type="float" office:value="26149104" calcext:value-type="float">
            <text:p>26149104</text:p>
          </table:table-cell>
          <table:table-cell office:value-type="float" office:value="54375156" calcext:value-type="float">
            <text:p>54375156</text:p>
          </table:table-cell>
          <table:table-cell office:value-type="float" office:value="54900459" calcext:value-type="float">
            <text:p>54900459</text:p>
          </table:table-cell>
          <table:table-cell office:value-type="float" office:value="54979857" calcext:value-type="float">
            <text:p>54979857</text:p>
          </table:table-cell>
          <table:table-cell office:value-type="float" office:value="54056" calcext:value-type="float">
            <text:p>54056</text:p>
          </table:table-cell>
          <table:table-cell office:value-type="float" office:value="27044" calcext:value-type="float">
            <text:p>27044</text:p>
          </table:table-cell>
          <table:table-cell office:value-type="float" office:value="28064" calcext:value-type="float">
            <text:p>280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stakers216091</text:p>
          </table:table-cell>
          <table:table-cell table:number-columns-repeated="8"/>
        </table:table-row>
        <table:table-row table:style-name="ro3">
          <table:table-cell office:value-type="float" office:value="63809919" calcext:value-type="float">
            <text:p>63809919</text:p>
          </table:table-cell>
          <table:table-cell office:value-type="float" office:value="64699236" calcext:value-type="float">
            <text:p>64699236</text:p>
          </table:table-cell>
          <table:table-cell office:value-type="float" office:value="65949192" calcext:value-type="float">
            <text:p>65949192</text:p>
          </table:table-cell>
          <table:table-cell office:value-type="float" office:value="116689707" calcext:value-type="float">
            <text:p>116689707</text:p>
          </table:table-cell>
          <table:table-cell office:value-type="float" office:value="117962127" calcext:value-type="float">
            <text:p>117962127</text:p>
          </table:table-cell>
          <table:table-cell office:value-type="float" office:value="120647754" calcext:value-type="float">
            <text:p>120647754</text:p>
          </table:table-cell>
          <table:table-cell office:value-type="float" office:value="228448287" calcext:value-type="float">
            <text:p>228448287</text:p>
          </table:table-cell>
          <table:table-cell office:value-type="float" office:value="229212396" calcext:value-type="float">
            <text:p>229212396</text:p>
          </table:table-cell>
          <table:table-cell office:value-type="float" office:value="229495698" calcext:value-type="float">
            <text:p>229495698</text:p>
          </table:table-cell>
          <table:table-cell office:value-type="float" office:value="189242" calcext:value-type="float">
            <text:p>189242</text:p>
          </table:table-cell>
          <table:table-cell office:value-type="float" office:value="94637" calcext:value-type="float">
            <text:p>94637</text:p>
          </table:table-cell>
          <table:table-cell office:value-type="float" office:value="96167" calcext:value-type="float">
            <text:p>961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stakers756839</text:p>
          </table:table-cell>
          <table:table-cell table:number-columns-repeated="8"/>
        </table:table-row>
        <table:table-row table:style-name="ro1">
          <table:table-cell office:value-type="float" office:value="7714782" calcext:value-type="float">
            <text:p>7714782</text:p>
          </table:table-cell>
          <table:table-cell office:value-type="float" office:value="7756164" calcext:value-type="float">
            <text:p>7756164</text:p>
          </table:table-cell>
          <table:table-cell office:value-type="float" office:value="7766397" calcext:value-type="float">
            <text:p>7766397</text:p>
          </table:table-cell>
          <table:table-cell office:value-type="float" office:value="11357397" calcext:value-type="float">
            <text:p>11357397</text:p>
          </table:table-cell>
          <table:table-cell office:value-type="float" office:value="11406006" calcext:value-type="float">
            <text:p>11406006</text:p>
          </table:table-cell>
          <table:table-cell office:value-type="float" office:value="11437857" calcext:value-type="float">
            <text:p>11437857</text:p>
          </table:table-cell>
          <table:table-cell office:value-type="float" office:value="15563988" calcext:value-type="float">
            <text:p>15563988</text:p>
          </table:table-cell>
          <table:table-cell office:value-type="float" office:value="15644727" calcext:value-type="float">
            <text:p>15644727</text:p>
          </table:table-cell>
          <table:table-cell office:value-type="float" office:value="16276284" calcext:value-type="float">
            <text:p>16276284</text:p>
          </table:table-cell>
          <table:table-cell office:value-type="float" office:value="32" calcext:value-type="float">
            <text:p>32</text:p>
          </table:table-cell>
          <table:table-cell office:value-type="float" office:value="1056" calcext:value-type="float">
            <text:p>1056</text:p>
          </table:table-cell>
          <table:table-cell office:value-type="float" office:value="1568" calcext:value-type="float">
            <text:p>15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mblem1056</text:p>
          </table:table-cell>
          <table:table-cell table:number-columns-repeated="8"/>
        </table:table-row>
        <table:table-row table:style-name="ro1">
          <table:table-cell office:value-type="float" office:value="7655562" calcext:value-type="float">
            <text:p>7655562</text:p>
          </table:table-cell>
          <table:table-cell office:value-type="float" office:value="7688538" calcext:value-type="float">
            <text:p>7688538</text:p>
          </table:table-cell>
          <table:table-cell office:value-type="float" office:value="7748568" calcext:value-type="float">
            <text:p>7748568</text:p>
          </table:table-cell>
          <table:table-cell office:value-type="float" office:value="11334177" calcext:value-type="float">
            <text:p>11334177</text:p>
          </table:table-cell>
          <table:table-cell office:value-type="float" office:value="11368809" calcext:value-type="float">
            <text:p>11368809</text:p>
          </table:table-cell>
          <table:table-cell office:value-type="float" office:value="11403891" calcext:value-type="float">
            <text:p>11403891</text:p>
          </table:table-cell>
          <table:table-cell office:value-type="float" office:value="15452127" calcext:value-type="float">
            <text:p>15452127</text:p>
          </table:table-cell>
          <table:table-cell office:value-type="float" office:value="15538725" calcext:value-type="float">
            <text:p>15538725</text:p>
          </table:table-cell>
          <table:table-cell office:value-type="float" office:value="16197687" calcext:value-type="float">
            <text:p>16197687</text:p>
          </table:table-cell>
          <table:table-cell office:value-type="float" office:value="32" calcext:value-type="float">
            <text:p>32</text:p>
          </table:table-cell>
          <table:table-cell office:value-type="float" office:value="928" calcext:value-type="float">
            <text:p>928</text:p>
          </table:table-cell>
          <table:table-cell office:value-type="float" office:value="1376" calcext:value-type="float">
            <text:p>13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mblem928</text:p>
          </table:table-cell>
          <table:table-cell table:number-columns-repeated="8"/>
        </table:table-row>
        <table:table-row table:style-name="ro1">
          <table:table-cell office:value-type="float" office:value="23806593" calcext:value-type="float">
            <text:p>23806593</text:p>
          </table:table-cell>
          <table:table-cell office:value-type="float" office:value="23825223" calcext:value-type="float">
            <text:p>23825223</text:p>
          </table:table-cell>
          <table:table-cell office:value-type="float" office:value="23840982" calcext:value-type="float">
            <text:p>23840982</text:p>
          </table:table-cell>
          <table:table-cell office:value-type="float" office:value="1969002" calcext:value-type="float">
            <text:p>1969002</text:p>
          </table:table-cell>
          <table:table-cell office:value-type="float" office:value="2089602" calcext:value-type="float">
            <text:p>2089602</text:p>
          </table:table-cell>
          <table:table-cell office:value-type="float" office:value="2330253" calcext:value-type="float">
            <text:p>2330253</text:p>
          </table:table-cell>
          <table:table-cell office:value-type="float" office:value="4855725" calcext:value-type="float">
            <text:p>4855725</text:p>
          </table:table-cell>
          <table:table-cell office:value-type="float" office:value="4877307" calcext:value-type="float">
            <text:p>4877307</text:p>
          </table:table-cell>
          <table:table-cell office:value-type="float" office:value="4920669" calcext:value-type="float">
            <text:p>4920669</text:p>
          </table:table-cell>
          <table:table-cell office:value-type="float" office:value="2001" calcext:value-type="float">
            <text:p>2001</text:p>
          </table:table-cell>
          <table:table-cell office:value-type="float" office:value="1961" calcext:value-type="float">
            <text:p>1961</text:p>
          </table:table-cell>
          <table:table-cell office:value-type="float" office:value="2089" calcext:value-type="float">
            <text:p>208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lloii128</text:p>
          </table:table-cell>
          <table:table-cell table:number-columns-repeated="8"/>
        </table:table-row>
        <table:table-row table:style-name="ro1">
          <table:table-cell office:value-type="float" office:value="25171884" calcext:value-type="float">
            <text:p>25171884</text:p>
          </table:table-cell>
          <table:table-cell office:value-type="float" office:value="25184304" calcext:value-type="float">
            <text:p>25184304</text:p>
          </table:table-cell>
          <table:table-cell office:value-type="float" office:value="25381107" calcext:value-type="float">
            <text:p>25381107</text:p>
          </table:table-cell>
          <table:table-cell office:value-type="float" office:value="2053989" calcext:value-type="float">
            <text:p>2053989</text:p>
          </table:table-cell>
          <table:table-cell office:value-type="float" office:value="2060631" calcext:value-type="float">
            <text:p>2060631</text:p>
          </table:table-cell>
          <table:table-cell office:value-type="float" office:value="2084472" calcext:value-type="float">
            <text:p>2084472</text:p>
          </table:table-cell>
          <table:table-cell office:value-type="float" office:value="5208021" calcext:value-type="float">
            <text:p>5208021</text:p>
          </table:table-cell>
          <table:table-cell office:value-type="float" office:value="5218821" calcext:value-type="float">
            <text:p>5218821</text:p>
          </table:table-cell>
          <table:table-cell office:value-type="float" office:value="5304366" calcext:value-type="float">
            <text:p>5304366</text:p>
          </table:table-cell>
          <table:table-cell office:value-type="float" office:value="2381" calcext:value-type="float">
            <text:p>2381</text:p>
          </table:table-cell>
          <table:table-cell office:value-type="float" office:value="2341" calcext:value-type="float">
            <text:p>2341</text:p>
          </table:table-cell>
          <table:table-cell office:value-type="float" office:value="2469" calcext:value-type="float">
            <text:p>246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lloii192</text:p>
          </table:table-cell>
          <table:table-cell table:number-columns-repeated="8"/>
        </table:table-row>
        <table:table-row table:style-name="ro1">
          <table:table-cell office:value-type="float" office:value="29780406" calcext:value-type="float">
            <text:p>29780406</text:p>
          </table:table-cell>
          <table:table-cell office:value-type="float" office:value="29890530" calcext:value-type="float">
            <text:p>29890530</text:p>
          </table:table-cell>
          <table:table-cell office:value-type="float" office:value="29944188" calcext:value-type="float">
            <text:p>29944188</text:p>
          </table:table-cell>
          <table:table-cell office:value-type="float" office:value="2307537" calcext:value-type="float">
            <text:p>2307537</text:p>
          </table:table-cell>
          <table:table-cell office:value-type="float" office:value="2311245" calcext:value-type="float">
            <text:p>2311245</text:p>
          </table:table-cell>
          <table:table-cell office:value-type="float" office:value="2330829" calcext:value-type="float">
            <text:p>2330829</text:p>
          </table:table-cell>
          <table:table-cell office:value-type="float" office:value="6198453" calcext:value-type="float">
            <text:p>6198453</text:p>
          </table:table-cell>
          <table:table-cell office:value-type="float" office:value="6203826" calcext:value-type="float">
            <text:p>6203826</text:p>
          </table:table-cell>
          <table:table-cell office:value-type="float" office:value="6430923" calcext:value-type="float">
            <text:p>6430923</text:p>
          </table:table-cell>
          <table:table-cell office:value-type="float" office:value="2599" calcext:value-type="float">
            <text:p>2599</text:p>
          </table:table-cell>
          <table:table-cell office:value-type="float" office:value="2559" calcext:value-type="float">
            <text:p>2559</text:p>
          </table:table-cell>
          <table:table-cell office:value-type="float" office:value="2687" calcext:value-type="float">
            <text:p>268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lloii256</text:p>
          </table:table-cell>
          <table:table-cell table:number-columns-repeated="8"/>
        </table:table-row>
        <table:table-row table:style-name="ro1">
          <table:table-cell office:value-type="float" office:value="1686186" calcext:value-type="float">
            <text:p>1686186</text:p>
          </table:table-cell>
          <table:table-cell office:value-type="float" office:value="1792773" calcext:value-type="float">
            <text:p>1792773</text:p>
          </table:table-cell>
          <table:table-cell office:value-type="float" office:value="1797003" calcext:value-type="float">
            <text:p>1797003</text:p>
          </table:table-cell>
          <table:table-cell office:value-type="float" office:value="3154887" calcext:value-type="float">
            <text:p>3154887</text:p>
          </table:table-cell>
          <table:table-cell office:value-type="float" office:value="3195693" calcext:value-type="float">
            <text:p>3195693</text:p>
          </table:table-cell>
          <table:table-cell office:value-type="float" office:value="3218463" calcext:value-type="float">
            <text:p>3218463</text:p>
          </table:table-cell>
          <table:table-cell office:value-type="float" office:value="17948061" calcext:value-type="float">
            <text:p>17948061</text:p>
          </table:table-cell>
          <table:table-cell office:value-type="float" office:value="18149238" calcext:value-type="float">
            <text:p>18149238</text:p>
          </table:table-cell>
          <table:table-cell office:value-type="float" office:value="18396270" calcext:value-type="float">
            <text:p>18396270</text:p>
          </table:table-cell>
          <table:table-cell office:value-type="float" office:value="1874" calcext:value-type="float">
            <text:p>1874</text:p>
          </table:table-cell>
          <table:table-cell office:value-type="float" office:value="1834" calcext:value-type="float">
            <text:p>1834</text:p>
          </table:table-cell>
          <table:table-cell office:value-type="float" office:value="3652" calcext:value-type="float">
            <text:p>36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qc128</text:p>
          </table:table-cell>
          <table:table-cell table:number-columns-repeated="8"/>
        </table:table-row>
        <table:table-row table:style-name="ro1">
          <table:table-cell office:value-type="float" office:value="3377394" calcext:value-type="float">
            <text:p>3377394</text:p>
          </table:table-cell>
          <table:table-cell office:value-type="float" office:value="3444732" calcext:value-type="float">
            <text:p>3444732</text:p>
          </table:table-cell>
          <table:table-cell office:value-type="float" office:value="3628152" calcext:value-type="float">
            <text:p>3628152</text:p>
          </table:table-cell>
          <table:table-cell office:value-type="float" office:value="6249285" calcext:value-type="float">
            <text:p>6249285</text:p>
          </table:table-cell>
          <table:table-cell office:value-type="float" office:value="6271308" calcext:value-type="float">
            <text:p>6271308</text:p>
          </table:table-cell>
          <table:table-cell office:value-type="float" office:value="7028721" calcext:value-type="float">
            <text:p>7028721</text:p>
          </table:table-cell>
          <table:table-cell office:value-type="float" office:value="35890101" calcext:value-type="float">
            <text:p>35890101</text:p>
          </table:table-cell>
          <table:table-cell office:value-type="float" office:value="36357696" calcext:value-type="float">
            <text:p>36357696</text:p>
          </table:table-cell>
          <table:table-cell office:value-type="float" office:value="37018764" calcext:value-type="float">
            <text:p>37018764</text:p>
          </table:table-cell>
          <table:table-cell office:value-type="float" office:value="2893" calcext:value-type="float">
            <text:p>2893</text:p>
          </table:table-cell>
          <table:table-cell office:value-type="float" office:value="2853" calcext:value-type="float">
            <text:p>2853</text:p>
          </table:table-cell>
          <table:table-cell office:value-type="float" office:value="5690" calcext:value-type="float">
            <text:p>56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qc192</text:p>
          </table:table-cell>
          <table:table-cell table:number-columns-repeated="8"/>
        </table:table-row>
        <table:table-row table:style-name="ro1">
          <table:table-cell office:value-type="float" office:value="4578957" calcext:value-type="float">
            <text:p>4578957</text:p>
          </table:table-cell>
          <table:table-cell office:value-type="float" office:value="4609737" calcext:value-type="float">
            <text:p>4609737</text:p>
          </table:table-cell>
          <table:table-cell office:value-type="float" office:value="4789818" calcext:value-type="float">
            <text:p>4789818</text:p>
          </table:table-cell>
          <table:table-cell office:value-type="float" office:value="8200791" calcext:value-type="float">
            <text:p>8200791</text:p>
          </table:table-cell>
          <table:table-cell office:value-type="float" office:value="8211807" calcext:value-type="float">
            <text:p>8211807</text:p>
          </table:table-cell>
          <table:table-cell office:value-type="float" office:value="8223840" calcext:value-type="float">
            <text:p>8223840</text:p>
          </table:table-cell>
          <table:table-cell office:value-type="float" office:value="52520985" calcext:value-type="float">
            <text:p>52520985</text:p>
          </table:table-cell>
          <table:table-cell office:value-type="float" office:value="52733727" calcext:value-type="float">
            <text:p>52733727</text:p>
          </table:table-cell>
          <table:table-cell office:value-type="float" office:value="52816959" calcext:value-type="float">
            <text:p>52816959</text:p>
          </table:table-cell>
          <table:table-cell office:value-type="float" office:value="4130" calcext:value-type="float">
            <text:p>4130</text:p>
          </table:table-cell>
          <table:table-cell office:value-type="float" office:value="4090" calcext:value-type="float">
            <text:p>4090</text:p>
          </table:table-cell>
          <table:table-cell office:value-type="float" office:value="8164" calcext:value-type="float">
            <text:p>81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qc25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129700791?</text:p>
          </table:table-cell>
          <table:table-cell table:style-name="ce2" office:value-type="string" calcext:value-type="string">
            <text:p>199878291?</text:p>
          </table:table-cell>
          <table:table-cell table:style-name="ce2" office:value-type="string" calcext:value-type="string">
            <text:p>316134999?</text:p>
          </table:table-cell>
          <table:table-cell office:value-type="float" office:value="28710" calcext:value-type="float">
            <text:p>28710</text:p>
          </table:table-cell>
          <table:table-cell office:value-type="float" office:value="29169" calcext:value-type="float">
            <text:p>29169</text:p>
          </table:table-cell>
          <table:table-cell office:value-type="float" office:value="32787" calcext:value-type="float">
            <text:p>32787</text:p>
          </table:table-cell>
          <table:table-cell office:value-type="float" office:value="5113782" calcext:value-type="float">
            <text:p>5113782</text:p>
          </table:table-cell>
          <table:table-cell office:value-type="float" office:value="5125509" calcext:value-type="float">
            <text:p>5125509</text:p>
          </table:table-cell>
          <table:table-cell office:value-type="float" office:value="5129469" calcext:value-type="float">
            <text:p>5129469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sa2048</text:p>
          </table:table-cell>
          <table:table-cell table:number-columns-repeated="8"/>
        </table:table-row>
        <table:table-row table:style-name="ro1">
          <table:table-cell office:value-type="float" office:value="394047" calcext:value-type="float">
            <text:p>394047</text:p>
          </table:table-cell>
          <table:table-cell office:value-type="float" office:value="395658" calcext:value-type="float">
            <text:p>395658</text:p>
          </table:table-cell>
          <table:table-cell office:value-type="float" office:value="396018" calcext:value-type="float">
            <text:p>396018</text:p>
          </table:table-cell>
          <table:table-cell office:value-type="float" office:value="517473" calcext:value-type="float">
            <text:p>517473</text:p>
          </table:table-cell>
          <table:table-cell office:value-type="float" office:value="519912" calcext:value-type="float">
            <text:p>519912</text:p>
          </table:table-cell>
          <table:table-cell office:value-type="float" office:value="565119" calcext:value-type="float">
            <text:p>565119</text:p>
          </table:table-cell>
          <table:table-cell table:style-name="ce2" office:value-type="string" calcext:value-type="string">
            <text:p>496089?</text:p>
          </table:table-cell>
          <table:table-cell table:style-name="ce2" office:value-type="string" calcext:value-type="string">
            <text:p>732132?</text:p>
          </table:table-cell>
          <table:table-cell table:style-name="ce2" office:value-type="string" calcext:value-type="string">
            <text:p>733950?</text:p>
          </table:table-cell>
          <table:table-cell office:value-type="float" office:value="2304" calcext:value-type="float">
            <text:p>2304</text:p>
          </table:table-cell>
          <table:table-cell office:value-type="float" office:value="992" calcext:value-type="float">
            <text:p>992</text:p>
          </table:table-cell>
          <table:table-cell office:value-type="float" office:value="1088" calcext:value-type="float">
            <text:p>10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ber2</text:p>
          </table:table-cell>
          <table:table-cell table:number-columns-repeated="8"/>
        </table:table-row>
        <table:table-row table:style-name="ro1">
          <table:table-cell office:value-type="float" office:value="24271965" calcext:value-type="float">
            <text:p>24271965</text:p>
          </table:table-cell>
          <table:table-cell office:value-type="float" office:value="24283134" calcext:value-type="float">
            <text:p>24283134</text:p>
          </table:table-cell>
          <table:table-cell office:value-type="float" office:value="24326973" calcext:value-type="float">
            <text:p>24326973</text:p>
          </table:table-cell>
          <table:table-cell office:value-type="float" office:value="39672018" calcext:value-type="float">
            <text:p>39672018</text:p>
          </table:table-cell>
          <table:table-cell office:value-type="float" office:value="39689820" calcext:value-type="float">
            <text:p>39689820</text:p>
          </table:table-cell>
          <table:table-cell office:value-type="float" office:value="39749265" calcext:value-type="float">
            <text:p>39749265</text:p>
          </table:table-cell>
          <table:table-cell office:value-type="float" office:value="42348420" calcext:value-type="float">
            <text:p>42348420</text:p>
          </table:table-cell>
          <table:table-cell office:value-type="float" office:value="42365844" calcext:value-type="float">
            <text:p>42365844</text:p>
          </table:table-cell>
          <table:table-cell office:value-type="float" office:value="42382512" calcext:value-type="float">
            <text:p>42382512</text:p>
          </table:table-cell>
          <table:table-cell office:value-type="float" office:value="434" calcext:value-type="float">
            <text:p>434</text:p>
          </table:table-cell>
          <table:table-cell office:value-type="float" office:value="378" calcext:value-type="float">
            <text:p>378</text:p>
          </table:table-cell>
          <table:table-cell office:value-type="float" office:value="402" calcext:value-type="float">
            <text:p>4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kep503</text:p>
          </table:table-cell>
          <table:table-cell table:number-columns-repeated="8"/>
        </table:table-row>
        <table:table-row table:style-name="ro3">
          <table:table-cell office:value-type="float" office:value="94352247" calcext:value-type="float">
            <text:p>94352247</text:p>
          </table:table-cell>
          <table:table-cell office:value-type="float" office:value="94363056" calcext:value-type="float">
            <text:p>94363056</text:p>
          </table:table-cell>
          <table:table-cell office:value-type="float" office:value="94370067" calcext:value-type="float">
            <text:p>94370067</text:p>
          </table:table-cell>
          <table:table-cell office:value-type="float" office:value="11347452" calcext:value-type="float">
            <text:p>11347452</text:p>
          </table:table-cell>
          <table:table-cell office:value-type="float" office:value="11349963" calcext:value-type="float">
            <text:p>11349963</text:p>
          </table:table-cell>
          <table:table-cell office:value-type="float" office:value="11355354" calcext:value-type="float">
            <text:p>11355354</text:p>
          </table:table-cell>
          <table:table-cell office:value-type="float" office:value="32210631" calcext:value-type="float">
            <text:p>32210631</text:p>
          </table:table-cell>
          <table:table-cell office:value-type="float" office:value="32213997" calcext:value-type="float">
            <text:p>32213997</text:p>
          </table:table-cell>
          <table:table-cell office:value-type="float" office:value="32219757" calcext:value-type="float">
            <text:p>32219757</text:p>
          </table:table-cell>
          <table:table-cell office:value-type="float" office:value="1600" calcext:value-type="float">
            <text:p>1600</text:p>
          </table:table-cell>
          <table:table-cell office:value-type="float" office:value="1218" calcext:value-type="float">
            <text:p>1218</text:p>
          </table:table-cell>
          <table:table-cell office:value-type="float" office:value="1047" calcext:value-type="float">
            <text:p>10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ntrup4591761</text:p>
          </table:table-cell>
          <table:table-cell table:number-columns-repeated="8"/>
        </table:table-row>
        <table:table-row table:style-name="ro1">
          <table:table-cell office:value-type="float" office:value="28120365" calcext:value-type="float">
            <text:p>28120365</text:p>
          </table:table-cell>
          <table:table-cell office:value-type="float" office:value="28167462" calcext:value-type="float">
            <text:p>28167462</text:p>
          </table:table-cell>
          <table:table-cell office:value-type="float" office:value="28255230" calcext:value-type="float">
            <text:p>28255230</text:p>
          </table:table-cell>
          <table:table-cell office:value-type="float" office:value="1165428" calcext:value-type="float">
            <text:p>1165428</text:p>
          </table:table-cell>
          <table:table-cell office:value-type="float" office:value="1167156" calcext:value-type="float">
            <text:p>1167156</text:p>
          </table:table-cell>
          <table:table-cell office:value-type="float" office:value="1170486" calcext:value-type="float">
            <text:p>1170486</text:p>
          </table:table-cell>
          <table:table-cell office:value-type="float" office:value="2742381" calcext:value-type="float">
            <text:p>2742381</text:p>
          </table:table-cell>
          <table:table-cell office:value-type="float" office:value="2744208" calcext:value-type="float">
            <text:p>2744208</text:p>
          </table:table-cell>
          <table:table-cell office:value-type="float" office:value="2753469" calcext:value-type="float">
            <text:p>2753469</text:p>
          </table:table-cell>
          <table:table-cell office:value-type="float" office:value="1518" calcext:value-type="float">
            <text:p>1518</text:p>
          </table:table-cell>
          <table:table-cell office:value-type="float" office:value="994" calcext:value-type="float">
            <text:p>994</text:p>
          </table:table-cell>
          <table:table-cell office:value-type="float" office:value="897" calcext:value-type="float">
            <text:p>8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ntrup653</text:p>
          </table:table-cell>
          <table:table-cell table:number-columns-repeated="8"/>
        </table:table-row>
        <table:table-row table:style-name="ro1">
          <table:table-cell office:value-type="float" office:value="34935048" calcext:value-type="float">
            <text:p>34935048</text:p>
          </table:table-cell>
          <table:table-cell office:value-type="float" office:value="34959069" calcext:value-type="float">
            <text:p>34959069</text:p>
          </table:table-cell>
          <table:table-cell office:value-type="float" office:value="34973010" calcext:value-type="float">
            <text:p>34973010</text:p>
          </table:table-cell>
          <table:table-cell office:value-type="float" office:value="1554192" calcext:value-type="float">
            <text:p>1554192</text:p>
          </table:table-cell>
          <table:table-cell office:value-type="float" office:value="1556613" calcext:value-type="float">
            <text:p>1556613</text:p>
          </table:table-cell>
          <table:table-cell office:value-type="float" office:value="1561338" calcext:value-type="float">
            <text:p>1561338</text:p>
          </table:table-cell>
          <table:table-cell office:value-type="float" office:value="3265110" calcext:value-type="float">
            <text:p>3265110</text:p>
          </table:table-cell>
          <table:table-cell office:value-type="float" office:value="3266190" calcext:value-type="float">
            <text:p>3266190</text:p>
          </table:table-cell>
          <table:table-cell office:value-type="float" office:value="3274785" calcext:value-type="float">
            <text:p>3274785</text:p>
          </table:table-cell>
          <table:table-cell office:value-type="float" office:value="1763" calcext:value-type="float">
            <text:p>1763</text:p>
          </table:table-cell>
          <table:table-cell office:value-type="float" office:value="1158" calcext:value-type="float">
            <text:p>1158</text:p>
          </table:table-cell>
          <table:table-cell office:value-type="float" office:value="1039" calcext:value-type="float">
            <text:p>10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ntrup761</text:p>
          </table:table-cell>
          <table:table-cell table:number-columns-repeated="8"/>
        </table:table-row>
        <table:table-row table:style-name="ro1">
          <table:table-cell office:value-type="float" office:value="46882134" calcext:value-type="float">
            <text:p>46882134</text:p>
          </table:table-cell>
          <table:table-cell office:value-type="float" office:value="46909368" calcext:value-type="float">
            <text:p>46909368</text:p>
          </table:table-cell>
          <table:table-cell office:value-type="float" office:value="46998396" calcext:value-type="float">
            <text:p>46998396</text:p>
          </table:table-cell>
          <table:table-cell office:value-type="float" office:value="1949373" calcext:value-type="float">
            <text:p>1949373</text:p>
          </table:table-cell>
          <table:table-cell office:value-type="float" office:value="1953729" calcext:value-type="float">
            <text:p>1953729</text:p>
          </table:table-cell>
          <table:table-cell office:value-type="float" office:value="1958229" calcext:value-type="float">
            <text:p>1958229</text:p>
          </table:table-cell>
          <table:table-cell office:value-type="float" office:value="4625523" calcext:value-type="float">
            <text:p>4625523</text:p>
          </table:table-cell>
          <table:table-cell office:value-type="float" office:value="4632264" calcext:value-type="float">
            <text:p>4632264</text:p>
          </table:table-cell>
          <table:table-cell office:value-type="float" office:value="4789980" calcext:value-type="float">
            <text:p>4789980</text:p>
          </table:table-cell>
          <table:table-cell office:value-type="float" office:value="1999" calcext:value-type="float">
            <text:p>1999</text:p>
          </table:table-cell>
          <table:table-cell office:value-type="float" office:value="1322" calcext:value-type="float">
            <text:p>1322</text:p>
          </table:table-cell>
          <table:table-cell office:value-type="float" office:value="1184" calcext:value-type="float">
            <text:p>11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ntrup857</text:p>
          </table:table-cell>
          <table:table-cell table:number-columns-repeated="8"/>
        </table:table-row>
        <table:table-row table:style-name="ro3">
          <table:table-cell office:value-type="float" office:value="368640" calcext:value-type="float">
            <text:p>368640</text:p>
          </table:table-cell>
          <table:table-cell office:value-type="float" office:value="381726" calcext:value-type="float">
            <text:p>381726</text:p>
          </table:table-cell>
          <table:table-cell office:value-type="float" office:value="390654" calcext:value-type="float">
            <text:p>390654</text:p>
          </table:table-cell>
          <table:table-cell office:value-type="float" office:value="428517" calcext:value-type="float">
            <text:p>428517</text:p>
          </table:table-cell>
          <table:table-cell office:value-type="float" office:value="440982" calcext:value-type="float">
            <text:p>440982</text:p>
          </table:table-cell>
          <table:table-cell office:value-type="float" office:value="449586" calcext:value-type="float">
            <text:p>449586</text:p>
          </table:table-cell>
          <table:table-cell office:value-type="float" office:value="634734" calcext:value-type="float">
            <text:p>634734</text:p>
          </table:table-cell>
          <table:table-cell office:value-type="float" office:value="635256" calcext:value-type="float">
            <text:p>635256</text:p>
          </table:table-cell>
          <table:table-cell office:value-type="float" office:value="640062" calcext:value-type="float">
            <text:p>640062</text:p>
          </table:table-cell>
          <table:table-cell office:value-type="float" office:value="40" calcext:value-type="float">
            <text:p>40</text:p>
          </table:table-cell>
          <table:table-cell office:value-type="float" office:value="1584" calcext:value-type="float">
            <text:p>1584</text:p>
          </table:table-cell>
          <table:table-cell office:value-type="float" office:value="1697" calcext:value-type="float">
            <text:p>1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eebears1248r2cca</text:p>
          </table:table-cell>
          <table:table-cell table:number-columns-repeated="8"/>
        </table:table-row>
        <table:table-row table:style-name="ro3">
          <table:table-cell office:value-type="float" office:value="376182" calcext:value-type="float">
            <text:p>376182</text:p>
          </table:table-cell>
          <table:table-cell office:value-type="float" office:value="376902" calcext:value-type="float">
            <text:p>376902</text:p>
          </table:table-cell>
          <table:table-cell office:value-type="float" office:value="377388" calcext:value-type="float">
            <text:p>377388</text:p>
          </table:table-cell>
          <table:table-cell office:value-type="float" office:value="427221" calcext:value-type="float">
            <text:p>427221</text:p>
          </table:table-cell>
          <table:table-cell office:value-type="float" office:value="428031" calcext:value-type="float">
            <text:p>428031</text:p>
          </table:table-cell>
          <table:table-cell office:value-type="float" office:value="428967" calcext:value-type="float">
            <text:p>428967</text:p>
          </table:table-cell>
          <table:table-cell office:value-type="float" office:value="517509" calcext:value-type="float">
            <text:p>517509</text:p>
          </table:table-cell>
          <table:table-cell office:value-type="float" office:value="517797" calcext:value-type="float">
            <text:p>517797</text:p>
          </table:table-cell>
          <table:table-cell office:value-type="float" office:value="518418" calcext:value-type="float">
            <text:p>518418</text:p>
          </table:table-cell>
          <table:table-cell office:value-type="float" office:value="3184" calcext:value-type="float">
            <text:p>3184</text:p>
          </table:table-cell>
          <table:table-cell office:value-type="float" office:value="1584" calcext:value-type="float">
            <text:p>1584</text:p>
          </table:table-cell>
          <table:table-cell office:value-type="float" office:value="1697" calcext:value-type="float">
            <text:p>1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eebears1248r2ccax</text:p>
          </table:table-cell>
          <table:table-cell table:number-columns-repeated="8"/>
        </table:table-row>
        <table:table-row table:style-name="ro3">
          <table:table-cell office:value-type="float" office:value="117432" calcext:value-type="float">
            <text:p>117432</text:p>
          </table:table-cell>
          <table:table-cell office:value-type="float" office:value="117909" calcext:value-type="float">
            <text:p>117909</text:p>
          </table:table-cell>
          <table:table-cell office:value-type="float" office:value="118071" calcext:value-type="float">
            <text:p>118071</text:p>
          </table:table-cell>
          <table:table-cell office:value-type="float" office:value="154854" calcext:value-type="float">
            <text:p>154854</text:p>
          </table:table-cell>
          <table:table-cell office:value-type="float" office:value="155403" calcext:value-type="float">
            <text:p>155403</text:p>
          </table:table-cell>
          <table:table-cell office:value-type="float" office:value="155646" calcext:value-type="float">
            <text:p>155646</text:p>
          </table:table-cell>
          <table:table-cell office:value-type="float" office:value="273996" calcext:value-type="float">
            <text:p>273996</text:p>
          </table:table-cell>
          <table:table-cell office:value-type="float" office:value="275301" calcext:value-type="float">
            <text:p>275301</text:p>
          </table:table-cell>
          <table:table-cell office:value-type="float" office:value="275796" calcext:value-type="float">
            <text:p>275796</text:p>
          </table:table-cell>
          <table:table-cell office:value-type="float" office:value="40" calcext:value-type="float">
            <text:p>40</text:p>
          </table:table-cell>
          <table:table-cell office:value-type="float" office:value="804" calcext:value-type="float">
            <text:p>804</text:p>
          </table:table-cell>
          <table:table-cell office:value-type="float" office:value="917" calcext:value-type="float">
            <text:p>9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eebears624r2cca</text:p>
          </table:table-cell>
          <table:table-cell table:number-columns-repeated="8"/>
        </table:table-row>
        <table:table-row table:style-name="ro3">
          <table:table-cell office:value-type="float" office:value="122517" calcext:value-type="float">
            <text:p>122517</text:p>
          </table:table-cell>
          <table:table-cell office:value-type="float" office:value="122634" calcext:value-type="float">
            <text:p>122634</text:p>
          </table:table-cell>
          <table:table-cell office:value-type="float" office:value="122877" calcext:value-type="float">
            <text:p>122877</text:p>
          </table:table-cell>
          <table:table-cell office:value-type="float" office:value="155601" calcext:value-type="float">
            <text:p>155601</text:p>
          </table:table-cell>
          <table:table-cell office:value-type="float" office:value="155799" calcext:value-type="float">
            <text:p>155799</text:p>
          </table:table-cell>
          <table:table-cell office:value-type="float" office:value="156006" calcext:value-type="float">
            <text:p>156006</text:p>
          </table:table-cell>
          <table:table-cell office:value-type="float" office:value="210204" calcext:value-type="float">
            <text:p>210204</text:p>
          </table:table-cell>
          <table:table-cell office:value-type="float" office:value="210384" calcext:value-type="float">
            <text:p>210384</text:p>
          </table:table-cell>
          <table:table-cell office:value-type="float" office:value="210717" calcext:value-type="float">
            <text:p>210717</text:p>
          </table:table-cell>
          <table:table-cell office:value-type="float" office:value="1624" calcext:value-type="float">
            <text:p>1624</text:p>
          </table:table-cell>
          <table:table-cell office:value-type="float" office:value="804" calcext:value-type="float">
            <text:p>804</text:p>
          </table:table-cell>
          <table:table-cell office:value-type="float" office:value="917" calcext:value-type="float">
            <text:p>9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eebears624r2ccax</text:p>
          </table:table-cell>
          <table:table-cell table:number-columns-repeated="8"/>
        </table:table-row>
        <table:table-row table:style-name="ro3">
          <table:table-cell office:value-type="float" office:value="222534" calcext:value-type="float">
            <text:p>222534</text:p>
          </table:table-cell>
          <table:table-cell office:value-type="float" office:value="223290" calcext:value-type="float">
            <text:p>223290</text:p>
          </table:table-cell>
          <table:table-cell office:value-type="float" office:value="234675" calcext:value-type="float">
            <text:p>234675</text:p>
          </table:table-cell>
          <table:table-cell office:value-type="float" office:value="270072" calcext:value-type="float">
            <text:p>270072</text:p>
          </table:table-cell>
          <table:table-cell office:value-type="float" office:value="270621" calcext:value-type="float">
            <text:p>270621</text:p>
          </table:table-cell>
          <table:table-cell office:value-type="float" office:value="282861" calcext:value-type="float">
            <text:p>282861</text:p>
          </table:table-cell>
          <table:table-cell office:value-type="float" office:value="432099" calcext:value-type="float">
            <text:p>432099</text:p>
          </table:table-cell>
          <table:table-cell office:value-type="float" office:value="432486" calcext:value-type="float">
            <text:p>432486</text:p>
          </table:table-cell>
          <table:table-cell office:value-type="float" office:value="432891" calcext:value-type="float">
            <text:p>432891</text:p>
          </table:table-cell>
          <table:table-cell office:value-type="float" office:value="40" calcext:value-type="float">
            <text:p>40</text:p>
          </table:table-cell>
          <table:table-cell office:value-type="float" office:value="1194" calcext:value-type="float">
            <text:p>1194</text:p>
          </table:table-cell>
          <table:table-cell office:value-type="float" office:value="1307" calcext:value-type="float">
            <text:p>13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eebears936r2cca</text:p>
          </table:table-cell>
          <table:table-cell table:number-columns-repeated="8"/>
        </table:table-row>
        <table:table-row table:style-name="ro3">
          <table:table-cell office:value-type="float" office:value="229680" calcext:value-type="float">
            <text:p>229680</text:p>
          </table:table-cell>
          <table:table-cell office:value-type="float" office:value="230022" calcext:value-type="float">
            <text:p>230022</text:p>
          </table:table-cell>
          <table:table-cell office:value-type="float" office:value="230346" calcext:value-type="float">
            <text:p>230346</text:p>
          </table:table-cell>
          <table:table-cell office:value-type="float" office:value="270693" calcext:value-type="float">
            <text:p>270693</text:p>
          </table:table-cell>
          <table:table-cell office:value-type="float" office:value="271170" calcext:value-type="float">
            <text:p>271170</text:p>
          </table:table-cell>
          <table:table-cell office:value-type="float" office:value="271431" calcext:value-type="float">
            <text:p>271431</text:p>
          </table:table-cell>
          <table:table-cell office:value-type="float" office:value="344754" calcext:value-type="float">
            <text:p>344754</text:p>
          </table:table-cell>
          <table:table-cell office:value-type="float" office:value="345501" calcext:value-type="float">
            <text:p>345501</text:p>
          </table:table-cell>
          <table:table-cell office:value-type="float" office:value="348840" calcext:value-type="float">
            <text:p>348840</text:p>
          </table:table-cell>
          <table:table-cell office:value-type="float" office:value="2404" calcext:value-type="float">
            <text:p>2404</text:p>
          </table:table-cell>
          <table:table-cell office:value-type="float" office:value="1194" calcext:value-type="float">
            <text:p>1194</text:p>
          </table:table-cell>
          <table:table-cell office:value-type="float" office:value="1307" calcext:value-type="float">
            <text:p>13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eebears936r2ccax</text:p>
          </table:table-cell>
          <table:table-cell table:number-columns-repeated="8"/>
        </table:table-row>
        <table:table-row table:style-name="ro1">
          <table:table-cell office:value-type="float" office:value="4179492" calcext:value-type="float">
            <text:p>4179492</text:p>
          </table:table-cell>
          <table:table-cell office:value-type="float" office:value="4188510" calcext:value-type="float">
            <text:p>4188510</text:p>
          </table:table-cell>
          <table:table-cell office:value-type="float" office:value="4200921" calcext:value-type="float">
            <text:p>4200921</text:p>
          </table:table-cell>
          <table:table-cell office:value-type="float" office:value="3914982" calcext:value-type="float">
            <text:p>3914982</text:p>
          </table:table-cell>
          <table:table-cell office:value-type="float" office:value="3921885" calcext:value-type="float">
            <text:p>3921885</text:p>
          </table:table-cell>
          <table:table-cell office:value-type="float" office:value="3931587" calcext:value-type="float">
            <text:p>3931587</text:p>
          </table:table-cell>
          <table:table-cell office:value-type="float" office:value="4565043" calcext:value-type="float">
            <text:p>4565043</text:p>
          </table:table-cell>
          <table:table-cell office:value-type="float" office:value="4568922" calcext:value-type="float">
            <text:p>4568922</text:p>
          </table:table-cell>
          <table:table-cell office:value-type="float" office:value="4581999" calcext:value-type="float">
            <text:p>4581999</text:p>
          </table:table-cell>
          <table:table-cell office:value-type="float" office:value="20544" calcext:value-type="float">
            <text:p>20544</text:p>
          </table:table-cell>
          <table:table-cell office:value-type="float" office:value="20512" calcext:value-type="float">
            <text:p>20512</text:p>
          </table:table-cell>
          <table:table-cell office:value-type="float" office:value="6048" calcext:value-type="float">
            <text:p>60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taniumccahi</text:p>
          </table:table-cell>
          <table:table-cell table:number-columns-repeated="8"/>
        </table:table-row>
        <table:table-row table:style-name="ro3">
          <table:table-cell office:value-type="float" office:value="2791845" calcext:value-type="float">
            <text:p>2791845</text:p>
          </table:table-cell>
          <table:table-cell office:value-type="float" office:value="2794815" calcext:value-type="float">
            <text:p>2794815</text:p>
          </table:table-cell>
          <table:table-cell office:value-type="float" office:value="2805579" calcext:value-type="float">
            <text:p>2805579</text:p>
          </table:table-cell>
          <table:table-cell office:value-type="float" office:value="2519973" calcext:value-type="float">
            <text:p>2519973</text:p>
          </table:table-cell>
          <table:table-cell office:value-type="float" office:value="2521422" calcext:value-type="float">
            <text:p>2521422</text:p>
          </table:table-cell>
          <table:table-cell office:value-type="float" office:value="2532267" calcext:value-type="float">
            <text:p>2532267</text:p>
          </table:table-cell>
          <table:table-cell office:value-type="float" office:value="2894526" calcext:value-type="float">
            <text:p>2894526</text:p>
          </table:table-cell>
          <table:table-cell office:value-type="float" office:value="2896137" calcext:value-type="float">
            <text:p>2896137</text:p>
          </table:table-cell>
          <table:table-cell office:value-type="float" office:value="2908287" calcext:value-type="float">
            <text:p>2908287</text:p>
          </table:table-cell>
          <table:table-cell office:value-type="float" office:value="14752" calcext:value-type="float">
            <text:p>14752</text:p>
          </table:table-cell>
          <table:table-cell office:value-type="float" office:value="14720" calcext:value-type="float">
            <text:p>14720</text:p>
          </table:table-cell>
          <table:table-cell office:value-type="float" office:value="3008" calcext:value-type="float">
            <text:p>3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taniumccalite</text:p>
          </table:table-cell>
          <table:table-cell table:number-columns-repeated="8"/>
        </table:table-row>
        <table:table-row table:style-name="ro3">
          <table:table-cell office:value-type="float" office:value="3990168" calcext:value-type="float">
            <text:p>3990168</text:p>
          </table:table-cell>
          <table:table-cell office:value-type="float" office:value="3994227" calcext:value-type="float">
            <text:p>3994227</text:p>
          </table:table-cell>
          <table:table-cell office:value-type="float" office:value="4006728" calcext:value-type="float">
            <text:p>4006728</text:p>
          </table:table-cell>
          <table:table-cell office:value-type="float" office:value="3737097" calcext:value-type="float">
            <text:p>3737097</text:p>
          </table:table-cell>
          <table:table-cell office:value-type="float" office:value="3739275" calcext:value-type="float">
            <text:p>3739275</text:p>
          </table:table-cell>
          <table:table-cell office:value-type="float" office:value="3749445" calcext:value-type="float">
            <text:p>3749445</text:p>
          </table:table-cell>
          <table:table-cell office:value-type="float" office:value="4243635" calcext:value-type="float">
            <text:p>4243635</text:p>
          </table:table-cell>
          <table:table-cell office:value-type="float" office:value="4247973" calcext:value-type="float">
            <text:p>4247973</text:p>
          </table:table-cell>
          <table:table-cell office:value-type="float" office:value="4260645" calcext:value-type="float">
            <text:p>4260645</text:p>
          </table:table-cell>
          <table:table-cell office:value-type="float" office:value="18304" calcext:value-type="float">
            <text:p>18304</text:p>
          </table:table-cell>
          <table:table-cell office:value-type="float" office:value="18272" calcext:value-type="float">
            <text:p>18272</text:p>
          </table:table-cell>
          <table:table-cell office:value-type="float" office:value="4544" calcext:value-type="float">
            <text:p>45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taniumccamed</text:p>
          </table:table-cell>
          <table:table-cell table:number-columns-repeated="8"/>
        </table:table-row>
        <table:table-row table:style-name="ro3">
          <table:table-cell office:value-type="float" office:value="3612159" calcext:value-type="float">
            <text:p>3612159</text:p>
          </table:table-cell>
          <table:table-cell office:value-type="float" office:value="3615570" calcext:value-type="float">
            <text:p>3615570</text:p>
          </table:table-cell>
          <table:table-cell office:value-type="float" office:value="3626262" calcext:value-type="float">
            <text:p>3626262</text:p>
          </table:table-cell>
          <table:table-cell office:value-type="float" office:value="2850705" calcext:value-type="float">
            <text:p>2850705</text:p>
          </table:table-cell>
          <table:table-cell office:value-type="float" office:value="2852883" calcext:value-type="float">
            <text:p>2852883</text:p>
          </table:table-cell>
          <table:table-cell office:value-type="float" office:value="2864061" calcext:value-type="float">
            <text:p>2864061</text:p>
          </table:table-cell>
          <table:table-cell office:value-type="float" office:value="3305331" calcext:value-type="float">
            <text:p>3305331</text:p>
          </table:table-cell>
          <table:table-cell office:value-type="float" office:value="3306276" calcext:value-type="float">
            <text:p>3306276</text:p>
          </table:table-cell>
          <table:table-cell office:value-type="float" office:value="3319488" calcext:value-type="float">
            <text:p>3319488</text:p>
          </table:table-cell>
          <table:table-cell office:value-type="float" office:value="16384" calcext:value-type="float">
            <text:p>16384</text:p>
          </table:table-cell>
          <table:table-cell office:value-type="float" office:value="16352" calcext:value-type="float">
            <text:p>16352</text:p>
          </table:table-cell>
          <table:table-cell office:value-type="float" office:value="3552" calcext:value-type="float">
            <text:p>35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taniumccastd</text:p>
          </table:table-cell>
          <table:table-cell table:number-columns-repeated="8"/>
        </table:table-row>
        <table:table-row table:style-name="ro3">
          <table:table-cell office:value-type="float" office:value="6077826" calcext:value-type="float">
            <text:p>6077826</text:p>
          </table:table-cell>
          <table:table-cell office:value-type="float" office:value="6087924" calcext:value-type="float">
            <text:p>6087924</text:p>
          </table:table-cell>
          <table:table-cell office:value-type="float" office:value="6093162" calcext:value-type="float">
            <text:p>6093162</text:p>
          </table:table-cell>
          <table:table-cell office:value-type="float" office:value="5704452" calcext:value-type="float">
            <text:p>5704452</text:p>
          </table:table-cell>
          <table:table-cell office:value-type="float" office:value="5714055" calcext:value-type="float">
            <text:p>5714055</text:p>
          </table:table-cell>
          <table:table-cell office:value-type="float" office:value="5717286" calcext:value-type="float">
            <text:p>5717286</text:p>
          </table:table-cell>
          <table:table-cell office:value-type="float" office:value="6660108" calcext:value-type="float">
            <text:p>6660108</text:p>
          </table:table-cell>
          <table:table-cell office:value-type="float" office:value="6672510" calcext:value-type="float">
            <text:p>6672510</text:p>
          </table:table-cell>
          <table:table-cell office:value-type="float" office:value="6675714" calcext:value-type="float">
            <text:p>6675714</text:p>
          </table:table-cell>
          <table:table-cell office:value-type="float" office:value="26944" calcext:value-type="float">
            <text:p>26944</text:p>
          </table:table-cell>
          <table:table-cell office:value-type="float" office:value="26912" calcext:value-type="float">
            <text:p>26912</text:p>
          </table:table-cell>
          <table:table-cell office:value-type="float" office:value="8352" calcext:value-type="float">
            <text:p>83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taniumccasuper</text:p>
          </table:table-cell>
          <table:table-cell table:number-columns-repeated="8"/>
        </table:table-row>
        <table:table-row table:style-name="ro3">
          <table:table-cell office:value-type="float" office:value="2486115" calcext:value-type="float">
            <text:p>2486115</text:p>
          </table:table-cell>
          <table:table-cell office:value-type="float" office:value="2489481" calcext:value-type="float">
            <text:p>2489481</text:p>
          </table:table-cell>
          <table:table-cell office:value-type="float" office:value="2498346" calcext:value-type="float">
            <text:p>2498346</text:p>
          </table:table-cell>
          <table:table-cell office:value-type="float" office:value="1835622" calcext:value-type="float">
            <text:p>1835622</text:p>
          </table:table-cell>
          <table:table-cell office:value-type="float" office:value="1836684" calcext:value-type="float">
            <text:p>1836684</text:p>
          </table:table-cell>
          <table:table-cell office:value-type="float" office:value="1838322" calcext:value-type="float">
            <text:p>1838322</text:p>
          </table:table-cell>
          <table:table-cell office:value-type="float" office:value="2153547" calcext:value-type="float">
            <text:p>2153547</text:p>
          </table:table-cell>
          <table:table-cell office:value-type="float" office:value="2155635" calcext:value-type="float">
            <text:p>2155635</text:p>
          </table:table-cell>
          <table:table-cell office:value-type="float" office:value="2162772" calcext:value-type="float">
            <text:p>2162772</text:p>
          </table:table-cell>
          <table:table-cell office:value-type="float" office:value="12224" calcext:value-type="float">
            <text:p>12224</text:p>
          </table:table-cell>
          <table:table-cell office:value-type="float" office:value="12192" calcext:value-type="float">
            <text:p>12192</text:p>
          </table:table-cell>
          <table:table-cell office:value-type="float" office:value="2720" calcext:value-type="float">
            <text:p>27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taniumccatoy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</table:table-row>
      </table:table>
      <table:named-expressions/>
      <table:database-ranges>
        <table:database-range table:name="__Anonymous_Sheet_DB__0" table:target-range-address="Sheet1.U1:Sheet1.V1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5:32:14.317607771</meta:creation-date>
    <dc:date>2020-06-11T15:48:17.667041541</dc:date>
    <meta:editing-duration>PT3M11S</meta:editing-duration>
    <meta:editing-cycles>3</meta:editing-cycles>
    <meta:generator>LibreOffice/6.4.4.2$Linux_X86_64 LibreOffice_project/40$Build-2</meta:generator>
    <meta:document-statistic meta:table-count="1" meta:cell-count="2339" meta:object-count="0"/>
  </office:meta>
</office:document-meta>
</file>